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2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Obama</text:p>
          </table:table-cell>
          <table:table-cell office:value-type="string" calcext:value-type="string">
            <text:p>Romney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Stei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float" office:value="795696" calcext:value-type="float">
            <text:p>795696</text:p>
          </table:table-cell>
          <table:table-cell office:value-type="float" office:value="1255925" calcext:value-type="float">
            <text:p>1255925</text:p>
          </table:table-cell>
          <table:table-cell office:value-type="float" office:value="12328" calcext:value-type="float">
            <text:p>12328</text:p>
          </table:table-cell>
          <table:table-cell office:value-type="float" office:value="3397" calcext:value-type="float">
            <text:p>3397</text:p>
          </table:table-cell>
          <table:table-cell office:value-type="float" office:value="6992" calcext:value-type="float">
            <text:p>6992</text:p>
          </table:table-cell>
        </table:table-row>
        <table:table-row table:style-name="ro1">
          <table:table-cell office:value-type="string" calcext:value-type="string">
            <text:p>Alaska</text:p>
          </table:table-cell>
          <table:table-cell office:value-type="float" office:value="122640" calcext:value-type="float">
            <text:p>122640</text:p>
          </table:table-cell>
          <table:table-cell office:value-type="float" office:value="164676" calcext:value-type="float">
            <text:p>164676</text:p>
          </table:table-cell>
          <table:table-cell office:value-type="float" office:value="7392" calcext:value-type="float">
            <text:p>7392</text:p>
          </table:table-cell>
          <table:table-cell office:value-type="float" office:value="2917" calcext:value-type="float">
            <text:p>2917</text:p>
          </table:table-cell>
          <table:table-cell office:value-type="float" office:value="2870" calcext:value-type="float">
            <text:p>2870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office:value-type="float" office:value="1025232" calcext:value-type="float">
            <text:p>1025232</text:p>
          </table:table-cell>
          <table:table-cell office:value-type="float" office:value="1233654" calcext:value-type="float">
            <text:p>1233654</text:p>
          </table:table-cell>
          <table:table-cell office:value-type="float" office:value="32100" calcext:value-type="float">
            <text:p>32100</text:p>
          </table:table-cell>
          <table:table-cell office:value-type="float" office:value="7816" calcext:value-type="float">
            <text:p>7816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float" office:value="394409" calcext:value-type="float">
            <text:p>394409</text:p>
          </table:table-cell>
          <table:table-cell office:value-type="float" office:value="647744" calcext:value-type="float">
            <text:p>647744</text:p>
          </table:table-cell>
          <table:table-cell office:value-type="float" office:value="16276" calcext:value-type="float">
            <text:p>16276</text:p>
          </table:table-cell>
          <table:table-cell office:value-type="float" office:value="9305" calcext:value-type="float">
            <text:p>9305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7854285" calcext:value-type="float">
            <text:p>7854285</text:p>
          </table:table-cell>
          <table:table-cell office:value-type="float" office:value="4839958" calcext:value-type="float">
            <text:p>4839958</text:p>
          </table:table-cell>
          <table:table-cell office:value-type="float" office:value="143221" calcext:value-type="float">
            <text:p>143221</text:p>
          </table:table-cell>
          <table:table-cell office:value-type="float" office:value="85638" calcext:value-type="float">
            <text:p>85638</text:p>
          </table:table-cell>
          <table:table-cell office:value-type="float" office:value="115445" calcext:value-type="float">
            <text:p>115445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float" office:value="1323101" calcext:value-type="float">
            <text:p>1323101</text:p>
          </table:table-cell>
          <table:table-cell office:value-type="float" office:value="1185243" calcext:value-type="float">
            <text:p>1185243</text:p>
          </table:table-cell>
          <table:table-cell office:value-type="float" office:value="35545" calcext:value-type="float">
            <text:p>35545</text:p>
          </table:table-cell>
          <table:table-cell office:value-type="float" office:value="7508" calcext:value-type="float">
            <text:p>7508</text:p>
          </table:table-cell>
          <table:table-cell office:value-type="float" office:value="18121" calcext:value-type="float">
            <text:p>18121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float" office:value="905083" calcext:value-type="float">
            <text:p>905083</text:p>
          </table:table-cell>
          <table:table-cell office:value-type="float" office:value="634892" calcext:value-type="float">
            <text:p>634892</text:p>
          </table:table-cell>
          <table:table-cell office:value-type="float" office:value="12580" calcext:value-type="float">
            <text:p>12580</text:p>
          </table:table-cell>
          <table:table-cell office:value-type="float" office:value="863" calcext:value-type="float">
            <text:p>863</text:p>
          </table:table-cell>
          <table:table-cell office:value-type="float" office:value="5542" calcext:value-type="float">
            <text:p>5542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float" office:value="242584" calcext:value-type="float">
            <text:p>242584</text:p>
          </table:table-cell>
          <table:table-cell office:value-type="float" office:value="165484" calcext:value-type="float">
            <text:p>165484</text:p>
          </table:table-cell>
          <table:table-cell office:value-type="float" office:value="3882" calcext:value-type="float">
            <text:p>3882</text:p>
          </table:table-cell>
          <table:table-cell office:value-type="float" office:value="1940" calcext:value-type="float">
            <text:p>19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istrict of Columbia </text:p>
          </table:table-cell>
          <table:table-cell office:value-type="float" office:value="267070" calcext:value-type="float">
            <text:p>267070</text:p>
          </table:table-cell>
          <table:table-cell office:value-type="float" office:value="21381" calcext:value-type="float">
            <text:p>21381</text:p>
          </table:table-cell>
          <table:table-cell office:value-type="float" office:value="2083" calcext:value-type="float">
            <text:p>2083</text:p>
          </table:table-cell>
          <table:table-cell office:value-type="float" office:value="2458" calcext:value-type="float">
            <text:p>2458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float" office:value="4237756" calcext:value-type="float">
            <text:p>4237756</text:p>
          </table:table-cell>
          <table:table-cell office:value-type="float" office:value="4163447" calcext:value-type="float">
            <text:p>4163447</text:p>
          </table:table-cell>
          <table:table-cell office:value-type="float" office:value="44726" calcext:value-type="float">
            <text:p>44726</text:p>
          </table:table-cell>
          <table:table-cell office:value-type="float" office:value="8947" calcext:value-type="float">
            <text:p>8947</text:p>
          </table:table-cell>
          <table:table-cell office:value-type="float" office:value="19303" calcext:value-type="float">
            <text:p>19303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1773827" calcext:value-type="float">
            <text:p>1773827</text:p>
          </table:table-cell>
          <table:table-cell office:value-type="float" office:value="2078688" calcext:value-type="float">
            <text:p>2078688</text:p>
          </table:table-cell>
          <table:table-cell office:value-type="float" office:value="45324" calcext:value-type="float">
            <text:p>45324</text:p>
          </table:table-cell>
          <table:table-cell office:value-type="float" office:value="1516" calcext:value-type="float">
            <text:p>1516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string" calcext:value-type="string">
            <text:p>Hawaii</text:p>
          </table:table-cell>
          <table:table-cell office:value-type="float" office:value="306658" calcext:value-type="float">
            <text:p>306658</text:p>
          </table:table-cell>
          <table:table-cell office:value-type="float" office:value="121015" calcext:value-type="float">
            <text:p>121015</text:p>
          </table:table-cell>
          <table:table-cell office:value-type="float" office:value="3840" calcext:value-type="float">
            <text:p>3840</text:p>
          </table:table-cell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aho</text:p>
          </table:table-cell>
          <table:table-cell office:value-type="float" office:value="212787" calcext:value-type="float">
            <text:p>212787</text:p>
          </table:table-cell>
          <table:table-cell office:value-type="float" office:value="420911" calcext:value-type="float">
            <text:p>420911</text:p>
          </table:table-cell>
          <table:table-cell office:value-type="float" office:value="9453" calcext:value-type="float">
            <text:p>9453</text:p>
          </table:table-cell>
          <table:table-cell office:value-type="float" office:value="4402" calcext:value-type="float">
            <text:p>4402</text:p>
          </table:table-cell>
          <table:table-cell office:value-type="float" office:value="4721" calcext:value-type="float">
            <text:p>4721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float" office:value="3019512" calcext:value-type="float">
            <text:p>3019512</text:p>
          </table:table-cell>
          <table:table-cell office:value-type="float" office:value="2135216" calcext:value-type="float">
            <text:p>2135216</text:p>
          </table:table-cell>
          <table:table-cell office:value-type="float" office:value="56229" calcext:value-type="float">
            <text:p>56229</text:p>
          </table:table-cell>
          <table:table-cell office:value-type="float" office:value="30222" calcext:value-type="float">
            <text:p>30222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float" office:value="1152887" calcext:value-type="float">
            <text:p>1152887</text:p>
          </table:table-cell>
          <table:table-cell office:value-type="float" office:value="1420543" calcext:value-type="float">
            <text:p>1420543</text:p>
          </table:table-cell>
          <table:table-cell office:value-type="float" office:value="50111" calcext:value-type="float">
            <text:p>50111</text:p>
          </table:table-cell>
          <table:table-cell office:value-type="float" office:value="625" calcext:value-type="float">
            <text:p>625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Iowa</text:p>
          </table:table-cell>
          <table:table-cell office:value-type="float" office:value="822544" calcext:value-type="float">
            <text:p>822544</text:p>
          </table:table-cell>
          <table:table-cell office:value-type="float" office:value="730617" calcext:value-type="float">
            <text:p>730617</text:p>
          </table:table-cell>
          <table:table-cell office:value-type="float" office:value="12926" calcext:value-type="float">
            <text:p>12926</text:p>
          </table:table-cell>
          <table:table-cell office:value-type="float" office:value="3769" calcext:value-type="float">
            <text:p>3769</text:p>
          </table:table-cell>
          <table:table-cell office:value-type="float" office:value="12324" calcext:value-type="float">
            <text:p>12324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float" office:value="440726" calcext:value-type="float">
            <text:p>440726</text:p>
          </table:table-cell>
          <table:table-cell office:value-type="float" office:value="692634" calcext:value-type="float">
            <text:p>692634</text:p>
          </table:table-cell>
          <table:table-cell office:value-type="float" office:value="20456" calcext:value-type="float">
            <text:p>20456</text:p>
          </table:table-cell>
          <table:table-cell office:value-type="float" office:value="714" calcext:value-type="float">
            <text:p>714</text:p>
          </table:table-cell>
          <table:table-cell office:value-type="float" office:value="5441" calcext:value-type="float">
            <text:p>5441</text:p>
          </table:table-cell>
        </table:table-row>
        <table:table-row table:style-name="ro1">
          <table:table-cell office:value-type="string" calcext:value-type="string">
            <text:p>Kentucky</text:p>
          </table:table-cell>
          <table:table-cell office:value-type="float" office:value="679370" calcext:value-type="float">
            <text:p>679370</text:p>
          </table:table-cell>
          <table:table-cell office:value-type="float" office:value="1087190" calcext:value-type="float">
            <text:p>1087190</text:p>
          </table:table-cell>
          <table:table-cell office:value-type="float" office:value="17063" calcext:value-type="float">
            <text:p>17063</text:p>
          </table:table-cell>
          <table:table-cell office:value-type="float" office:value="6337" calcext:value-type="float">
            <text:p>6337</text:p>
          </table:table-cell>
          <table:table-cell office:value-type="float" office:value="7252" calcext:value-type="float">
            <text:p>7252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float" office:value="809141" calcext:value-type="float">
            <text:p>809141</text:p>
          </table:table-cell>
          <table:table-cell office:value-type="float" office:value="1152262" calcext:value-type="float">
            <text:p>1152262</text:p>
          </table:table-cell>
          <table:table-cell office:value-type="float" office:value="18157" calcext:value-type="float">
            <text:p>18157</text:p>
          </table:table-cell>
          <table:table-cell office:value-type="float" office:value="6978" calcext:value-type="float">
            <text:p>6978</text:p>
          </table:table-cell>
          <table:table-cell office:value-type="float" office:value="7527" calcext:value-type="float">
            <text:p>7527</text:p>
          </table:table-cell>
        </table:table-row>
        <table:table-row table:style-name="ro1">
          <table:table-cell office:value-type="string" calcext:value-type="string">
            <text:p>Maine</text:p>
          </table:table-cell>
          <table:table-cell office:value-type="float" office:value="401306" calcext:value-type="float">
            <text:p>401306</text:p>
          </table:table-cell>
          <table:table-cell office:value-type="float" office:value="292276" calcext:value-type="float">
            <text:p>292276</text:p>
          </table:table-cell>
          <table:table-cell office:value-type="float" office:value="9352" calcext:value-type="float">
            <text:p>9352</text:p>
          </table:table-cell>
          <table:table-cell office:value-type="float" office:value="8119" calcext:value-type="float">
            <text:p>8119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float" office:value="1677844" calcext:value-type="float">
            <text:p>1677844</text:p>
          </table:table-cell>
          <table:table-cell office:value-type="float" office:value="971869" calcext:value-type="float">
            <text:p>971869</text:p>
          </table:table-cell>
          <table:table-cell office:value-type="float" office:value="30195" calcext:value-type="float">
            <text:p>30195</text:p>
          </table:table-cell>
          <table:table-cell office:value-type="float" office:value="17110" calcext:value-type="float">
            <text:p>17110</text:p>
          </table:table-cell>
          <table:table-cell office:value-type="float" office:value="10309" calcext:value-type="float">
            <text:p>10309</text:p>
          </table:table-cell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float" office:value="1921290" calcext:value-type="float">
            <text:p>1921290</text:p>
          </table:table-cell>
          <table:table-cell office:value-type="float" office:value="1188314" calcext:value-type="float">
            <text:p>1188314</text:p>
          </table:table-cell>
          <table:table-cell office:value-type="float" office:value="30920" calcext:value-type="float">
            <text:p>30920</text:p>
          </table:table-cell>
          <table:table-cell office:value-type="float" office:value="20691" calcext:value-type="float">
            <text:p>20691</text:p>
          </table:table-cell>
          <table:table-cell office:value-type="float" office:value="6552" calcext:value-type="float">
            <text:p>6552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float" office:value="2564569" calcext:value-type="float">
            <text:p>2564569</text:p>
          </table:table-cell>
          <table:table-cell office:value-type="float" office:value="2115256" calcext:value-type="float">
            <text:p>2115256</text:p>
          </table:table-cell>
          <table:table-cell office:value-type="float" office:value="7774" calcext:value-type="float">
            <text:p>7774</text:p>
          </table:table-cell>
          <table:table-cell office:value-type="float" office:value="21897" calcext:value-type="float">
            <text:p>21897</text:p>
          </table:table-cell>
          <table:table-cell office:value-type="float" office:value="21465" calcext:value-type="float">
            <text:p>21465</text:p>
          </table:table-cell>
        </table:table-row>
        <table:table-row table:style-name="ro1">
          <table:table-cell office:value-type="string" calcext:value-type="string">
            <text:p>Minnesota</text:p>
          </table:table-cell>
          <table:table-cell office:value-type="float" office:value="1546167" calcext:value-type="float">
            <text:p>1546167</text:p>
          </table:table-cell>
          <table:table-cell office:value-type="float" office:value="1320225" calcext:value-type="float">
            <text:p>1320225</text:p>
          </table:table-cell>
          <table:table-cell office:value-type="float" office:value="35098" calcext:value-type="float">
            <text:p>35098</text:p>
          </table:table-cell>
          <table:table-cell office:value-type="float" office:value="13023" calcext:value-type="float">
            <text:p>13023</text:p>
          </table:table-cell>
          <table:table-cell office:value-type="float" office:value="22048" calcext:value-type="float">
            <text:p>22048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float" office:value="562949" calcext:value-type="float">
            <text:p>562949</text:p>
          </table:table-cell>
          <table:table-cell office:value-type="float" office:value="710746" calcext:value-type="float">
            <text:p>710746</text:p>
          </table:table-cell>
          <table:table-cell office:value-type="float" office:value="6676" calcext:value-type="float">
            <text:p>6676</text:p>
          </table:table-cell>
          <table:table-cell office:value-type="float" office:value="1588" calcext:value-type="float">
            <text:p>1588</text:p>
          </table:table-cell>
          <table:table-cell office:value-type="float" office:value="3625" calcext:value-type="float">
            <text:p>3625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 office:value-type="float" office:value="1223796" calcext:value-type="float">
            <text:p>1223796</text:p>
          </table:table-cell>
          <table:table-cell office:value-type="float" office:value="1482440" calcext:value-type="float">
            <text:p>1482440</text:p>
          </table:table-cell>
          <table:table-cell office:value-type="float" office:value="43151" calcext:value-type="float">
            <text:p>43151</text:p>
          </table:table-cell>
          <table:table-cell office:value-type="float" office:value="0" calcext:value-type="float">
            <text:p>0</text:p>
          </table:table-cell>
          <table:table-cell office:value-type="float" office:value="7936" calcext:value-type="float">
            <text:p>7936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office:value-type="float" office:value="201839" calcext:value-type="float">
            <text:p>201839</text:p>
          </table:table-cell>
          <table:table-cell office:value-type="float" office:value="267928" calcext:value-type="float">
            <text:p>267928</text:p>
          </table:table-cell>
          <table:table-cell office:value-type="float" office:value="14165" calcext:value-type="float">
            <text:p>1416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Nebraska</text:p>
          </table:table-cell>
          <table:table-cell office:value-type="float" office:value="302081" calcext:value-type="float">
            <text:p>302081</text:p>
          </table:table-cell>
          <table:table-cell office:value-type="float" office:value="475064" calcext:value-type="float">
            <text:p>475064</text:p>
          </table:table-cell>
          <table:table-cell office:value-type="float" office:value="11109" calcext:value-type="float">
            <text:p>11109</text:p>
          </table:table-cell>
          <table:table-cell office:value-type="float" office:value="0" calcext:value-type="float">
            <text:p>0</text:p>
          </table:table-cell>
          <table:table-cell office:value-type="float" office:value="6125" calcext:value-type="float">
            <text:p>6125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float" office:value="531373" calcext:value-type="float">
            <text:p>531373</text:p>
          </table:table-cell>
          <table:table-cell office:value-type="float" office:value="463567" calcext:value-type="float">
            <text:p>463567</text:p>
          </table:table-cell>
          <table:table-cell office:value-type="float" office:value="10968" calcext:value-type="float">
            <text:p>10968</text:p>
          </table:table-cell>
          <table:table-cell office:value-type="float" office:value="0" calcext:value-type="float">
            <text:p>0</text:p>
          </table:table-cell>
          <table:table-cell office:value-type="float" office:value="9010" calcext:value-type="float">
            <text:p>9010</text:p>
          </table:table-cell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float" office:value="369561" calcext:value-type="float">
            <text:p>369561</text:p>
          </table:table-cell>
          <table:table-cell office:value-type="float" office:value="329918" calcext:value-type="float">
            <text:p>329918</text:p>
          </table:table-cell>
          <table:table-cell office:value-type="float" office:value="8212" calcext:value-type="float">
            <text:p>8212</text:p>
          </table:table-cell>
          <table:table-cell office:value-type="float" office:value="324" calcext:value-type="float">
            <text:p>324</text:p>
          </table:table-cell>
          <table:table-cell office:value-type="float" office:value="2957" calcext:value-type="float">
            <text:p>2957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float" office:value="2125101" calcext:value-type="float">
            <text:p>2125101</text:p>
          </table:table-cell>
          <table:table-cell office:value-type="float" office:value="1477568" calcext:value-type="float">
            <text:p>1477568</text:p>
          </table:table-cell>
          <table:table-cell office:value-type="float" office:value="21045" calcext:value-type="float">
            <text:p>21045</text:p>
          </table:table-cell>
          <table:table-cell office:value-type="float" office:value="9888" calcext:value-type="float">
            <text:p>9888</text:p>
          </table:table-cell>
          <table:table-cell office:value-type="float" office:value="6690" calcext:value-type="float">
            <text:p>6690</text:p>
          </table:table-cell>
        </table:table-row>
        <table:table-row table:style-name="ro1">
          <table:table-cell office:value-type="string" calcext:value-type="string">
            <text:p>New Mexico</text:p>
          </table:table-cell>
          <table:table-cell office:value-type="float" office:value="415335" calcext:value-type="float">
            <text:p>415335</text:p>
          </table:table-cell>
          <table:table-cell office:value-type="float" office:value="335788" calcext:value-type="float">
            <text:p>335788</text:p>
          </table:table-cell>
          <table:table-cell office:value-type="float" office:value="27788" calcext:value-type="float">
            <text:p>27788</text:p>
          </table:table-cell>
          <table:table-cell office:value-type="float" office:value="2691" calcext:value-type="float">
            <text:p>2691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float" office:value="4485741" calcext:value-type="float">
            <text:p>4485741</text:p>
          </table:table-cell>
          <table:table-cell office:value-type="float" office:value="2490431" calcext:value-type="float">
            <text:p>2490431</text:p>
          </table:table-cell>
          <table:table-cell office:value-type="float" office:value="47256" calcext:value-type="float">
            <text:p>47256</text:p>
          </table:table-cell>
          <table:table-cell office:value-type="float" office:value="39982" calcext:value-type="float">
            <text:p>39982</text:p>
          </table:table-cell>
          <table:table-cell office:value-type="float" office:value="17749" calcext:value-type="float">
            <text:p>17749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float" office:value="2178391" calcext:value-type="float">
            <text:p>2178391</text:p>
          </table:table-cell>
          <table:table-cell office:value-type="float" office:value="2270395" calcext:value-type="float">
            <text:p>2270395</text:p>
          </table:table-cell>
          <table:table-cell office:value-type="float" office:value="44515" calcext:value-type="float">
            <text:p>44515</text:p>
          </table:table-cell>
          <table:table-cell office:value-type="float" office:value="0" calcext:value-type="float">
            <text:p>0</text:p>
          </table:table-cell>
          <table:table-cell office:value-type="float" office:value="12071" calcext:value-type="float">
            <text:p>12071</text:p>
          </table:table-cell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float" office:value="124827" calcext:value-type="float">
            <text:p>124827</text:p>
          </table:table-cell>
          <table:table-cell office:value-type="float" office:value="188163" calcext:value-type="float">
            <text:p>188163</text:p>
          </table:table-cell>
          <table:table-cell office:value-type="float" office:value="5231" calcext:value-type="float">
            <text:p>5231</text:p>
          </table:table-cell>
          <table:table-cell office:value-type="float" office:value="1361" calcext:value-type="float">
            <text:p>1361</text:p>
          </table:table-cell>
          <table:table-cell office:value-type="float" office:value="3045" calcext:value-type="float">
            <text:p>3045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float" office:value="2827709" calcext:value-type="float">
            <text:p>2827709</text:p>
          </table:table-cell>
          <table:table-cell office:value-type="float" office:value="2661437" calcext:value-type="float">
            <text:p>2661437</text:p>
          </table:table-cell>
          <table:table-cell office:value-type="float" office:value="49493" calcext:value-type="float">
            <text:p>49493</text:p>
          </table:table-cell>
          <table:table-cell office:value-type="float" office:value="18573" calcext:value-type="float">
            <text:p>18573</text:p>
          </table:table-cell>
          <table:table-cell office:value-type="float" office:value="23635" calcext:value-type="float">
            <text:p>23635</text:p>
          </table:table-cell>
        </table:table-row>
        <table:table-row table:style-name="ro1">
          <table:table-cell office:value-type="string" calcext:value-type="string">
            <text:p>Oklahoma</text:p>
          </table:table-cell>
          <table:table-cell office:value-type="float" office:value="443547" calcext:value-type="float">
            <text:p>443547</text:p>
          </table:table-cell>
          <table:table-cell office:value-type="float" office:value="891325" calcext:value-type="float">
            <text:p>8913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egon</text:p>
          </table:table-cell>
          <table:table-cell office:value-type="float" office:value="970488" calcext:value-type="float">
            <text:p>970488</text:p>
          </table:table-cell>
          <table:table-cell office:value-type="float" office:value="754175" calcext:value-type="float">
            <text:p>754175</text:p>
          </table:table-cell>
          <table:table-cell office:value-type="float" office:value="24089" calcext:value-type="float">
            <text:p>24089</text:p>
          </table:table-cell>
          <table:table-cell office:value-type="float" office:value="19427" calcext:value-type="float">
            <text:p>19427</text:p>
          </table:table-cell>
          <table:table-cell office:value-type="float" office:value="21091" calcext:value-type="float">
            <text:p>21091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float" office:value="2990274" calcext:value-type="float">
            <text:p>2990274</text:p>
          </table:table-cell>
          <table:table-cell office:value-type="float" office:value="2680434" calcext:value-type="float">
            <text:p>2680434</text:p>
          </table:table-cell>
          <table:table-cell office:value-type="float" office:value="49991" calcext:value-type="float">
            <text:p>49991</text:p>
          </table:table-cell>
          <table:table-cell office:value-type="float" office:value="21341" calcext:value-type="float">
            <text:p>21341</text:p>
          </table:table-cell>
          <table:table-cell office:value-type="float" office:value="11630" calcext:value-type="float">
            <text:p>11630</text:p>
          </table:table-cell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float" office:value="279677" calcext:value-type="float">
            <text:p>279677</text:p>
          </table:table-cell>
          <table:table-cell office:value-type="float" office:value="157204" calcext:value-type="float">
            <text:p>157204</text:p>
          </table:table-cell>
          <table:table-cell office:value-type="float" office:value="4388" calcext:value-type="float">
            <text:p>4388</text:p>
          </table:table-cell>
          <table:table-cell office:value-type="float" office:value="2421" calcext:value-type="float">
            <text:p>2421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float" office:value="865941" calcext:value-type="float">
            <text:p>865941</text:p>
          </table:table-cell>
          <table:table-cell office:value-type="float" office:value="1071645" calcext:value-type="float">
            <text:p>1071645</text:p>
          </table:table-cell>
          <table:table-cell office:value-type="float" office:value="16321" calcext:value-type="float">
            <text:p>16321</text:p>
          </table:table-cell>
          <table:table-cell office:value-type="float" office:value="5446" calcext:value-type="float">
            <text:p>5446</text:p>
          </table:table-cell>
          <table:table-cell office:value-type="float" office:value="4765" calcext:value-type="float">
            <text:p>4765</text:p>
          </table:table-cell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float" office:value="145039" calcext:value-type="float">
            <text:p>145039</text:p>
          </table:table-cell>
          <table:table-cell office:value-type="float" office:value="210610" calcext:value-type="float">
            <text:p>210610</text:p>
          </table:table-cell>
          <table:table-cell office:value-type="float" office:value="5795" calcext:value-type="float">
            <text:p>5795</text:p>
          </table:table-cell>
          <table:table-cell office:value-type="float" office:value="0" calcext:value-type="float">
            <text:p>0</text:p>
          </table:table-cell>
          <table:table-cell office:value-type="float" office:value="2371" calcext:value-type="float">
            <text:p>2371</text:p>
          </table:table-cell>
        </table:table-row>
        <table:table-row table:style-name="ro1">
          <table:table-cell office:value-type="string" calcext:value-type="string">
            <text:p>Tennessee</text:p>
          </table:table-cell>
          <table:table-cell office:value-type="float" office:value="960709" calcext:value-type="float">
            <text:p>960709</text:p>
          </table:table-cell>
          <table:table-cell office:value-type="float" office:value="1462330" calcext:value-type="float">
            <text:p>1462330</text:p>
          </table:table-cell>
          <table:table-cell office:value-type="float" office:value="18623" calcext:value-type="float">
            <text:p>18623</text:p>
          </table:table-cell>
          <table:table-cell office:value-type="float" office:value="6515" calcext:value-type="float">
            <text:p>6515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float" office:value="3308124" calcext:value-type="float">
            <text:p>3308124</text:p>
          </table:table-cell>
          <table:table-cell office:value-type="float" office:value="4569843" calcext:value-type="float">
            <text:p>4569843</text:p>
          </table:table-cell>
          <table:table-cell office:value-type="float" office:value="88580" calcext:value-type="float">
            <text:p>88580</text:p>
          </table:table-cell>
          <table:table-cell office:value-type="float" office:value="24657" calcext:value-type="float">
            <text:p>24657</text:p>
          </table:table-cell>
          <table:table-cell office:value-type="float" office:value="2647" calcext:value-type="float">
            <text:p>2647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office:value-type="float" office:value="251813" calcext:value-type="float">
            <text:p>251813</text:p>
          </table:table-cell>
          <table:table-cell office:value-type="float" office:value="740600" calcext:value-type="float">
            <text:p>740600</text:p>
          </table:table-cell>
          <table:table-cell office:value-type="float" office:value="12572" calcext:value-type="float">
            <text:p>12572</text:p>
          </table:table-cell>
          <table:table-cell office:value-type="float" office:value="3817" calcext:value-type="float">
            <text:p>3817</text:p>
          </table:table-cell>
          <table:table-cell office:value-type="float" office:value="8638" calcext:value-type="float">
            <text:p>8638</text:p>
          </table:table-cell>
        </table:table-row>
        <table:table-row table:style-name="ro1">
          <table:table-cell office:value-type="string" calcext:value-type="string">
            <text:p>Vermont</text:p>
          </table:table-cell>
          <table:table-cell office:value-type="float" office:value="199239" calcext:value-type="float">
            <text:p>199239</text:p>
          </table:table-cell>
          <table:table-cell office:value-type="float" office:value="92698" calcext:value-type="float">
            <text:p>92698</text:p>
          </table:table-cell>
          <table:table-cell office:value-type="float" office:value="3487" calcext:value-type="float">
            <text:p>3487</text:p>
          </table:table-cell>
          <table:table-cell office:value-type="float" office:value="594" calcext:value-type="float">
            <text:p>594</text:p>
          </table:table-cell>
          <table:table-cell office:value-type="float" office:value="3272" calcext:value-type="float">
            <text:p>3272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float" office:value="1971820" calcext:value-type="float">
            <text:p>1971820</text:p>
          </table:table-cell>
          <table:table-cell office:value-type="float" office:value="1822522" calcext:value-type="float">
            <text:p>1822522</text:p>
          </table:table-cell>
          <table:table-cell office:value-type="float" office:value="31216" calcext:value-type="float">
            <text:p>31216</text:p>
          </table:table-cell>
          <table:table-cell office:value-type="float" office:value="8627" calcext:value-type="float">
            <text:p>8627</text:p>
          </table:table-cell>
          <table:table-cell office:value-type="float" office:value="20304" calcext:value-type="float">
            <text:p>20304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float" office:value="1755396" calcext:value-type="float">
            <text:p>1755396</text:p>
          </table:table-cell>
          <table:table-cell office:value-type="float" office:value="1290670" calcext:value-type="float">
            <text:p>1290670</text:p>
          </table:table-cell>
          <table:table-cell office:value-type="float" office:value="42202" calcext:value-type="float">
            <text:p>42202</text:p>
          </table:table-cell>
          <table:table-cell office:value-type="float" office:value="20928" calcext:value-type="float">
            <text:p>20928</text:p>
          </table:table-cell>
          <table:table-cell office:value-type="float" office:value="16320" calcext:value-type="float">
            <text:p>16320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float" office:value="238269" calcext:value-type="float">
            <text:p>238269</text:p>
          </table:table-cell>
          <table:table-cell office:value-type="float" office:value="417655" calcext:value-type="float">
            <text:p>417655</text:p>
          </table:table-cell>
          <table:table-cell office:value-type="float" office:value="6302" calcext:value-type="float">
            <text:p>6302</text:p>
          </table:table-cell>
          <table:table-cell office:value-type="float" office:value="4406" calcext:value-type="float">
            <text:p>4406</text:p>
          </table:table-cell>
          <table:table-cell office:value-type="float" office:value="3806" calcext:value-type="float">
            <text:p>3806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1620985" calcext:value-type="float">
            <text:p>1620985</text:p>
          </table:table-cell>
          <table:table-cell office:value-type="float" office:value="1407966" calcext:value-type="float">
            <text:p>1407966</text:p>
          </table:table-cell>
          <table:table-cell office:value-type="float" office:value="20439" calcext:value-type="float">
            <text:p>20439</text:p>
          </table:table-cell>
          <table:table-cell office:value-type="float" office:value="7665" calcext:value-type="float">
            <text:p>7665</text:p>
          </table:table-cell>
          <table:table-cell office:value-type="float" office:value="11379" calcext:value-type="float">
            <text:p>11379</text:p>
          </table:table-cell>
        </table:table-row>
        <table:table-row table:style-name="ro1">
          <table:table-cell office:value-type="string" calcext:value-type="string">
            <text:p>Wyoming</text:p>
          </table:table-cell>
          <table:table-cell office:value-type="float" office:value="69286" calcext:value-type="float">
            <text:p>69286</text:p>
          </table:table-cell>
          <table:table-cell office:value-type="float" office:value="170962" calcext:value-type="float">
            <text:p>170962</text:p>
          </table:table-cell>
          <table:table-cell office:value-type="float" office:value="5326" calcext:value-type="float">
            <text:p>5326</text:p>
          </table:table-cell>
          <table:table-cell office:value-type="float" office:value="0" calcext:value-type="float">
            <text:p>0</text:p>
          </table:table-cell>
          <table:table-cell office:value-type="float" office:value="3487" calcext:value-type="float">
            <text:p>3487</text:p>
          </table:table-cell>
        </table:table-row>
      </table:table>
      <table:table table:name="2008" table:style-name="ta1"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Obama</text:p>
          </table:table-cell>
          <table:table-cell office:value-type="string" calcext:value-type="string">
            <text:p>McCain</text:p>
          </table:table-cell>
          <table:table-cell office:value-type="string" calcext:value-type="string">
            <text:p>Nader</text:p>
          </table:table-cell>
          <table:table-cell office:value-type="string" calcext:value-type="string">
            <text:p>Barr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McKinne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float" office:value="813479" calcext:value-type="float">
            <text:p>813479</text:p>
          </table:table-cell>
          <table:table-cell office:value-type="float" office:value="1266546" calcext:value-type="float">
            <text:p>1266546</text:p>
          </table:table-cell>
          <table:table-cell office:value-type="float" office:value="6788" calcext:value-type="float">
            <text:p>6788</text:p>
          </table:table-cell>
          <table:table-cell office:value-type="float" office:value="4991" calcext:value-type="float">
            <text:p>4991</text:p>
          </table:table-cell>
          <table:table-cell office:value-type="float" office:value="4310" calcext:value-type="float">
            <text:p>4310</text:p>
          </table:table-cell>
          <table:table-cell office:value-type="float" office:value="0" calcext:value-type="float">
            <text:p>0</text:p>
          </table:table-cell>
          <table:table-cell office:value-type="float" office:value="3705" calcext:value-type="float">
            <text:p>3705</text:p>
          </table:table-cell>
        </table:table-row>
        <table:table-row table:style-name="ro1">
          <table:table-cell office:value-type="string" calcext:value-type="string">
            <text:p>Alaska</text:p>
          </table:table-cell>
          <table:table-cell office:value-type="float" office:value="123594" calcext:value-type="float">
            <text:p>123594</text:p>
          </table:table-cell>
          <table:table-cell office:value-type="float" office:value="193841" calcext:value-type="float">
            <text:p>193841</text:p>
          </table:table-cell>
          <table:table-cell office:value-type="float" office:value="3783" calcext:value-type="float">
            <text:p>3783</text:p>
          </table:table-cell>
          <table:table-cell office:value-type="float" office:value="1589" calcext:value-type="float">
            <text:p>1589</text:p>
          </table:table-cell>
          <table:table-cell office:value-type="float" office:value="1660" calcext:value-type="float">
            <text:p>1660</text:p>
          </table:table-cell>
          <table:table-cell office:value-type="float" office:value="0" calcext:value-type="float">
            <text:p>0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office:value-type="float" office:value="1034707" calcext:value-type="float">
            <text:p>1034707</text:p>
          </table:table-cell>
          <table:table-cell office:value-type="float" office:value="1230111" calcext:value-type="float">
            <text:p>1230111</text:p>
          </table:table-cell>
          <table:table-cell office:value-type="float" office:value="11301" calcext:value-type="float">
            <text:p>11301</text:p>
          </table:table-cell>
          <table:table-cell office:value-type="float" office:value="12555" calcext:value-type="float">
            <text:p>12555</text:p>
          </table:table-cell>
          <table:table-cell office:value-type="float" office:value="1371" calcext:value-type="float">
            <text:p>1371</text:p>
          </table:table-cell>
          <table:table-cell office:value-type="float" office:value="3406" calcext:value-type="float">
            <text:p>34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float" office:value="422310" calcext:value-type="float">
            <text:p>422310</text:p>
          </table:table-cell>
          <table:table-cell office:value-type="float" office:value="638017" calcext:value-type="float">
            <text:p>638017</text:p>
          </table:table-cell>
          <table:table-cell office:value-type="float" office:value="12882" calcext:value-type="float">
            <text:p>12882</text:p>
          </table:table-cell>
          <table:table-cell office:value-type="float" office:value="4776" calcext:value-type="float">
            <text:p>4776</text:p>
          </table:table-cell>
          <table:table-cell office:value-type="float" office:value="4023" calcext:value-type="float">
            <text:p>4023</text:p>
          </table:table-cell>
          <table:table-cell office:value-type="float" office:value="3470" calcext:value-type="float">
            <text:p>3470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8274473" calcext:value-type="float">
            <text:p>8274473</text:p>
          </table:table-cell>
          <table:table-cell office:value-type="float" office:value="5011781" calcext:value-type="float">
            <text:p>5011781</text:p>
          </table:table-cell>
          <table:table-cell office:value-type="float" office:value="108381" calcext:value-type="float">
            <text:p>108381</text:p>
          </table:table-cell>
          <table:table-cell office:value-type="float" office:value="67582" calcext:value-type="float">
            <text:p>67582</text:p>
          </table:table-cell>
          <table:table-cell office:value-type="float" office:value="3145" calcext:value-type="float">
            <text:p>3145</text:p>
          </table:table-cell>
          <table:table-cell office:value-type="float" office:value="38774" calcext:value-type="float">
            <text:p>38774</text:p>
          </table:table-cell>
          <table:table-cell office:value-type="float" office:value="57764" calcext:value-type="float">
            <text:p>57764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float" office:value="1288633" calcext:value-type="float">
            <text:p>1288633</text:p>
          </table:table-cell>
          <table:table-cell office:value-type="float" office:value="1073629" calcext:value-type="float">
            <text:p>1073629</text:p>
          </table:table-cell>
          <table:table-cell office:value-type="float" office:value="13352" calcext:value-type="float">
            <text:p>13352</text:p>
          </table:table-cell>
          <table:table-cell office:value-type="float" office:value="10898" calcext:value-type="float">
            <text:p>10898</text:p>
          </table:table-cell>
          <table:table-cell office:value-type="float" office:value="6233" calcext:value-type="float">
            <text:p>6233</text:p>
          </table:table-cell>
          <table:table-cell office:value-type="float" office:value="2822" calcext:value-type="float">
            <text:p>2822</text:p>
          </table:table-cell>
          <table:table-cell office:value-type="float" office:value="5895" calcext:value-type="float">
            <text:p>5895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float" office:value="997772" calcext:value-type="float">
            <text:p>997772</text:p>
          </table:table-cell>
          <table:table-cell office:value-type="float" office:value="629428" calcext:value-type="float">
            <text:p>629428</text:p>
          </table:table-cell>
          <table:table-cell office:value-type="float" office:value="19162" calcext:value-type="float">
            <text:p>19162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float" office:value="255459" calcext:value-type="float">
            <text:p>255459</text:p>
          </table:table-cell>
          <table:table-cell office:value-type="float" office:value="152374" calcext:value-type="float">
            <text:p>152374</text:p>
          </table:table-cell>
          <table:table-cell office:value-type="float" office:value="2401" calcext:value-type="float">
            <text:p>2401</text:p>
          </table:table-cell>
          <table:table-cell office:value-type="float" office:value="1109" calcext:value-type="float">
            <text:p>1109</text:p>
          </table:table-cell>
          <table:table-cell office:value-type="float" office:value="626" calcext:value-type="float">
            <text:p>626</text:p>
          </table:table-cell>
          <table:table-cell office:value-type="float" office:value="385" calcext:value-type="float">
            <text:p>38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District of Columbia </text:p>
          </table:table-cell>
          <table:table-cell office:value-type="float" office:value="245800" calcext:value-type="float">
            <text:p>245800</text:p>
          </table:table-cell>
          <table:table-cell office:value-type="float" office:value="17367" calcext:value-type="float">
            <text:p>17367</text:p>
          </table:table-cell>
          <table:table-cell office:value-type="float" office:value="958" calcext:value-type="float">
            <text:p>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float" office:value="4282074" calcext:value-type="float">
            <text:p>4282074</text:p>
          </table:table-cell>
          <table:table-cell office:value-type="float" office:value="4045624" calcext:value-type="float">
            <text:p>4045624</text:p>
          </table:table-cell>
          <table:table-cell office:value-type="float" office:value="28124" calcext:value-type="float">
            <text:p>28124</text:p>
          </table:table-cell>
          <table:table-cell office:value-type="float" office:value="17218" calcext:value-type="float">
            <text:p>17218</text:p>
          </table:table-cell>
          <table:table-cell office:value-type="float" office:value="7915" calcext:value-type="float">
            <text:p>7915</text:p>
          </table:table-cell>
          <table:table-cell office:value-type="float" office:value="2887" calcext:value-type="float">
            <text:p>2887</text:p>
          </table:table-cell>
          <table:table-cell office:value-type="float" office:value="6902" calcext:value-type="float">
            <text:p>6902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1844123" calcext:value-type="float">
            <text:p>1844123</text:p>
          </table:table-cell>
          <table:table-cell office:value-type="float" office:value="2048759" calcext:value-type="float">
            <text:p>2048759</text:p>
          </table:table-cell>
          <table:table-cell office:value-type="float" office:value="1158" calcext:value-type="float">
            <text:p>1158</text:p>
          </table:table-cell>
          <table:table-cell office:value-type="float" office:value="28731" calcext:value-type="float">
            <text:p>28731</text:p>
          </table:table-cell>
          <table:table-cell office:value-type="float" office:value="1402" calcext:value-type="float">
            <text:p>1402</text:p>
          </table:table-cell>
          <table:table-cell office:value-type="float" office:value="250" calcext:value-type="float">
            <text:p>25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Hawaii</text:p>
          </table:table-cell>
          <table:table-cell office:value-type="float" office:value="325871" calcext:value-type="float">
            <text:p>325871</text:p>
          </table:table-cell>
          <table:table-cell office:value-type="float" office:value="120566" calcext:value-type="float">
            <text:p>120566</text:p>
          </table:table-cell>
          <table:table-cell office:value-type="float" office:value="3825" calcext:value-type="float">
            <text:p>3825</text:p>
          </table:table-cell>
          <table:table-cell office:value-type="float" office:value="1314" calcext:value-type="float">
            <text:p>1314</text:p>
          </table:table-cell>
          <table:table-cell office:value-type="float" office:value="1013" calcext:value-type="float">
            <text:p>1013</text:p>
          </table:table-cell>
          <table:table-cell office:value-type="float" office:value="979" calcext:value-type="float">
            <text:p>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aho</text:p>
          </table:table-cell>
          <table:table-cell office:value-type="float" office:value="236440" calcext:value-type="float">
            <text:p>236440</text:p>
          </table:table-cell>
          <table:table-cell office:value-type="float" office:value="403012" calcext:value-type="float">
            <text:p>403012</text:p>
          </table:table-cell>
          <table:table-cell office:value-type="float" office:value="7175" calcext:value-type="float">
            <text:p>7175</text:p>
          </table:table-cell>
          <table:table-cell office:value-type="float" office:value="3658" calcext:value-type="float">
            <text:p>3658</text:p>
          </table:table-cell>
          <table:table-cell office:value-type="float" office:value="4747" calcext:value-type="float">
            <text:p>4747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float" office:value="3419348" calcext:value-type="float">
            <text:p>3419348</text:p>
          </table:table-cell>
          <table:table-cell office:value-type="float" office:value="2031179" calcext:value-type="float">
            <text:p>2031179</text:p>
          </table:table-cell>
          <table:table-cell office:value-type="float" office:value="30948" calcext:value-type="float">
            <text:p>30948</text:p>
          </table:table-cell>
          <table:table-cell office:value-type="float" office:value="19642" calcext:value-type="float">
            <text:p>19642</text:p>
          </table:table-cell>
          <table:table-cell office:value-type="float" office:value="8256" calcext:value-type="float">
            <text:p>8256</text:p>
          </table:table-cell>
          <table:table-cell office:value-type="float" office:value="11838" calcext:value-type="float">
            <text:p>11838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float" office:value="1374039" calcext:value-type="float">
            <text:p>1374039</text:p>
          </table:table-cell>
          <table:table-cell office:value-type="float" office:value="1345648" calcext:value-type="float">
            <text:p>1345648</text:p>
          </table:table-cell>
          <table:table-cell office:value-type="float" office:value="909" calcext:value-type="float">
            <text:p>909</text:p>
          </table:table-cell>
          <table:table-cell office:value-type="float" office:value="29257" calcext:value-type="float">
            <text:p>29257</text:p>
          </table:table-cell>
          <table:table-cell office:value-type="float" office:value="1024" calcext:value-type="float">
            <text:p>1024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Iowa</text:p>
          </table:table-cell>
          <table:table-cell office:value-type="float" office:value="828940" calcext:value-type="float">
            <text:p>828940</text:p>
          </table:table-cell>
          <table:table-cell office:value-type="float" office:value="682379" calcext:value-type="float">
            <text:p>682379</text:p>
          </table:table-cell>
          <table:table-cell office:value-type="float" office:value="8014" calcext:value-type="float">
            <text:p>8014</text:p>
          </table:table-cell>
          <table:table-cell office:value-type="float" office:value="4590" calcext:value-type="float">
            <text:p>4590</text:p>
          </table:table-cell>
          <table:table-cell office:value-type="float" office:value="4445" calcext:value-type="float">
            <text:p>4445</text:p>
          </table:table-cell>
          <table:table-cell office:value-type="float" office:value="1423" calcext:value-type="float">
            <text:p>1423</text:p>
          </table:table-cell>
          <table:table-cell office:value-type="float" office:value="7332" calcext:value-type="float">
            <text:p>7332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float" office:value="514765" calcext:value-type="float">
            <text:p>514765</text:p>
          </table:table-cell>
          <table:table-cell office:value-type="float" office:value="699655" calcext:value-type="float">
            <text:p>699655</text:p>
          </table:table-cell>
          <table:table-cell office:value-type="float" office:value="10527" calcext:value-type="float">
            <text:p>10527</text:p>
          </table:table-cell>
          <table:table-cell office:value-type="float" office:value="6706" calcext:value-type="float">
            <text:p>6706</text:p>
          </table:table-cell>
          <table:table-cell office:value-type="float" office:value="4148" calcext:value-type="float">
            <text:p>414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Kentucky</text:p>
          </table:table-cell>
          <table:table-cell office:value-type="float" office:value="751985" calcext:value-type="float">
            <text:p>751985</text:p>
          </table:table-cell>
          <table:table-cell office:value-type="float" office:value="1048462" calcext:value-type="float">
            <text:p>1048462</text:p>
          </table:table-cell>
          <table:table-cell office:value-type="float" office:value="15378" calcext:value-type="float">
            <text:p>15378</text:p>
          </table:table-cell>
          <table:table-cell office:value-type="float" office:value="5989" calcext:value-type="float">
            <text:p>5989</text:p>
          </table:table-cell>
          <table:table-cell office:value-type="float" office:value="4694" calcext:value-type="float">
            <text:p>4694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float" office:value="782989" calcext:value-type="float">
            <text:p>782989</text:p>
          </table:table-cell>
          <table:table-cell office:value-type="float" office:value="1148275" calcext:value-type="float">
            <text:p>1148275</text:p>
          </table:table-cell>
          <table:table-cell office:value-type="float" office:value="6997" calcext:value-type="float">
            <text:p>6997</text:p>
          </table:table-cell>
          <table:table-cell office:value-type="float" office:value="0" calcext:value-type="float">
            <text:p>0</text:p>
          </table:table-cell>
          <table:table-cell office:value-type="float" office:value="2581" calcext:value-type="float">
            <text:p>2581</text:p>
          </table:table-cell>
          <table:table-cell office:value-type="float" office:value="9187" calcext:value-type="float">
            <text:p>9187</text:p>
          </table:table-cell>
          <table:table-cell office:value-type="float" office:value="10732" calcext:value-type="float">
            <text:p>10732</text:p>
          </table:table-cell>
        </table:table-row>
        <table:table-row table:style-name="ro1">
          <table:table-cell office:value-type="string" calcext:value-type="string">
            <text:p>Maine</text:p>
          </table:table-cell>
          <table:table-cell office:value-type="float" office:value="421923" calcext:value-type="float">
            <text:p>421923</text:p>
          </table:table-cell>
          <table:table-cell office:value-type="float" office:value="295273" calcext:value-type="float">
            <text:p>295273</text:p>
          </table:table-cell>
          <table:table-cell office:value-type="float" office:value="10636" calcext:value-type="float">
            <text:p>10636</text:p>
          </table:table-cell>
          <table:table-cell office:value-type="float" office:value="251" calcext:value-type="float">
            <text:p>251</text:p>
          </table:table-cell>
          <table:table-cell office:value-type="float" office:value="177" calcext:value-type="float">
            <text:p>177</text:p>
          </table:table-cell>
          <table:table-cell office:value-type="float" office:value="2900" calcext:value-type="float">
            <text:p>2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float" office:value="1629467" calcext:value-type="float">
            <text:p>1629467</text:p>
          </table:table-cell>
          <table:table-cell office:value-type="float" office:value="959862" calcext:value-type="float">
            <text:p>959862</text:p>
          </table:table-cell>
          <table:table-cell office:value-type="float" office:value="14713" calcext:value-type="float">
            <text:p>14713</text:p>
          </table:table-cell>
          <table:table-cell office:value-type="float" office:value="9842" calcext:value-type="float">
            <text:p>9842</text:p>
          </table:table-cell>
          <table:table-cell office:value-type="float" office:value="3760" calcext:value-type="float">
            <text:p>3760</text:p>
          </table:table-cell>
          <table:table-cell office:value-type="float" office:value="4747" calcext:value-type="float">
            <text:p>4747</text:p>
          </table:table-cell>
          <table:table-cell office:value-type="float" office:value="9205" calcext:value-type="float">
            <text:p>9205</text:p>
          </table:table-cell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float" office:value="1904097" calcext:value-type="float">
            <text:p>1904097</text:p>
          </table:table-cell>
          <table:table-cell office:value-type="float" office:value="1108854" calcext:value-type="float">
            <text:p>1108854</text:p>
          </table:table-cell>
          <table:table-cell office:value-type="float" office:value="28841" calcext:value-type="float">
            <text:p>28841</text:p>
          </table:table-cell>
          <table:table-cell office:value-type="float" office:value="13189" calcext:value-type="float">
            <text:p>13189</text:p>
          </table:table-cell>
          <table:table-cell office:value-type="float" office:value="4971" calcext:value-type="float">
            <text:p>4971</text:p>
          </table:table-cell>
          <table:table-cell office:value-type="float" office:value="6550" calcext:value-type="float">
            <text:p>6550</text:p>
          </table:table-cell>
          <table:table-cell office:value-type="float" office:value="14483" calcext:value-type="float">
            <text:p>14483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float" office:value="2872579" calcext:value-type="float">
            <text:p>2872579</text:p>
          </table:table-cell>
          <table:table-cell office:value-type="float" office:value="2048639" calcext:value-type="float">
            <text:p>2048639</text:p>
          </table:table-cell>
          <table:table-cell office:value-type="float" office:value="33085" calcext:value-type="float">
            <text:p>33085</text:p>
          </table:table-cell>
          <table:table-cell office:value-type="float" office:value="23716" calcext:value-type="float">
            <text:p>23716</text:p>
          </table:table-cell>
          <table:table-cell office:value-type="float" office:value="14685" calcext:value-type="float">
            <text:p>14685</text:p>
          </table:table-cell>
          <table:table-cell office:value-type="float" office:value="8892" calcext:value-type="float">
            <text:p>889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Minnesota</text:p>
          </table:table-cell>
          <table:table-cell office:value-type="float" office:value="1573354" calcext:value-type="float">
            <text:p>1573354</text:p>
          </table:table-cell>
          <table:table-cell office:value-type="float" office:value="1275409" calcext:value-type="float">
            <text:p>1275409</text:p>
          </table:table-cell>
          <table:table-cell office:value-type="float" office:value="30152" calcext:value-type="float">
            <text:p>30152</text:p>
          </table:table-cell>
          <table:table-cell office:value-type="float" office:value="9174" calcext:value-type="float">
            <text:p>9174</text:p>
          </table:table-cell>
          <table:table-cell office:value-type="float" office:value="6787" calcext:value-type="float">
            <text:p>6787</text:p>
          </table:table-cell>
          <table:table-cell office:value-type="float" office:value="5174" calcext:value-type="float">
            <text:p>5174</text:p>
          </table:table-cell>
          <table:table-cell office:value-type="float" office:value="10319" calcext:value-type="float">
            <text:p>10319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float" office:value="554662" calcext:value-type="float">
            <text:p>554662</text:p>
          </table:table-cell>
          <table:table-cell office:value-type="float" office:value="724597" calcext:value-type="float">
            <text:p>724597</text:p>
          </table:table-cell>
          <table:table-cell office:value-type="float" office:value="4011" calcext:value-type="float">
            <text:p>4011</text:p>
          </table:table-cell>
          <table:table-cell office:value-type="float" office:value="2529" calcext:value-type="float">
            <text:p>2529</text:p>
          </table:table-cell>
          <table:table-cell office:value-type="float" office:value="2551" calcext:value-type="float">
            <text:p>2551</text:p>
          </table:table-cell>
          <table:table-cell office:value-type="float" office:value="1034" calcext:value-type="float">
            <text:p>1034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 office:value-type="float" office:value="1441911" calcext:value-type="float">
            <text:p>1441911</text:p>
          </table:table-cell>
          <table:table-cell office:value-type="float" office:value="1445814" calcext:value-type="float">
            <text:p>1445814</text:p>
          </table:table-cell>
          <table:table-cell office:value-type="float" office:value="17813" calcext:value-type="float">
            <text:p>17813</text:p>
          </table:table-cell>
          <table:table-cell office:value-type="float" office:value="11386" calcext:value-type="float">
            <text:p>11386</text:p>
          </table:table-cell>
          <table:table-cell office:value-type="float" office:value="8201" calcext:value-type="float">
            <text:p>820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office:value-type="float" office:value="231667" calcext:value-type="float">
            <text:p>231667</text:p>
          </table:table-cell>
          <table:table-cell office:value-type="float" office:value="242763" calcext:value-type="float">
            <text:p>242763</text:p>
          </table:table-cell>
          <table:table-cell office:value-type="float" office:value="3686" calcext:value-type="float">
            <text:p>3686</text:p>
          </table:table-cell>
          <table:table-cell office:value-type="float" office:value="1355" calcext:value-type="float">
            <text:p>1355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10665" calcext:value-type="float">
            <text:p>10665</text:p>
          </table:table-cell>
        </table:table-row>
        <table:table-row table:style-name="ro1">
          <table:table-cell office:value-type="string" calcext:value-type="string">
            <text:p>Nebraska</text:p>
          </table:table-cell>
          <table:table-cell office:value-type="float" office:value="333319" calcext:value-type="float">
            <text:p>333319</text:p>
          </table:table-cell>
          <table:table-cell office:value-type="float" office:value="452979" calcext:value-type="float">
            <text:p>452979</text:p>
          </table:table-cell>
          <table:table-cell office:value-type="float" office:value="5406" calcext:value-type="float">
            <text:p>5406</text:p>
          </table:table-cell>
          <table:table-cell office:value-type="float" office:value="2740" calcext:value-type="float">
            <text:p>2740</text:p>
          </table:table-cell>
          <table:table-cell office:value-type="float" office:value="2972" calcext:value-type="float">
            <text:p>2972</text:p>
          </table:table-cell>
          <table:table-cell office:value-type="float" office:value="1028" calcext:value-type="float">
            <text:p>1028</text:p>
          </table:table-cell>
          <table:table-cell office:value-type="float" office:value="2837" calcext:value-type="float">
            <text:p>2837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float" office:value="533736" calcext:value-type="float">
            <text:p>533736</text:p>
          </table:table-cell>
          <table:table-cell office:value-type="float" office:value="412827" calcext:value-type="float">
            <text:p>412827</text:p>
          </table:table-cell>
          <table:table-cell office:value-type="float" office:value="6150" calcext:value-type="float">
            <text:p>6150</text:p>
          </table:table-cell>
          <table:table-cell office:value-type="float" office:value="4263" calcext:value-type="float">
            <text:p>4263</text:p>
          </table:table-cell>
          <table:table-cell office:value-type="float" office:value="3194" calcext:value-type="float">
            <text:p>3194</text:p>
          </table:table-cell>
          <table:table-cell office:value-type="float" office:value="1411" calcext:value-type="float">
            <text:p>1411</text:p>
          </table:table-cell>
          <table:table-cell office:value-type="float" office:value="6267" calcext:value-type="float">
            <text:p>6267</text:p>
          </table:table-cell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float" office:value="384826" calcext:value-type="float">
            <text:p>384826</text:p>
          </table:table-cell>
          <table:table-cell office:value-type="float" office:value="316534" calcext:value-type="float">
            <text:p>316534</text:p>
          </table:table-cell>
          <table:table-cell office:value-type="float" office:value="3503" calcext:value-type="float">
            <text:p>3503</text:p>
          </table:table-cell>
          <table:table-cell office:value-type="float" office:value="2217" calcext:value-type="float">
            <text:p>2217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office:value-type="float" office:value="3624" calcext:value-type="float">
            <text:p>3624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float" office:value="2215422" calcext:value-type="float">
            <text:p>2215422</text:p>
          </table:table-cell>
          <table:table-cell office:value-type="float" office:value="1613207" calcext:value-type="float">
            <text:p>1613207</text:p>
          </table:table-cell>
          <table:table-cell office:value-type="float" office:value="21298" calcext:value-type="float">
            <text:p>21298</text:p>
          </table:table-cell>
          <table:table-cell office:value-type="float" office:value="8441" calcext:value-type="float">
            <text:p>8441</text:p>
          </table:table-cell>
          <table:table-cell office:value-type="float" office:value="3956" calcext:value-type="float">
            <text:p>3956</text:p>
          </table:table-cell>
          <table:table-cell office:value-type="float" office:value="3636" calcext:value-type="float">
            <text:p>3636</text:p>
          </table:table-cell>
          <table:table-cell office:value-type="float" office:value="2277" calcext:value-type="float">
            <text:p>2277</text:p>
          </table:table-cell>
        </table:table-row>
        <table:table-row table:style-name="ro1">
          <table:table-cell office:value-type="string" calcext:value-type="string">
            <text:p>New Mexico</text:p>
          </table:table-cell>
          <table:table-cell office:value-type="float" office:value="472422" calcext:value-type="float">
            <text:p>472422</text:p>
          </table:table-cell>
          <table:table-cell office:value-type="float" office:value="346832" calcext:value-type="float">
            <text:p>346832</text:p>
          </table:table-cell>
          <table:table-cell office:value-type="float" office:value="5327" calcext:value-type="float">
            <text:p>5327</text:p>
          </table:table-cell>
          <table:table-cell office:value-type="float" office:value="2428" calcext:value-type="float">
            <text:p>2428</text:p>
          </table:table-cell>
          <table:table-cell office:value-type="float" office:value="1597" calcext:value-type="float">
            <text:p>1597</text:p>
          </table:table-cell>
          <table:table-cell office:value-type="float" office:value="1552" calcext:value-type="float">
            <text:p>1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float" office:value="4804945" calcext:value-type="float">
            <text:p>4804945</text:p>
          </table:table-cell>
          <table:table-cell office:value-type="float" office:value="2752771" calcext:value-type="float">
            <text:p>2752771</text:p>
          </table:table-cell>
          <table:table-cell office:value-type="float" office:value="41249" calcext:value-type="float">
            <text:p>41249</text:p>
          </table:table-cell>
          <table:table-cell office:value-type="float" office:value="19596" calcext:value-type="float">
            <text:p>19596</text:p>
          </table:table-cell>
          <table:table-cell office:value-type="float" office:value="634" calcext:value-type="float">
            <text:p>634</text:p>
          </table:table-cell>
          <table:table-cell office:value-type="float" office:value="12801" calcext:value-type="float">
            <text:p>12801</text:p>
          </table:table-cell>
          <table:table-cell office:value-type="float" office:value="8935" calcext:value-type="float">
            <text:p>8935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float" office:value="2142651" calcext:value-type="float">
            <text:p>2142651</text:p>
          </table:table-cell>
          <table:table-cell office:value-type="float" office:value="2128474" calcext:value-type="float">
            <text:p>2128474</text:p>
          </table:table-cell>
          <table:table-cell office:value-type="float" office:value="1448" calcext:value-type="float">
            <text:p>1448</text:p>
          </table:table-cell>
          <table:table-cell office:value-type="float" office:value="25722" calcext:value-type="float">
            <text:p>25722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2336" calcext:value-type="float">
            <text:p>12336</text:p>
          </table:table-cell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float" office:value="141278" calcext:value-type="float">
            <text:p>141278</text:p>
          </table:table-cell>
          <table:table-cell office:value-type="float" office:value="168601" calcext:value-type="float">
            <text:p>168601</text:p>
          </table:table-cell>
          <table:table-cell office:value-type="float" office:value="4189" calcext:value-type="float">
            <text:p>4189</text:p>
          </table:table-cell>
          <table:table-cell office:value-type="float" office:value="1354" calcext:value-type="float">
            <text:p>1354</text:p>
          </table:table-cell>
          <table:table-cell office:value-type="float" office:value="1199" calcext:value-type="float">
            <text:p>1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float" office:value="2940044" calcext:value-type="float">
            <text:p>2940044</text:p>
          </table:table-cell>
          <table:table-cell office:value-type="float" office:value="2677820" calcext:value-type="float">
            <text:p>2677820</text:p>
          </table:table-cell>
          <table:table-cell office:value-type="float" office:value="42337" calcext:value-type="float">
            <text:p>42337</text:p>
          </table:table-cell>
          <table:table-cell office:value-type="float" office:value="19917" calcext:value-type="float">
            <text:p>19917</text:p>
          </table:table-cell>
          <table:table-cell office:value-type="float" office:value="12565" calcext:value-type="float">
            <text:p>12565</text:p>
          </table:table-cell>
          <table:table-cell office:value-type="float" office:value="8518" calcext:value-type="float">
            <text:p>8518</text:p>
          </table:table-cell>
          <table:table-cell office:value-type="float" office:value="7149" calcext:value-type="float">
            <text:p>7149</text:p>
          </table:table-cell>
        </table:table-row>
        <table:table-row table:style-name="ro1">
          <table:table-cell office:value-type="string" calcext:value-type="string">
            <text:p>Oklahoma</text:p>
          </table:table-cell>
          <table:table-cell office:value-type="float" office:value="502496" calcext:value-type="float">
            <text:p>502496</text:p>
          </table:table-cell>
          <table:table-cell office:value-type="float" office:value="960165" calcext:value-type="float">
            <text:p>96016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egon</text:p>
          </table:table-cell>
          <table:table-cell office:value-type="float" office:value="1037291" calcext:value-type="float">
            <text:p>1037291</text:p>
          </table:table-cell>
          <table:table-cell office:value-type="float" office:value="738475" calcext:value-type="float">
            <text:p>738475</text:p>
          </table:table-cell>
          <table:table-cell office:value-type="float" office:value="18614" calcext:value-type="float">
            <text:p>18614</text:p>
          </table:table-cell>
          <table:table-cell office:value-type="float" office:value="7635" calcext:value-type="float">
            <text:p>7635</text:p>
          </table:table-cell>
          <table:table-cell office:value-type="float" office:value="7693" calcext:value-type="float">
            <text:p>7693</text:p>
          </table:table-cell>
          <table:table-cell office:value-type="float" office:value="4543" calcext:value-type="float">
            <text:p>4543</text:p>
          </table:table-cell>
          <table:table-cell office:value-type="float" office:value="13613" calcext:value-type="float">
            <text:p>13613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float" office:value="3276363" calcext:value-type="float">
            <text:p>3276363</text:p>
          </table:table-cell>
          <table:table-cell office:value-type="float" office:value="2655885" calcext:value-type="float">
            <text:p>2655885</text:p>
          </table:table-cell>
          <table:table-cell office:value-type="float" office:value="42977" calcext:value-type="float">
            <text:p>42977</text:p>
          </table:table-cell>
          <table:table-cell office:value-type="float" office:value="19912" calcext:value-type="float">
            <text:p>19912</text:p>
          </table:table-cell>
          <table:table-cell office:value-type="float" office:value="1092" calcext:value-type="float">
            <text:p>1092</text:p>
          </table:table-cell>
          <table:table-cell office:value-type="float" office:value="0" calcext:value-type="float">
            <text:p>0</text:p>
          </table:table-cell>
          <table:table-cell office:value-type="float" office:value="17043" calcext:value-type="float">
            <text:p>17043</text:p>
          </table:table-cell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float" office:value="296571" calcext:value-type="float">
            <text:p>296571</text:p>
          </table:table-cell>
          <table:table-cell office:value-type="float" office:value="165391" calcext:value-type="float">
            <text:p>165391</text:p>
          </table:table-cell>
          <table:table-cell office:value-type="float" office:value="4829" calcext:value-type="float">
            <text:p>4829</text:p>
          </table:table-cell>
          <table:table-cell office:value-type="float" office:value="1382" calcext:value-type="float">
            <text:p>1382</text:p>
          </table:table-cell>
          <table:table-cell office:value-type="float" office:value="675" calcext:value-type="float">
            <text:p>675</text:p>
          </table:table-cell>
          <table:table-cell office:value-type="float" office:value="797" calcext:value-type="float">
            <text:p>797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float" office:value="862449" calcext:value-type="float">
            <text:p>862449</text:p>
          </table:table-cell>
          <table:table-cell office:value-type="float" office:value="1034896" calcext:value-type="float">
            <text:p>1034896</text:p>
          </table:table-cell>
          <table:table-cell office:value-type="float" office:value="5053" calcext:value-type="float">
            <text:p>5053</text:p>
          </table:table-cell>
          <table:table-cell office:value-type="float" office:value="7283" calcext:value-type="float">
            <text:p>7283</text:p>
          </table:table-cell>
          <table:table-cell office:value-type="float" office:value="6827" calcext:value-type="float">
            <text:p>6827</text:p>
          </table:table-cell>
          <table:table-cell office:value-type="float" office:value="4461" calcext:value-type="float">
            <text:p>4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float" office:value="170924" calcext:value-type="float">
            <text:p>170924</text:p>
          </table:table-cell>
          <table:table-cell office:value-type="float" office:value="203054" calcext:value-type="float">
            <text:p>203054</text:p>
          </table:table-cell>
          <table:table-cell office:value-type="float" office:value="4267" calcext:value-type="float">
            <text:p>4267</text:p>
          </table:table-cell>
          <table:table-cell office:value-type="float" office:value="1835" calcext:value-type="float">
            <text:p>1835</text:p>
          </table:table-cell>
          <table:table-cell office:value-type="float" office:value="1895" calcext:value-type="float">
            <text:p>1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nessee</text:p>
          </table:table-cell>
          <table:table-cell office:value-type="float" office:value="1087437" calcext:value-type="float">
            <text:p>1087437</text:p>
          </table:table-cell>
          <table:table-cell office:value-type="float" office:value="1479178" calcext:value-type="float">
            <text:p>1479178</text:p>
          </table:table-cell>
          <table:table-cell office:value-type="float" office:value="11560" calcext:value-type="float">
            <text:p>11560</text:p>
          </table:table-cell>
          <table:table-cell office:value-type="float" office:value="8547" calcext:value-type="float">
            <text:p>8547</text:p>
          </table:table-cell>
          <table:table-cell office:value-type="float" office:value="8191" calcext:value-type="float">
            <text:p>8191</text:p>
          </table:table-cell>
          <table:table-cell office:value-type="float" office:value="2499" calcext:value-type="float">
            <text:p>2499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float" office:value="3528633" calcext:value-type="float">
            <text:p>3528633</text:p>
          </table:table-cell>
          <table:table-cell office:value-type="float" office:value="4479328" calcext:value-type="float">
            <text:p>4479328</text:p>
          </table:table-cell>
          <table:table-cell office:value-type="float" office:value="5751" calcext:value-type="float">
            <text:p>5751</text:p>
          </table:table-cell>
          <table:table-cell office:value-type="float" office:value="56116" calcext:value-type="float">
            <text:p>56116</text:p>
          </table:table-cell>
          <table:table-cell office:value-type="float" office:value="5708" calcext:value-type="float">
            <text:p>5708</text:p>
          </table:table-cell>
          <table:table-cell office:value-type="float" office:value="909" calcext:value-type="float">
            <text:p>909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office:value-type="float" office:value="327670" calcext:value-type="float">
            <text:p>327670</text:p>
          </table:table-cell>
          <table:table-cell office:value-type="float" office:value="596030" calcext:value-type="float">
            <text:p>596030</text:p>
          </table:table-cell>
          <table:table-cell office:value-type="float" office:value="8416" calcext:value-type="float">
            <text:p>8416</text:p>
          </table:table-cell>
          <table:table-cell office:value-type="float" office:value="6966" calcext:value-type="float">
            <text:p>6966</text:p>
          </table:table-cell>
          <table:table-cell office:value-type="float" office:value="12012" calcext:value-type="float">
            <text:p>12012</text:p>
          </table:table-cell>
          <table:table-cell office:value-type="float" office:value="982" calcext:value-type="float">
            <text:p>98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Vermont</text:p>
          </table:table-cell>
          <table:table-cell office:value-type="float" office:value="219262" calcext:value-type="float">
            <text:p>219262</text:p>
          </table:table-cell>
          <table:table-cell office:value-type="float" office:value="98974" calcext:value-type="float">
            <text:p>98974</text:p>
          </table:table-cell>
          <table:table-cell office:value-type="float" office:value="3339" calcext:value-type="float">
            <text:p>3339</text:p>
          </table:table-cell>
          <table:table-cell office:value-type="float" office:value="1067" calcext:value-type="float">
            <text:p>1067</text:p>
          </table:table-cell>
          <table:table-cell office:value-type="float" office:value="500" calcext:value-type="float">
            <text:p>500</text:p>
          </table:table-cell>
          <table:table-cell office:value-type="float" office:value="66" calcext:value-type="float">
            <text:p>66</text:p>
          </table:table-cell>
          <table:table-cell office:value-type="float" office:value="1838" calcext:value-type="float">
            <text:p>1838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float" office:value="1959532" calcext:value-type="float">
            <text:p>1959532</text:p>
          </table:table-cell>
          <table:table-cell office:value-type="float" office:value="1725005" calcext:value-type="float">
            <text:p>1725005</text:p>
          </table:table-cell>
          <table:table-cell office:value-type="float" office:value="11483" calcext:value-type="float">
            <text:p>11483</text:p>
          </table:table-cell>
          <table:table-cell office:value-type="float" office:value="11067" calcext:value-type="float">
            <text:p>11067</text:p>
          </table:table-cell>
          <table:table-cell office:value-type="float" office:value="7474" calcext:value-type="float">
            <text:p>7474</text:p>
          </table:table-cell>
          <table:table-cell office:value-type="float" office:value="2344" calcext:value-type="float">
            <text:p>2344</text:p>
          </table:table-cell>
          <table:table-cell office:value-type="float" office:value="6355" calcext:value-type="float">
            <text:p>6355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float" office:value="1750848" calcext:value-type="float">
            <text:p>1750848</text:p>
          </table:table-cell>
          <table:table-cell office:value-type="float" office:value="1229216" calcext:value-type="float">
            <text:p>1229216</text:p>
          </table:table-cell>
          <table:table-cell office:value-type="float" office:value="29489" calcext:value-type="float">
            <text:p>29489</text:p>
          </table:table-cell>
          <table:table-cell office:value-type="float" office:value="12728" calcext:value-type="float">
            <text:p>12728</text:p>
          </table:table-cell>
          <table:table-cell office:value-type="float" office:value="9432" calcext:value-type="float">
            <text:p>9432</text:p>
          </table:table-cell>
          <table:table-cell office:value-type="float" office:value="3819" calcext:value-type="float">
            <text:p>3819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float" office:value="303857" calcext:value-type="float">
            <text:p>303857</text:p>
          </table:table-cell>
          <table:table-cell office:value-type="float" office:value="397466" calcext:value-type="float">
            <text:p>397466</text:p>
          </table:table-cell>
          <table:table-cell office:value-type="float" office:value="7219" calcext:value-type="float">
            <text:p>7219</text:p>
          </table:table-cell>
          <table:table-cell office:value-type="float" office:value="0" calcext:value-type="float">
            <text:p>0</text:p>
          </table:table-cell>
          <table:table-cell office:value-type="float" office:value="2465" calcext:value-type="float">
            <text:p>2465</text:p>
          </table:table-cell>
          <table:table-cell office:value-type="float" office:value="2355" calcext:value-type="float">
            <text:p>235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1677211" calcext:value-type="float">
            <text:p>1677211</text:p>
          </table:table-cell>
          <table:table-cell office:value-type="float" office:value="1262393" calcext:value-type="float">
            <text:p>1262393</text:p>
          </table:table-cell>
          <table:table-cell office:value-type="float" office:value="17605" calcext:value-type="float">
            <text:p>17605</text:p>
          </table:table-cell>
          <table:table-cell office:value-type="float" office:value="8858" calcext:value-type="float">
            <text:p>8858</text:p>
          </table:table-cell>
          <table:table-cell office:value-type="float" office:value="5072" calcext:value-type="float">
            <text:p>5072</text:p>
          </table:table-cell>
          <table:table-cell office:value-type="float" office:value="4216" calcext:value-type="float">
            <text:p>4216</text:p>
          </table:table-cell>
          <table:table-cell office:value-type="float" office:value="8062" calcext:value-type="float">
            <text:p>8062</text:p>
          </table:table-cell>
        </table:table-row>
        <table:table-row table:style-name="ro1">
          <table:table-cell office:value-type="string" calcext:value-type="string">
            <text:p>Wyoming</text:p>
          </table:table-cell>
          <table:table-cell office:value-type="float" office:value="82868" calcext:value-type="float">
            <text:p>82868</text:p>
          </table:table-cell>
          <table:table-cell office:value-type="float" office:value="164958" calcext:value-type="float">
            <text:p>164958</text:p>
          </table:table-cell>
          <table:table-cell office:value-type="float" office:value="2525" calcext:value-type="float">
            <text:p>2525</text:p>
          </table:table-cell>
          <table:table-cell office:value-type="float" office:value="1594" calcext:value-type="float">
            <text:p>1594</text:p>
          </table:table-cell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  <table:table-cell office:value-type="float" office:value="1521" calcext:value-type="float">
            <text:p>1521</text:p>
          </table:table-cell>
        </table:table-row>
      </table:table>
      <table:table table:name="2004" table:style-name="ta1"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Nader</text:p>
          </table:table-cell>
          <table:table-cell office:value-type="string" calcext:value-type="string">
            <text:p>Badnarik</text:p>
          </table:table-cell>
          <table:table-cell office:value-type="string" calcext:value-type="string">
            <text:p>Peroutka</text:p>
          </table:table-cell>
          <table:table-cell office:value-type="string" calcext:value-type="string">
            <text:p>Cobb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float" office:value="1176394" calcext:value-type="float">
            <text:p>1176394</text:p>
          </table:table-cell>
          <table:table-cell office:value-type="float" office:value="693933" calcext:value-type="float">
            <text:p>693933</text:p>
          </table:table-cell>
          <table:table-cell office:value-type="float" office:value="6701" calcext:value-type="float">
            <text:p>6701</text:p>
          </table:table-cell>
          <table:table-cell office:value-type="float" office:value="3529" calcext:value-type="float">
            <text:p>3529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Alaska</text:p>
          </table:table-cell>
          <table:table-cell office:value-type="float" office:value="190889" calcext:value-type="float">
            <text:p>190889</text:p>
          </table:table-cell>
          <table:table-cell office:value-type="float" office:value="111025" calcext:value-type="float">
            <text:p>111025</text:p>
          </table:table-cell>
          <table:table-cell office:value-type="float" office:value="5069" calcext:value-type="float">
            <text:p>5069</text:p>
          </table:table-cell>
          <table:table-cell office:value-type="float" office:value="1675" calcext:value-type="float">
            <text:p>1675</text:p>
          </table:table-cell>
          <table:table-cell office:value-type="float" office:value="2092" calcext:value-type="float">
            <text:p>2092</text:p>
          </table:table-cell>
          <table:table-cell office:value-type="float" office:value="1058" calcext:value-type="float">
            <text:p>1058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office:value-type="float" office:value="1104294" calcext:value-type="float">
            <text:p>1104294</text:p>
          </table:table-cell>
          <table:table-cell office:value-type="float" office:value="893524" calcext:value-type="float">
            <text:p>893524</text:p>
          </table:table-cell>
          <table:table-cell office:value-type="float" office:value="2773" calcext:value-type="float">
            <text:p>2773</text:p>
          </table:table-cell>
          <table:table-cell office:value-type="float" office:value="11856" calcext:value-type="float">
            <text:p>11856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float" office:value="572898" calcext:value-type="float">
            <text:p>572898</text:p>
          </table:table-cell>
          <table:table-cell office:value-type="float" office:value="469953" calcext:value-type="float">
            <text:p>469953</text:p>
          </table:table-cell>
          <table:table-cell office:value-type="float" office:value="6171" calcext:value-type="float">
            <text:p>6171</text:p>
          </table:table-cell>
          <table:table-cell office:value-type="float" office:value="2352" calcext:value-type="float">
            <text:p>2352</text:p>
          </table:table-cell>
          <table:table-cell office:value-type="float" office:value="2083" calcext:value-type="float">
            <text:p>2083</text:p>
          </table:table-cell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5509826" calcext:value-type="float">
            <text:p>5509826</text:p>
          </table:table-cell>
          <table:table-cell office:value-type="float" office:value="6745485" calcext:value-type="float">
            <text:p>6745485</text:p>
          </table:table-cell>
          <table:table-cell office:value-type="float" office:value="20714" calcext:value-type="float">
            <text:p>20714</text:p>
          </table:table-cell>
          <table:table-cell office:value-type="float" office:value="50165" calcext:value-type="float">
            <text:p>50165</text:p>
          </table:table-cell>
          <table:table-cell office:value-type="float" office:value="26645" calcext:value-type="float">
            <text:p>26645</text:p>
          </table:table-cell>
          <table:table-cell office:value-type="float" office:value="40771" calcext:value-type="float">
            <text:p>40771</text:p>
          </table:table-cell>
          <table:table-cell office:value-type="float" office:value="27747" calcext:value-type="float">
            <text:p>27747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float" office:value="1101255" calcext:value-type="float">
            <text:p>1101255</text:p>
          </table:table-cell>
          <table:table-cell office:value-type="float" office:value="1001732" calcext:value-type="float">
            <text:p>1001732</text:p>
          </table:table-cell>
          <table:table-cell office:value-type="float" office:value="12718" calcext:value-type="float">
            <text:p>12718</text:p>
          </table:table-cell>
          <table:table-cell office:value-type="float" office:value="7664" calcext:value-type="float">
            <text:p>7664</text:p>
          </table:table-cell>
          <table:table-cell office:value-type="float" office:value="2562" calcext:value-type="float">
            <text:p>2562</text:p>
          </table:table-cell>
          <table:table-cell office:value-type="float" office:value="1591" calcext:value-type="float">
            <text:p>1591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float" office:value="693826" calcext:value-type="float">
            <text:p>693826</text:p>
          </table:table-cell>
          <table:table-cell office:value-type="float" office:value="857488" calcext:value-type="float">
            <text:p>857488</text:p>
          </table:table-cell>
          <table:table-cell office:value-type="float" office:value="12969" calcext:value-type="float">
            <text:p>12969</text:p>
          </table:table-cell>
          <table:table-cell office:value-type="float" office:value="3367" calcext:value-type="float">
            <text:p>3367</text:p>
          </table:table-cell>
          <table:table-cell office:value-type="float" office:value="1543" calcext:value-type="float">
            <text:p>1543</text:p>
          </table:table-cell>
          <table:table-cell office:value-type="float" office:value="9564" calcext:value-type="float">
            <text:p>95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float" office:value="171660" calcext:value-type="float">
            <text:p>171660</text:p>
          </table:table-cell>
          <table:table-cell office:value-type="float" office:value="200152" calcext:value-type="float">
            <text:p>200152</text:p>
          </table:table-cell>
          <table:table-cell office:value-type="float" office:value="2153" calcext:value-type="float">
            <text:p>2153</text:p>
          </table:table-cell>
          <table:table-cell office:value-type="float" office:value="586" calcext:value-type="float">
            <text:p>586</text:p>
          </table:table-cell>
          <table:table-cell office:value-type="float" office:value="289" calcext:value-type="float">
            <text:p>289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istrict of Columbia </text:p>
          </table:table-cell>
          <table:table-cell office:value-type="float" office:value="21256" calcext:value-type="float">
            <text:p>21256</text:p>
          </table:table-cell>
          <table:table-cell office:value-type="float" office:value="202970" calcext:value-type="float">
            <text:p>202970</text:p>
          </table:table-cell>
          <table:table-cell office:value-type="float" office:value="1485" calcext:value-type="float">
            <text:p>1485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float" office:value="3964522" calcext:value-type="float">
            <text:p>3964522</text:p>
          </table:table-cell>
          <table:table-cell office:value-type="float" office:value="3583544" calcext:value-type="float">
            <text:p>3583544</text:p>
          </table:table-cell>
          <table:table-cell office:value-type="float" office:value="32971" calcext:value-type="float">
            <text:p>32971</text:p>
          </table:table-cell>
          <table:table-cell office:value-type="float" office:value="11996" calcext:value-type="float">
            <text:p>11996</text:p>
          </table:table-cell>
          <table:table-cell office:value-type="float" office:value="6626" calcext:value-type="float">
            <text:p>6626</text:p>
          </table:table-cell>
          <table:table-cell office:value-type="float" office:value="3917" calcext:value-type="float">
            <text:p>3917</text:p>
          </table:table-cell>
          <table:table-cell office:value-type="float" office:value="6234" calcext:value-type="float">
            <text:p>6234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1914254" calcext:value-type="float">
            <text:p>1914254</text:p>
          </table:table-cell>
          <table:table-cell office:value-type="float" office:value="1366149" calcext:value-type="float">
            <text:p>1366149</text:p>
          </table:table-cell>
          <table:table-cell office:value-type="float" office:value="2231" calcext:value-type="float">
            <text:p>2231</text:p>
          </table:table-cell>
          <table:table-cell office:value-type="float" office:value="18387" calcext:value-type="float">
            <text:p>18387</text:p>
          </table:table-cell>
          <table:table-cell office:value-type="float" office:value="580" calcext:value-type="float">
            <text:p>580</text:p>
          </table:table-cell>
          <table:table-cell office:value-type="float" office:value="228" calcext:value-type="float">
            <text:p>22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awaii</text:p>
          </table:table-cell>
          <table:table-cell office:value-type="float" office:value="194191" calcext:value-type="float">
            <text:p>194191</text:p>
          </table:table-cell>
          <table:table-cell office:value-type="float" office:value="231708" calcext:value-type="float">
            <text:p>231708</text:p>
          </table:table-cell>
          <table:table-cell office:value-type="float" office:value="0" calcext:value-type="float">
            <text:p>0</text:p>
          </table:table-cell>
          <table:table-cell office:value-type="float" office:value="1377" calcext:value-type="float">
            <text:p>1377</text:p>
          </table:table-cell>
          <table:table-cell office:value-type="float" office:value="0" calcext:value-type="float">
            <text:p>0</text:p>
          </table:table-cell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aho</text:p>
          </table:table-cell>
          <table:table-cell office:value-type="float" office:value="409235" calcext:value-type="float">
            <text:p>409235</text:p>
          </table:table-cell>
          <table:table-cell office:value-type="float" office:value="181098" calcext:value-type="float">
            <text:p>181098</text:p>
          </table:table-cell>
          <table:table-cell office:value-type="float" office:value="1115" calcext:value-type="float">
            <text:p>1115</text:p>
          </table:table-cell>
          <table:table-cell office:value-type="float" office:value="3844" calcext:value-type="float">
            <text:p>3844</text:p>
          </table:table-cell>
          <table:table-cell office:value-type="float" office:value="3084" calcext:value-type="float">
            <text:p>3084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float" office:value="2345946" calcext:value-type="float">
            <text:p>2345946</text:p>
          </table:table-cell>
          <table:table-cell office:value-type="float" office:value="2891550" calcext:value-type="float">
            <text:p>2891550</text:p>
          </table:table-cell>
          <table:table-cell office:value-type="float" office:value="3571" calcext:value-type="float">
            <text:p>3571</text:p>
          </table:table-cell>
          <table:table-cell office:value-type="float" office:value="32442" calcext:value-type="float">
            <text:p>32442</text:p>
          </table:table-cell>
          <table:table-cell office:value-type="float" office:value="440" calcext:value-type="float">
            <text:p>440</text:p>
          </table:table-cell>
          <table:table-cell office:value-type="float" office:value="241" calcext:value-type="float">
            <text:p>24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float" office:value="1479438" calcext:value-type="float">
            <text:p>1479438</text:p>
          </table:table-cell>
          <table:table-cell office:value-type="float" office:value="969011" calcext:value-type="float">
            <text:p>969011</text:p>
          </table:table-cell>
          <table:table-cell office:value-type="float" office:value="1328" calcext:value-type="float">
            <text:p>1328</text:p>
          </table:table-cell>
          <table:table-cell office:value-type="float" office:value="18058" calcext:value-type="float">
            <text:p>18058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Iowa</text:p>
          </table:table-cell>
          <table:table-cell office:value-type="float" office:value="751957" calcext:value-type="float">
            <text:p>751957</text:p>
          </table:table-cell>
          <table:table-cell office:value-type="float" office:value="741898" calcext:value-type="float">
            <text:p>741898</text:p>
          </table:table-cell>
          <table:table-cell office:value-type="float" office:value="5973" calcext:value-type="float">
            <text:p>5973</text:p>
          </table:table-cell>
          <table:table-cell office:value-type="float" office:value="2992" calcext:value-type="float">
            <text:p>2992</text:p>
          </table:table-cell>
          <table:table-cell office:value-type="float" office:value="1304" calcext:value-type="float">
            <text:p>1304</text:p>
          </table:table-cell>
          <table:table-cell office:value-type="float" office:value="1141" calcext:value-type="float">
            <text:p>1141</text:p>
          </table:table-cell>
          <table:table-cell office:value-type="float" office:value="1643" calcext:value-type="float">
            <text:p>1643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float" office:value="736456" calcext:value-type="float">
            <text:p>736456</text:p>
          </table:table-cell>
          <table:table-cell office:value-type="float" office:value="434993" calcext:value-type="float">
            <text:p>434993</text:p>
          </table:table-cell>
          <table:table-cell office:value-type="float" office:value="9348" calcext:value-type="float">
            <text:p>9348</text:p>
          </table:table-cell>
          <table:table-cell office:value-type="float" office:value="4013" calcext:value-type="float">
            <text:p>4013</text:p>
          </table:table-cell>
          <table:table-cell office:value-type="float" office:value="2899" calcext:value-type="float">
            <text:p>2899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Kentucky</text:p>
          </table:table-cell>
          <table:table-cell office:value-type="float" office:value="1069439" calcext:value-type="float">
            <text:p>1069439</text:p>
          </table:table-cell>
          <table:table-cell office:value-type="float" office:value="712733" calcext:value-type="float">
            <text:p>712733</text:p>
          </table:table-cell>
          <table:table-cell office:value-type="float" office:value="8856" calcext:value-type="float">
            <text:p>8856</text:p>
          </table:table-cell>
          <table:table-cell office:value-type="float" office:value="2619" calcext:value-type="float">
            <text:p>2619</text:p>
          </table:table-cell>
          <table:table-cell office:value-type="float" office:value="2213" calcext:value-type="float">
            <text:p>221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float" office:value="1102169" calcext:value-type="float">
            <text:p>1102169</text:p>
          </table:table-cell>
          <table:table-cell office:value-type="float" office:value="820299" calcext:value-type="float">
            <text:p>820299</text:p>
          </table:table-cell>
          <table:table-cell office:value-type="float" office:value="7032" calcext:value-type="float">
            <text:p>7032</text:p>
          </table:table-cell>
          <table:table-cell office:value-type="float" office:value="2781" calcext:value-type="float">
            <text:p>2781</text:p>
          </table:table-cell>
          <table:table-cell office:value-type="float" office:value="5203" calcext:value-type="float">
            <text:p>5203</text:p>
          </table:table-cell>
          <table:table-cell office:value-type="float" office:value="1276" calcext:value-type="float">
            <text:p>1276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Maine</text:p>
          </table:table-cell>
          <table:table-cell office:value-type="float" office:value="330201" calcext:value-type="float">
            <text:p>330201</text:p>
          </table:table-cell>
          <table:table-cell office:value-type="float" office:value="396842" calcext:value-type="float">
            <text:p>396842</text:p>
          </table:table-cell>
          <table:table-cell office:value-type="float" office:value="8069" calcext:value-type="float">
            <text:p>8069</text:p>
          </table:table-cell>
          <table:table-cell office:value-type="float" office:value="1965" calcext:value-type="float">
            <text:p>1965</text:p>
          </table:table-cell>
          <table:table-cell office:value-type="float" office:value="735" calcext:value-type="float">
            <text:p>735</text:p>
          </table:table-cell>
          <table:table-cell office:value-type="float" office:value="2936" calcext:value-type="float">
            <text:p>29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float" office:value="1024703" calcext:value-type="float">
            <text:p>1024703</text:p>
          </table:table-cell>
          <table:table-cell office:value-type="float" office:value="1334493" calcext:value-type="float">
            <text:p>1334493</text:p>
          </table:table-cell>
          <table:table-cell office:value-type="float" office:value="11854" calcext:value-type="float">
            <text:p>11854</text:p>
          </table:table-cell>
          <table:table-cell office:value-type="float" office:value="6094" calcext:value-type="float">
            <text:p>6094</text:p>
          </table:table-cell>
          <table:table-cell office:value-type="float" office:value="3421" calcext:value-type="float">
            <text:p>3421</text:p>
          </table:table-cell>
          <table:table-cell office:value-type="float" office:value="3632" calcext:value-type="float">
            <text:p>3632</text:p>
          </table:table-cell>
          <table:table-cell office:value-type="float" office:value="2481" calcext:value-type="float">
            <text:p>2481</text:p>
          </table:table-cell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float" office:value="1071109" calcext:value-type="float">
            <text:p>1071109</text:p>
          </table:table-cell>
          <table:table-cell office:value-type="float" office:value="1803800" calcext:value-type="float">
            <text:p>1803800</text:p>
          </table:table-cell>
          <table:table-cell office:value-type="float" office:value="4806" calcext:value-type="float">
            <text:p>4806</text:p>
          </table:table-cell>
          <table:table-cell office:value-type="float" office:value="15022" calcext:value-type="float">
            <text:p>15022</text:p>
          </table:table-cell>
          <table:table-cell office:value-type="float" office:value="0" calcext:value-type="float">
            <text:p>0</text:p>
          </table:table-cell>
          <table:table-cell office:value-type="float" office:value="10623" calcext:value-type="float">
            <text:p>10623</text:p>
          </table:table-cell>
          <table:table-cell office:value-type="float" office:value="7028" calcext:value-type="float">
            <text:p>7028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float" office:value="2313746" calcext:value-type="float">
            <text:p>2313746</text:p>
          </table:table-cell>
          <table:table-cell office:value-type="float" office:value="2479183" calcext:value-type="float">
            <text:p>2479183</text:p>
          </table:table-cell>
          <table:table-cell office:value-type="float" office:value="24035" calcext:value-type="float">
            <text:p>24035</text:p>
          </table:table-cell>
          <table:table-cell office:value-type="float" office:value="10552" calcext:value-type="float">
            <text:p>10552</text:p>
          </table:table-cell>
          <table:table-cell office:value-type="float" office:value="4980" calcext:value-type="float">
            <text:p>4980</text:p>
          </table:table-cell>
          <table:table-cell office:value-type="float" office:value="5325" calcext:value-type="float">
            <text:p>5325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string" calcext:value-type="string">
            <text:p>Minnesota</text:p>
          </table:table-cell>
          <table:table-cell office:value-type="float" office:value="1346695" calcext:value-type="float">
            <text:p>1346695</text:p>
          </table:table-cell>
          <table:table-cell office:value-type="float" office:value="1445014" calcext:value-type="float">
            <text:p>1445014</text:p>
          </table:table-cell>
          <table:table-cell office:value-type="float" office:value="18683" calcext:value-type="float">
            <text:p>18683</text:p>
          </table:table-cell>
          <table:table-cell office:value-type="float" office:value="4639" calcext:value-type="float">
            <text:p>4639</text:p>
          </table:table-cell>
          <table:table-cell office:value-type="float" office:value="3074" calcext:value-type="float">
            <text:p>3074</text:p>
          </table:table-cell>
          <table:table-cell office:value-type="float" office:value="4408" calcext:value-type="float">
            <text:p>4408</text:p>
          </table:table-cell>
          <table:table-cell office:value-type="float" office:value="5874" calcext:value-type="float">
            <text:p>5874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float" office:value="684981" calcext:value-type="float">
            <text:p>684981</text:p>
          </table:table-cell>
          <table:table-cell office:value-type="float" office:value="458094" calcext:value-type="float">
            <text:p>458094</text:p>
          </table:table-cell>
          <table:table-cell office:value-type="float" office:value="3177" calcext:value-type="float">
            <text:p>3177</text:p>
          </table:table-cell>
          <table:table-cell office:value-type="float" office:value="1793" calcext:value-type="float">
            <text:p>1793</text:p>
          </table:table-cell>
          <table:table-cell office:value-type="float" office:value="1759" calcext:value-type="float">
            <text:p>1759</text:p>
          </table:table-cell>
          <table:table-cell office:value-type="float" office:value="1073" calcext:value-type="float">
            <text:p>1073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 office:value-type="float" office:value="1455713" calcext:value-type="float">
            <text:p>1455713</text:p>
          </table:table-cell>
          <table:table-cell office:value-type="float" office:value="1259171" calcext:value-type="float">
            <text:p>1259171</text:p>
          </table:table-cell>
          <table:table-cell office:value-type="float" office:value="1294" calcext:value-type="float">
            <text:p>1294</text:p>
          </table:table-cell>
          <table:table-cell office:value-type="float" office:value="9831" calcext:value-type="float">
            <text:p>9831</text:p>
          </table:table-cell>
          <table:table-cell office:value-type="float" office:value="5355" calcext:value-type="float">
            <text:p>53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office:value-type="float" office:value="266063" calcext:value-type="float">
            <text:p>266063</text:p>
          </table:table-cell>
          <table:table-cell office:value-type="float" office:value="173710" calcext:value-type="float">
            <text:p>173710</text:p>
          </table:table-cell>
          <table:table-cell office:value-type="float" office:value="6168" calcext:value-type="float">
            <text:p>6168</text:p>
          </table:table-cell>
          <table:table-cell office:value-type="float" office:value="1733" calcext:value-type="float">
            <text:p>1733</text:p>
          </table:table-cell>
          <table:table-cell office:value-type="float" office:value="1764" calcext:value-type="float">
            <text:p>1764</text:p>
          </table:table-cell>
          <table:table-cell office:value-type="float" office:value="996" calcext:value-type="float">
            <text:p>9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ebraska</text:p>
          </table:table-cell>
          <table:table-cell office:value-type="float" office:value="512814" calcext:value-type="float">
            <text:p>512814</text:p>
          </table:table-cell>
          <table:table-cell office:value-type="float" office:value="254328" calcext:value-type="float">
            <text:p>254328</text:p>
          </table:table-cell>
          <table:table-cell office:value-type="float" office:value="5698" calcext:value-type="float">
            <text:p>5698</text:p>
          </table:table-cell>
          <table:table-cell office:value-type="float" office:value="2041" calcext:value-type="float">
            <text:p>2041</text:p>
          </table:table-cell>
          <table:table-cell office:value-type="float" office:value="1314" calcext:value-type="float">
            <text:p>1314</text:p>
          </table:table-cell>
          <table:table-cell office:value-type="float" office:value="978" calcext:value-type="float">
            <text:p>978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float" office:value="418690" calcext:value-type="float">
            <text:p>418690</text:p>
          </table:table-cell>
          <table:table-cell office:value-type="float" office:value="397190" calcext:value-type="float">
            <text:p>397190</text:p>
          </table:table-cell>
          <table:table-cell office:value-type="float" office:value="4838" calcext:value-type="float">
            <text:p>4838</text:p>
          </table:table-cell>
          <table:table-cell office:value-type="float" office:value="3176" calcext:value-type="float">
            <text:p>3176</text:p>
          </table:table-cell>
          <table:table-cell office:value-type="float" office:value="1152" calcext:value-type="float">
            <text:p>1152</text:p>
          </table:table-cell>
          <table:table-cell office:value-type="float" office:value="853" calcext:value-type="float">
            <text:p>853</text:p>
          </table:table-cell>
          <table:table-cell office:value-type="float" office:value="3688" calcext:value-type="float">
            <text:p>3688</text:p>
          </table:table-cell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float" office:value="331237" calcext:value-type="float">
            <text:p>331237</text:p>
          </table:table-cell>
          <table:table-cell office:value-type="float" office:value="340511" calcext:value-type="float">
            <text:p>340511</text:p>
          </table:table-cell>
          <table:table-cell office:value-type="float" office:value="4479" calcext:value-type="float">
            <text:p>4479</text:p>
          </table:table-cell>
          <table:table-cell office:value-type="float" office:value="372" calcext:value-type="float">
            <text:p>372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float" office:value="1670003" calcext:value-type="float">
            <text:p>1670003</text:p>
          </table:table-cell>
          <table:table-cell office:value-type="float" office:value="1911430" calcext:value-type="float">
            <text:p>1911430</text:p>
          </table:table-cell>
          <table:table-cell office:value-type="float" office:value="19418" calcext:value-type="float">
            <text:p>19418</text:p>
          </table:table-cell>
          <table:table-cell office:value-type="float" office:value="4514" calcext:value-type="float">
            <text:p>4514</text:p>
          </table:table-cell>
          <table:table-cell office:value-type="float" office:value="2750" calcext:value-type="float">
            <text:p>2750</text:p>
          </table:table-cell>
          <table:table-cell office:value-type="float" office:value="1807" calcext:value-type="float">
            <text:p>1807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string" calcext:value-type="string">
            <text:p>New Mexico</text:p>
          </table:table-cell>
          <table:table-cell office:value-type="float" office:value="376930" calcext:value-type="float">
            <text:p>376930</text:p>
          </table:table-cell>
          <table:table-cell office:value-type="float" office:value="370942" calcext:value-type="float">
            <text:p>370942</text:p>
          </table:table-cell>
          <table:table-cell office:value-type="float" office:value="4053" calcext:value-type="float">
            <text:p>4053</text:p>
          </table:table-cell>
          <table:table-cell office:value-type="float" office:value="2382" calcext:value-type="float">
            <text:p>2382</text:p>
          </table:table-cell>
          <table:table-cell office:value-type="float" office:value="771" calcext:value-type="float">
            <text:p>771</text:p>
          </table:table-cell>
          <table:table-cell office:value-type="float" office:value="1226" calcext:value-type="float">
            <text:p>1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float" office:value="2962567" calcext:value-type="float">
            <text:p>2962567</text:p>
          </table:table-cell>
          <table:table-cell office:value-type="float" office:value="4314280" calcext:value-type="float">
            <text:p>4314280</text:p>
          </table:table-cell>
          <table:table-cell office:value-type="float" office:value="99873" calcext:value-type="float">
            <text:p>99873</text:p>
          </table:table-cell>
          <table:table-cell office:value-type="float" office:value="11607" calcext:value-type="float">
            <text:p>11607</text:p>
          </table:table-cell>
          <table:table-cell office:value-type="float" office:value="207" calcext:value-type="float">
            <text:p>207</text:p>
          </table:table-cell>
          <table:table-cell office:value-type="float" office:value="87" calcext:value-type="float">
            <text:p>87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float" office:value="1961166" calcext:value-type="float">
            <text:p>1961166</text:p>
          </table:table-cell>
          <table:table-cell office:value-type="float" office:value="1525849" calcext:value-type="float">
            <text:p>1525849</text:p>
          </table:table-cell>
          <table:table-cell office:value-type="float" office:value="1805" calcext:value-type="float">
            <text:p>1805</text:p>
          </table:table-cell>
          <table:table-cell office:value-type="float" office:value="11731" calcext:value-type="float">
            <text:p>1173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float" office:value="196651" calcext:value-type="float">
            <text:p>196651</text:p>
          </table:table-cell>
          <table:table-cell office:value-type="float" office:value="111052" calcext:value-type="float">
            <text:p>111052</text:p>
          </table:table-cell>
          <table:table-cell office:value-type="float" office:value="3756" calcext:value-type="float">
            <text:p>3756</text:p>
          </table:table-cell>
          <table:table-cell office:value-type="float" office:value="851" calcext:value-type="float">
            <text:p>851</text:p>
          </table:table-cell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float" office:value="2859768" calcext:value-type="float">
            <text:p>2859768</text:p>
          </table:table-cell>
          <table:table-cell office:value-type="float" office:value="2741167" calcext:value-type="float">
            <text:p>2741167</text:p>
          </table:table-cell>
          <table:table-cell office:value-type="float" office:value="0" calcext:value-type="float">
            <text:p>0</text:p>
          </table:table-cell>
          <table:table-cell office:value-type="float" office:value="14676" calcext:value-type="float">
            <text:p>14676</text:p>
          </table:table-cell>
          <table:table-cell office:value-type="float" office:value="11939" calcext:value-type="float">
            <text:p>11939</text:p>
          </table:table-cell>
          <table:table-cell office:value-type="float" office:value="192" calcext:value-type="float">
            <text:p>19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Oklahoma</text:p>
          </table:table-cell>
          <table:table-cell office:value-type="float" office:value="959792" calcext:value-type="float">
            <text:p>959792</text:p>
          </table:table-cell>
          <table:table-cell office:value-type="float" office:value="503966" calcext:value-type="float">
            <text:p>50396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egon</text:p>
          </table:table-cell>
          <table:table-cell office:value-type="float" office:value="866831" calcext:value-type="float">
            <text:p>866831</text:p>
          </table:table-cell>
          <table:table-cell office:value-type="float" office:value="943163" calcext:value-type="float">
            <text:p>943163</text:p>
          </table:table-cell>
          <table:table-cell office:value-type="float" office:value="0" calcext:value-type="float">
            <text:p>0</text:p>
          </table:table-cell>
          <table:table-cell office:value-type="float" office:value="7260" calcext:value-type="float">
            <text:p>7260</text:p>
          </table:table-cell>
          <table:table-cell office:value-type="float" office:value="5257" calcext:value-type="float">
            <text:p>5257</text:p>
          </table:table-cell>
          <table:table-cell office:value-type="float" office:value="5315" calcext:value-type="float">
            <text:p>5315</text:p>
          </table:table-cell>
          <table:table-cell office:value-type="float" office:value="8956" calcext:value-type="float">
            <text:p>8956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float" office:value="2793847" calcext:value-type="float">
            <text:p>2793847</text:p>
          </table:table-cell>
          <table:table-cell office:value-type="float" office:value="2938095" calcext:value-type="float">
            <text:p>2938095</text:p>
          </table:table-cell>
          <table:table-cell office:value-type="float" office:value="2656" calcext:value-type="float">
            <text:p>2656</text:p>
          </table:table-cell>
          <table:table-cell office:value-type="float" office:value="21185" calcext:value-type="float">
            <text:p>21185</text:p>
          </table:table-cell>
          <table:table-cell office:value-type="float" office:value="6318" calcext:value-type="float">
            <text:p>6318</text:p>
          </table:table-cell>
          <table:table-cell office:value-type="float" office:value="6319" calcext:value-type="float">
            <text:p>6319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float" office:value="169046" calcext:value-type="float">
            <text:p>169046</text:p>
          </table:table-cell>
          <table:table-cell office:value-type="float" office:value="259765" calcext:value-type="float">
            <text:p>259765</text:p>
          </table:table-cell>
          <table:table-cell office:value-type="float" office:value="4651" calcext:value-type="float">
            <text:p>4651</text:p>
          </table:table-cell>
          <table:table-cell office:value-type="float" office:value="907" calcext:value-type="float">
            <text:p>907</text:p>
          </table:table-cell>
          <table:table-cell office:value-type="float" office:value="339" calcext:value-type="float">
            <text:p>339</text:p>
          </table:table-cell>
          <table:table-cell office:value-type="float" office:value="1333" calcext:value-type="float">
            <text:p>1333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float" office:value="937974" calcext:value-type="float">
            <text:p>937974</text:p>
          </table:table-cell>
          <table:table-cell office:value-type="float" office:value="661699" calcext:value-type="float">
            <text:p>661699</text:p>
          </table:table-cell>
          <table:table-cell office:value-type="float" office:value="5520" calcext:value-type="float">
            <text:p>5520</text:p>
          </table:table-cell>
          <table:table-cell office:value-type="float" office:value="3608" calcext:value-type="float">
            <text:p>3608</text:p>
          </table:table-cell>
          <table:table-cell office:value-type="float" office:value="5317" calcext:value-type="float">
            <text:p>5317</text:p>
          </table:table-cell>
          <table:table-cell office:value-type="float" office:value="1488" calcext:value-type="float">
            <text:p>1488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float" office:value="232584" calcext:value-type="float">
            <text:p>232584</text:p>
          </table:table-cell>
          <table:table-cell office:value-type="float" office:value="149244" calcext:value-type="float">
            <text:p>149244</text:p>
          </table:table-cell>
          <table:table-cell office:value-type="float" office:value="4320" calcext:value-type="float">
            <text:p>4320</text:p>
          </table:table-cell>
          <table:table-cell office:value-type="float" office:value="964" calcext:value-type="float">
            <text:p>964</text:p>
          </table:table-cell>
          <table:table-cell office:value-type="float" office:value="1103" calcext:value-type="float">
            <text:p>11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nessee</text:p>
          </table:table-cell>
          <table:table-cell office:value-type="float" office:value="1384375" calcext:value-type="float">
            <text:p>1384375</text:p>
          </table:table-cell>
          <table:table-cell office:value-type="float" office:value="1036477" calcext:value-type="float">
            <text:p>1036477</text:p>
          </table:table-cell>
          <table:table-cell office:value-type="float" office:value="8992" calcext:value-type="float">
            <text:p>8992</text:p>
          </table:table-cell>
          <table:table-cell office:value-type="float" office:value="4866" calcext:value-type="float">
            <text:p>4866</text:p>
          </table:table-cell>
          <table:table-cell office:value-type="float" office:value="2570" calcext:value-type="float">
            <text:p>257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float" office:value="4526917" calcext:value-type="float">
            <text:p>4526917</text:p>
          </table:table-cell>
          <table:table-cell office:value-type="float" office:value="2832704" calcext:value-type="float">
            <text:p>2832704</text:p>
          </table:table-cell>
          <table:table-cell office:value-type="float" office:value="9159" calcext:value-type="float">
            <text:p>9159</text:p>
          </table:table-cell>
          <table:table-cell office:value-type="float" office:value="38787" calcext:value-type="float">
            <text:p>38787</text:p>
          </table:table-cell>
          <table:table-cell office:value-type="float" office:value="1636" calcext:value-type="float">
            <text:p>1636</text:p>
          </table:table-cell>
          <table:table-cell office:value-type="float" office:value="1014" calcext:value-type="float">
            <text:p>1014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office:value-type="float" office:value="663742" calcext:value-type="float">
            <text:p>663742</text:p>
          </table:table-cell>
          <table:table-cell office:value-type="float" office:value="241199" calcext:value-type="float">
            <text:p>241199</text:p>
          </table:table-cell>
          <table:table-cell office:value-type="float" office:value="11305" calcext:value-type="float">
            <text:p>11305</text:p>
          </table:table-cell>
          <table:table-cell office:value-type="float" office:value="3375" calcext:value-type="float">
            <text:p>3375</text:p>
          </table:table-cell>
          <table:table-cell office:value-type="float" office:value="6841" calcext:value-type="float">
            <text:p>6841</text:p>
          </table:table-cell>
          <table:table-cell office:value-type="float" office:value="39" calcext:value-type="float">
            <text:p>39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office:value-type="string" calcext:value-type="string">
            <text:p>Vermont</text:p>
          </table:table-cell>
          <table:table-cell office:value-type="float" office:value="121180" calcext:value-type="float">
            <text:p>121180</text:p>
          </table:table-cell>
          <table:table-cell office:value-type="float" office:value="184067" calcext:value-type="float">
            <text:p>184067</text:p>
          </table:table-cell>
          <table:table-cell office:value-type="float" office:value="4494" calcext:value-type="float">
            <text:p>4494</text:p>
          </table:table-cell>
          <table:table-cell office:value-type="float" office:value="1102" calcext:value-type="float">
            <text:p>1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float" office:value="1716959" calcext:value-type="float">
            <text:p>1716959</text:p>
          </table:table-cell>
          <table:table-cell office:value-type="float" office:value="1454742" calcext:value-type="float">
            <text:p>1454742</text:p>
          </table:table-cell>
          <table:table-cell office:value-type="float" office:value="2393" calcext:value-type="float">
            <text:p>2393</text:p>
          </table:table-cell>
          <table:table-cell office:value-type="float" office:value="11032" calcext:value-type="float">
            <text:p>11032</text:p>
          </table:table-cell>
          <table:table-cell office:value-type="float" office:value="10161" calcext:value-type="float">
            <text:p>10161</text:p>
          </table:table-cell>
          <table:table-cell office:value-type="float" office:value="104" calcext:value-type="float">
            <text:p>104</text:p>
          </table:table-cell>
          <table:table-cell office:value-type="float" office:value="2976" calcext:value-type="float">
            <text:p>2976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float" office:value="1304894" calcext:value-type="float">
            <text:p>1304894</text:p>
          </table:table-cell>
          <table:table-cell office:value-type="float" office:value="1510201" calcext:value-type="float">
            <text:p>1510201</text:p>
          </table:table-cell>
          <table:table-cell office:value-type="float" office:value="23283" calcext:value-type="float">
            <text:p>23283</text:p>
          </table:table-cell>
          <table:table-cell office:value-type="float" office:value="11955" calcext:value-type="float">
            <text:p>11955</text:p>
          </table:table-cell>
          <table:table-cell office:value-type="float" office:value="3922" calcext:value-type="float">
            <text:p>3922</text:p>
          </table:table-cell>
          <table:table-cell office:value-type="float" office:value="2974" calcext:value-type="float">
            <text:p>2974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float" office:value="423778" calcext:value-type="float">
            <text:p>423778</text:p>
          </table:table-cell>
          <table:table-cell office:value-type="float" office:value="326541" calcext:value-type="float">
            <text:p>326541</text:p>
          </table:table-cell>
          <table:table-cell office:value-type="float" office:value="4063" calcext:value-type="float">
            <text:p>4063</text:p>
          </table:table-cell>
          <table:table-cell office:value-type="float" office:value="1405" calcext:value-type="float">
            <text:p>1405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1478120" calcext:value-type="float">
            <text:p>1478120</text:p>
          </table:table-cell>
          <table:table-cell office:value-type="float" office:value="1489504" calcext:value-type="float">
            <text:p>1489504</text:p>
          </table:table-cell>
          <table:table-cell office:value-type="float" office:value="16390" calcext:value-type="float">
            <text:p>16390</text:p>
          </table:table-cell>
          <table:table-cell office:value-type="float" office:value="6464" calcext:value-type="float">
            <text:p>6464</text:p>
          </table:table-cell>
          <table:table-cell office:value-type="float" office:value="0" calcext:value-type="float">
            <text:p>0</text:p>
          </table:table-cell>
          <table:table-cell office:value-type="float" office:value="2661" calcext:value-type="float">
            <text:p>2661</text:p>
          </table:table-cell>
          <table:table-cell office:value-type="float" office:value="3868" calcext:value-type="float">
            <text:p>3868</text:p>
          </table:table-cell>
        </table:table-row>
        <table:table-row table:style-name="ro1">
          <table:table-cell office:value-type="string" calcext:value-type="string">
            <text:p>Wyoming</text:p>
          </table:table-cell>
          <table:table-cell office:value-type="float" office:value="167629" calcext:value-type="float">
            <text:p>167629</text:p>
          </table:table-cell>
          <table:table-cell office:value-type="float" office:value="70776" calcext:value-type="float">
            <text:p>70776</text:p>
          </table:table-cell>
          <table:table-cell office:value-type="float" office:value="2741" calcext:value-type="float">
            <text:p>2741</text:p>
          </table:table-cell>
          <table:table-cell office:value-type="float" office:value="1171" calcext:value-type="float">
            <text:p>1171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</table:table-row>
      </table:table>
      <table:table table:name="2000" table:style-name="ta1"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Nader</text:p>
          </table:table-cell>
          <table:table-cell office:value-type="string" calcext:value-type="string">
            <text:p>Buchanan</text:p>
          </table:table-cell>
          <table:table-cell office:value-type="string" calcext:value-type="string">
            <text:p>Browne</text:p>
          </table:table-cell>
          <table:table-cell office:value-type="string" calcext:value-type="string">
            <text:p>Phillips</text:p>
          </table:table-cell>
          <table:table-cell office:value-type="string" calcext:value-type="string">
            <text:p>Hagelin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float" office:value="941173" calcext:value-type="float">
            <text:p>941173</text:p>
          </table:table-cell>
          <table:table-cell office:value-type="float" office:value="692611" calcext:value-type="float">
            <text:p>692611</text:p>
          </table:table-cell>
          <table:table-cell office:value-type="float" office:value="18323" calcext:value-type="float">
            <text:p>18323</text:p>
          </table:table-cell>
          <table:table-cell office:value-type="float" office:value="6351" calcext:value-type="float">
            <text:p>6351</text:p>
          </table:table-cell>
          <table:table-cell office:value-type="float" office:value="5893" calcext:value-type="float">
            <text:p>5893</text:p>
          </table:table-cell>
          <table:table-cell office:value-type="float" office:value="775" calcext:value-type="float">
            <text:p>775</text:p>
          </table:table-cell>
          <table:table-cell office:value-type="float" office:value="447" calcext:value-type="float">
            <text:p>447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Alaska</text:p>
          </table:table-cell>
          <table:table-cell office:value-type="float" office:value="167398" calcext:value-type="float">
            <text:p>167398</text:p>
          </table:table-cell>
          <table:table-cell office:value-type="float" office:value="79004" calcext:value-type="float">
            <text:p>79004</text:p>
          </table:table-cell>
          <table:table-cell office:value-type="float" office:value="28747" calcext:value-type="float">
            <text:p>28747</text:p>
          </table:table-cell>
          <table:table-cell office:value-type="float" office:value="5192" calcext:value-type="float">
            <text:p>5192</text:p>
          </table:table-cell>
          <table:table-cell office:value-type="float" office:value="2636" calcext:value-type="float">
            <text:p>2636</text:p>
          </table:table-cell>
          <table:table-cell office:value-type="float" office:value="596" calcext:value-type="float">
            <text:p>596</text:p>
          </table:table-cell>
          <table:table-cell office:value-type="float" office:value="919" calcext:value-type="float">
            <text:p>919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office:value-type="float" office:value="781652" calcext:value-type="float">
            <text:p>781652</text:p>
          </table:table-cell>
          <table:table-cell office:value-type="float" office:value="685341" calcext:value-type="float">
            <text:p>685341</text:p>
          </table:table-cell>
          <table:table-cell office:value-type="float" office:value="45645" calcext:value-type="float">
            <text:p>45645</text:p>
          </table:table-cell>
          <table:table-cell office:value-type="float" office:value="12373" calcext:value-type="float">
            <text:p>1237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120" calcext:value-type="float">
            <text:p>1120</text:p>
          </table:table-cell>
          <table:table-cell office:value-type="float" office:value="5775" calcext:value-type="float">
            <text:p>5775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float" office:value="472940" calcext:value-type="float">
            <text:p>472940</text:p>
          </table:table-cell>
          <table:table-cell office:value-type="float" office:value="422768" calcext:value-type="float">
            <text:p>422768</text:p>
          </table:table-cell>
          <table:table-cell office:value-type="float" office:value="13421" calcext:value-type="float">
            <text:p>13421</text:p>
          </table:table-cell>
          <table:table-cell office:value-type="float" office:value="7358" calcext:value-type="float">
            <text:p>7358</text:p>
          </table:table-cell>
          <table:table-cell office:value-type="float" office:value="2781" calcext:value-type="float">
            <text:p>2781</text:p>
          </table:table-cell>
          <table:table-cell office:value-type="float" office:value="1415" calcext:value-type="float">
            <text:p>1415</text:p>
          </table:table-cell>
          <table:table-cell office:value-type="float" office:value="1098" calcext:value-type="float">
            <text:p>1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4567429" calcext:value-type="float">
            <text:p>4567429</text:p>
          </table:table-cell>
          <table:table-cell office:value-type="float" office:value="5861203" calcext:value-type="float">
            <text:p>5861203</text:p>
          </table:table-cell>
          <table:table-cell office:value-type="float" office:value="418707" calcext:value-type="float">
            <text:p>418707</text:p>
          </table:table-cell>
          <table:table-cell office:value-type="float" office:value="44987" calcext:value-type="float">
            <text:p>44987</text:p>
          </table:table-cell>
          <table:table-cell office:value-type="float" office:value="45520" calcext:value-type="float">
            <text:p>45520</text:p>
          </table:table-cell>
          <table:table-cell office:value-type="float" office:value="17042" calcext:value-type="float">
            <text:p>17042</text:p>
          </table:table-cell>
          <table:table-cell office:value-type="float" office:value="10934" calcext:value-type="float">
            <text:p>1093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float" office:value="883748" calcext:value-type="float">
            <text:p>883748</text:p>
          </table:table-cell>
          <table:table-cell office:value-type="float" office:value="738227" calcext:value-type="float">
            <text:p>738227</text:p>
          </table:table-cell>
          <table:table-cell office:value-type="float" office:value="91434" calcext:value-type="float">
            <text:p>91434</text:p>
          </table:table-cell>
          <table:table-cell office:value-type="float" office:value="10465" calcext:value-type="float">
            <text:p>10465</text:p>
          </table:table-cell>
          <table:table-cell office:value-type="float" office:value="12799" calcext:value-type="float">
            <text:p>12799</text:p>
          </table:table-cell>
          <table:table-cell office:value-type="float" office:value="1319" calcext:value-type="float">
            <text:p>1319</text:p>
          </table:table-cell>
          <table:table-cell office:value-type="float" office:value="2240" calcext:value-type="float">
            <text:p>2240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float" office:value="561094" calcext:value-type="float">
            <text:p>561094</text:p>
          </table:table-cell>
          <table:table-cell office:value-type="float" office:value="816015" calcext:value-type="float">
            <text:p>816015</text:p>
          </table:table-cell>
          <table:table-cell office:value-type="float" office:value="64452" calcext:value-type="float">
            <text:p>64452</text:p>
          </table:table-cell>
          <table:table-cell office:value-type="float" office:value="4731" calcext:value-type="float">
            <text:p>4731</text:p>
          </table:table-cell>
          <table:table-cell office:value-type="float" office:value="3484" calcext:value-type="float">
            <text:p>3484</text:p>
          </table:table-cell>
          <table:table-cell office:value-type="float" office:value="9695" calcext:value-type="float">
            <text:p>9695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float" office:value="137288" calcext:value-type="float">
            <text:p>137288</text:p>
          </table:table-cell>
          <table:table-cell office:value-type="float" office:value="180068" calcext:value-type="float">
            <text:p>180068</text:p>
          </table:table-cell>
          <table:table-cell office:value-type="float" office:value="8307" calcext:value-type="float">
            <text:p>8307</text:p>
          </table:table-cell>
          <table:table-cell office:value-type="float" office:value="777" calcext:value-type="float">
            <text:p>777</text:p>
          </table:table-cell>
          <table:table-cell office:value-type="float" office:value="774" calcext:value-type="float">
            <text:p>774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District of Columbia </text:p>
          </table:table-cell>
          <table:table-cell office:value-type="float" office:value="18073" calcext:value-type="float">
            <text:p>18073</text:p>
          </table:table-cell>
          <table:table-cell office:value-type="float" office:value="171923" calcext:value-type="float">
            <text:p>171923</text:p>
          </table:table-cell>
          <table:table-cell office:value-type="float" office:value="10576" calcext:value-type="float">
            <text:p>10576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float" office:value="2912790" calcext:value-type="float">
            <text:p>2912790</text:p>
          </table:table-cell>
          <table:table-cell office:value-type="float" office:value="2912253" calcext:value-type="float">
            <text:p>2912253</text:p>
          </table:table-cell>
          <table:table-cell office:value-type="float" office:value="97488" calcext:value-type="float">
            <text:p>97488</text:p>
          </table:table-cell>
          <table:table-cell office:value-type="float" office:value="17484" calcext:value-type="float">
            <text:p>17484</text:p>
          </table:table-cell>
          <table:table-cell office:value-type="float" office:value="16415" calcext:value-type="float">
            <text:p>16415</text:p>
          </table:table-cell>
          <table:table-cell office:value-type="float" office:value="1371" calcext:value-type="float">
            <text:p>1371</text:p>
          </table:table-cell>
          <table:table-cell office:value-type="float" office:value="2281" calcext:value-type="float">
            <text:p>2281</text:p>
          </table:table-cell>
          <table:table-cell office:value-type="float" office:value="3028" calcext:value-type="float">
            <text:p>3028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1419720" calcext:value-type="float">
            <text:p>1419720</text:p>
          </table:table-cell>
          <table:table-cell office:value-type="float" office:value="1116230" calcext:value-type="float">
            <text:p>1116230</text:p>
          </table:table-cell>
          <table:table-cell office:value-type="float" office:value="13432" calcext:value-type="float">
            <text:p>13432</text:p>
          </table:table-cell>
          <table:table-cell office:value-type="float" office:value="10926" calcext:value-type="float">
            <text:p>10926</text:p>
          </table:table-cell>
          <table:table-cell office:value-type="float" office:value="36332" calcext:value-type="float">
            <text:p>3633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awaii</text:p>
          </table:table-cell>
          <table:table-cell office:value-type="float" office:value="137845" calcext:value-type="float">
            <text:p>137845</text:p>
          </table:table-cell>
          <table:table-cell office:value-type="float" office:value="205286" calcext:value-type="float">
            <text:p>205286</text:p>
          </table:table-cell>
          <table:table-cell office:value-type="float" office:value="21623" calcext:value-type="float">
            <text:p>21623</text:p>
          </table:table-cell>
          <table:table-cell office:value-type="float" office:value="1071" calcext:value-type="float">
            <text:p>1071</text:p>
          </table:table-cell>
          <table:table-cell office:value-type="float" office:value="1477" calcext:value-type="float">
            <text:p>1477</text:p>
          </table:table-cell>
          <table:table-cell office:value-type="float" office:value="343" calcext:value-type="float">
            <text:p>343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aho</text:p>
          </table:table-cell>
          <table:table-cell office:value-type="float" office:value="336937" calcext:value-type="float">
            <text:p>336937</text:p>
          </table:table-cell>
          <table:table-cell office:value-type="float" office:value="138637" calcext:value-type="float">
            <text:p>138637</text:p>
          </table:table-cell>
          <table:table-cell office:value-type="float" office:value="12292" calcext:value-type="float">
            <text:p>12292</text:p>
          </table:table-cell>
          <table:table-cell office:value-type="float" office:value="7615" calcext:value-type="float">
            <text:p>7615</text:p>
          </table:table-cell>
          <table:table-cell office:value-type="float" office:value="3488" calcext:value-type="float">
            <text:p>3488</text:p>
          </table:table-cell>
          <table:table-cell office:value-type="float" office:value="1469" calcext:value-type="float">
            <text:p>1469</text:p>
          </table:table-cell>
          <table:table-cell office:value-type="float" office:value="1177" calcext:value-type="float">
            <text:p>11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float" office:value="2019421" calcext:value-type="float">
            <text:p>2019421</text:p>
          </table:table-cell>
          <table:table-cell office:value-type="float" office:value="2589026" calcext:value-type="float">
            <text:p>2589026</text:p>
          </table:table-cell>
          <table:table-cell office:value-type="float" office:value="103759" calcext:value-type="float">
            <text:p>103759</text:p>
          </table:table-cell>
          <table:table-cell office:value-type="float" office:value="16106" calcext:value-type="float">
            <text:p>16106</text:p>
          </table:table-cell>
          <table:table-cell office:value-type="float" office:value="11623" calcext:value-type="float">
            <text:p>11623</text:p>
          </table:table-cell>
          <table:table-cell office:value-type="float" office:value="57" calcext:value-type="float">
            <text:p>57</text:p>
          </table:table-cell>
          <table:table-cell office:value-type="float" office:value="2127" calcext:value-type="float">
            <text:p>21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float" office:value="1245836" calcext:value-type="float">
            <text:p>1245836</text:p>
          </table:table-cell>
          <table:table-cell office:value-type="float" office:value="901980" calcext:value-type="float">
            <text:p>901980</text:p>
          </table:table-cell>
          <table:table-cell office:value-type="float" office:value="18531" calcext:value-type="float">
            <text:p>18531</text:p>
          </table:table-cell>
          <table:table-cell office:value-type="float" office:value="16959" calcext:value-type="float">
            <text:p>16959</text:p>
          </table:table-cell>
          <table:table-cell office:value-type="float" office:value="15530" calcext:value-type="float">
            <text:p>15530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Iowa</text:p>
          </table:table-cell>
          <table:table-cell office:value-type="float" office:value="634373" calcext:value-type="float">
            <text:p>634373</text:p>
          </table:table-cell>
          <table:table-cell office:value-type="float" office:value="638517" calcext:value-type="float">
            <text:p>638517</text:p>
          </table:table-cell>
          <table:table-cell office:value-type="float" office:value="29374" calcext:value-type="float">
            <text:p>29374</text:p>
          </table:table-cell>
          <table:table-cell office:value-type="float" office:value="5731" calcext:value-type="float">
            <text:p>5731</text:p>
          </table:table-cell>
          <table:table-cell office:value-type="float" office:value="3209" calcext:value-type="float">
            <text:p>3209</text:p>
          </table:table-cell>
          <table:table-cell office:value-type="float" office:value="613" calcext:value-type="float">
            <text:p>613</text:p>
          </table:table-cell>
          <table:table-cell office:value-type="float" office:value="2281" calcext:value-type="float">
            <text:p>2281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float" office:value="622332" calcext:value-type="float">
            <text:p>622332</text:p>
          </table:table-cell>
          <table:table-cell office:value-type="float" office:value="399276" calcext:value-type="float">
            <text:p>399276</text:p>
          </table:table-cell>
          <table:table-cell office:value-type="float" office:value="36086" calcext:value-type="float">
            <text:p>36086</text:p>
          </table:table-cell>
          <table:table-cell office:value-type="float" office:value="7370" calcext:value-type="float">
            <text:p>7370</text:p>
          </table:table-cell>
          <table:table-cell office:value-type="float" office:value="4525" calcext:value-type="float">
            <text:p>4525</text:p>
          </table:table-cell>
          <table:table-cell office:value-type="float" office:value="1254" calcext:value-type="float">
            <text:p>1254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ntucky</text:p>
          </table:table-cell>
          <table:table-cell office:value-type="float" office:value="872492" calcext:value-type="float">
            <text:p>872492</text:p>
          </table:table-cell>
          <table:table-cell office:value-type="float" office:value="638898" calcext:value-type="float">
            <text:p>638898</text:p>
          </table:table-cell>
          <table:table-cell office:value-type="float" office:value="23192" calcext:value-type="float">
            <text:p>23192</text:p>
          </table:table-cell>
          <table:table-cell office:value-type="float" office:value="4173" calcext:value-type="float">
            <text:p>4173</text:p>
          </table:table-cell>
          <table:table-cell office:value-type="float" office:value="2896" calcext:value-type="float">
            <text:p>2896</text:p>
          </table:table-cell>
          <table:table-cell office:value-type="float" office:value="923" calcext:value-type="float">
            <text:p>923</text:p>
          </table:table-cell>
          <table:table-cell office:value-type="float" office:value="1533" calcext:value-type="float">
            <text:p>153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float" office:value="927871" calcext:value-type="float">
            <text:p>927871</text:p>
          </table:table-cell>
          <table:table-cell office:value-type="float" office:value="792344" calcext:value-type="float">
            <text:p>792344</text:p>
          </table:table-cell>
          <table:table-cell office:value-type="float" office:value="20473" calcext:value-type="float">
            <text:p>20473</text:p>
          </table:table-cell>
          <table:table-cell office:value-type="float" office:value="14356" calcext:value-type="float">
            <text:p>14356</text:p>
          </table:table-cell>
          <table:table-cell office:value-type="float" office:value="2951" calcext:value-type="float">
            <text:p>2951</text:p>
          </table:table-cell>
          <table:table-cell office:value-type="float" office:value="5483" calcext:value-type="float">
            <text:p>5483</text:p>
          </table:table-cell>
          <table:table-cell office:value-type="float" office:value="1075" calcext:value-type="float">
            <text:p>1075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string" calcext:value-type="string">
            <text:p>Maine</text:p>
          </table:table-cell>
          <table:table-cell office:value-type="float" office:value="286616" calcext:value-type="float">
            <text:p>286616</text:p>
          </table:table-cell>
          <table:table-cell office:value-type="float" office:value="319951" calcext:value-type="float">
            <text:p>319951</text:p>
          </table:table-cell>
          <table:table-cell office:value-type="float" office:value="37127" calcext:value-type="float">
            <text:p>37127</text:p>
          </table:table-cell>
          <table:table-cell office:value-type="float" office:value="4443" calcext:value-type="float">
            <text:p>4443</text:p>
          </table:table-cell>
          <table:table-cell office:value-type="float" office:value="3074" calcext:value-type="float">
            <text:p>3074</text:p>
          </table:table-cell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float" office:value="813797" calcext:value-type="float">
            <text:p>813797</text:p>
          </table:table-cell>
          <table:table-cell office:value-type="float" office:value="1145782" calcext:value-type="float">
            <text:p>1145782</text:p>
          </table:table-cell>
          <table:table-cell office:value-type="float" office:value="53768" calcext:value-type="float">
            <text:p>53768</text:p>
          </table:table-cell>
          <table:table-cell office:value-type="float" office:value="4248" calcext:value-type="float">
            <text:p>4248</text:p>
          </table:table-cell>
          <table:table-cell office:value-type="float" office:value="5310" calcext:value-type="float">
            <text:p>5310</text:p>
          </table:table-cell>
          <table:table-cell office:value-type="float" office:value="919" calcext:value-type="float">
            <text:p>919</text:p>
          </table:table-cell>
          <table:table-cell office:value-type="float" office:value="176" calcext:value-type="float">
            <text:p>176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float" office:value="878502" calcext:value-type="float">
            <text:p>878502</text:p>
          </table:table-cell>
          <table:table-cell office:value-type="float" office:value="1616487" calcext:value-type="float">
            <text:p>1616487</text:p>
          </table:table-cell>
          <table:table-cell office:value-type="float" office:value="173564" calcext:value-type="float">
            <text:p>173564</text:p>
          </table:table-cell>
          <table:table-cell office:value-type="float" office:value="11149" calcext:value-type="float">
            <text:p>11149</text:p>
          </table:table-cell>
          <table:table-cell office:value-type="float" office:value="16366" calcext:value-type="float">
            <text:p>16366</text:p>
          </table:table-cell>
          <table:table-cell office:value-type="float" office:value="0" calcext:value-type="float">
            <text:p>0</text:p>
          </table:table-cell>
          <table:table-cell office:value-type="float" office:value="2884" calcext:value-type="float">
            <text:p>2884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float" office:value="1953139" calcext:value-type="float">
            <text:p>1953139</text:p>
          </table:table-cell>
          <table:table-cell office:value-type="float" office:value="2170418" calcext:value-type="float">
            <text:p>2170418</text:p>
          </table:table-cell>
          <table:table-cell office:value-type="float" office:value="84165" calcext:value-type="float">
            <text:p>84165</text:p>
          </table:table-cell>
          <table:table-cell office:value-type="float" office:value="1851" calcext:value-type="float">
            <text:p>1851</text:p>
          </table:table-cell>
          <table:table-cell office:value-type="float" office:value="16711" calcext:value-type="float">
            <text:p>16711</text:p>
          </table:table-cell>
          <table:table-cell office:value-type="float" office:value="3791" calcext:value-type="float">
            <text:p>3791</text:p>
          </table:table-cell>
          <table:table-cell office:value-type="float" office:value="2426" calcext:value-type="float">
            <text:p>2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nesota</text:p>
          </table:table-cell>
          <table:table-cell office:value-type="float" office:value="1109659" calcext:value-type="float">
            <text:p>1109659</text:p>
          </table:table-cell>
          <table:table-cell office:value-type="float" office:value="1168266" calcext:value-type="float">
            <text:p>1168266</text:p>
          </table:table-cell>
          <table:table-cell office:value-type="float" office:value="126696" calcext:value-type="float">
            <text:p>126696</text:p>
          </table:table-cell>
          <table:table-cell office:value-type="float" office:value="22166" calcext:value-type="float">
            <text:p>22166</text:p>
          </table:table-cell>
          <table:table-cell office:value-type="float" office:value="5282" calcext:value-type="float">
            <text:p>5282</text:p>
          </table:table-cell>
          <table:table-cell office:value-type="float" office:value="3272" calcext:value-type="float">
            <text:p>3272</text:p>
          </table:table-cell>
          <table:table-cell office:value-type="float" office:value="2294" calcext:value-type="float">
            <text:p>2294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float" office:value="572844" calcext:value-type="float">
            <text:p>572844</text:p>
          </table:table-cell>
          <table:table-cell office:value-type="float" office:value="404614" calcext:value-type="float">
            <text:p>404614</text:p>
          </table:table-cell>
          <table:table-cell office:value-type="float" office:value="8122" calcext:value-type="float">
            <text:p>8122</text:p>
          </table:table-cell>
          <table:table-cell office:value-type="float" office:value="2265" calcext:value-type="float">
            <text:p>2265</text:p>
          </table:table-cell>
          <table:table-cell office:value-type="float" office:value="2009" calcext:value-type="float">
            <text:p>2009</text:p>
          </table:table-cell>
          <table:table-cell office:value-type="float" office:value="3267" calcext:value-type="float">
            <text:p>3267</text:p>
          </table:table-cell>
          <table:table-cell office:value-type="float" office:value="450" calcext:value-type="float">
            <text:p>450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 office:value-type="float" office:value="1189924" calcext:value-type="float">
            <text:p>1189924</text:p>
          </table:table-cell>
          <table:table-cell office:value-type="float" office:value="1111138" calcext:value-type="float">
            <text:p>1111138</text:p>
          </table:table-cell>
          <table:table-cell office:value-type="float" office:value="38515" calcext:value-type="float">
            <text:p>38515</text:p>
          </table:table-cell>
          <table:table-cell office:value-type="float" office:value="9818" calcext:value-type="float">
            <text:p>9818</text:p>
          </table:table-cell>
          <table:table-cell office:value-type="float" office:value="7436" calcext:value-type="float">
            <text:p>7436</text:p>
          </table:table-cell>
          <table:table-cell office:value-type="float" office:value="1957" calcext:value-type="float">
            <text:p>1957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office:value-type="float" office:value="240178" calcext:value-type="float">
            <text:p>240178</text:p>
          </table:table-cell>
          <table:table-cell office:value-type="float" office:value="137126" calcext:value-type="float">
            <text:p>137126</text:p>
          </table:table-cell>
          <table:table-cell office:value-type="float" office:value="24437" calcext:value-type="float">
            <text:p>24437</text:p>
          </table:table-cell>
          <table:table-cell office:value-type="float" office:value="5697" calcext:value-type="float">
            <text:p>5697</text:p>
          </table:table-cell>
          <table:table-cell office:value-type="float" office:value="1718" calcext:value-type="float">
            <text:p>1718</text:p>
          </table:table-cell>
          <table:table-cell office:value-type="float" office:value="1155" calcext:value-type="float">
            <text:p>1155</text:p>
          </table:table-cell>
          <table:table-cell office:value-type="float" office:value="675" calcext:value-type="float">
            <text:p>6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ebraska</text:p>
          </table:table-cell>
          <table:table-cell office:value-type="float" office:value="433862" calcext:value-type="float">
            <text:p>433862</text:p>
          </table:table-cell>
          <table:table-cell office:value-type="float" office:value="231780" calcext:value-type="float">
            <text:p>231780</text:p>
          </table:table-cell>
          <table:table-cell office:value-type="float" office:value="24540" calcext:value-type="float">
            <text:p>24540</text:p>
          </table:table-cell>
          <table:table-cell office:value-type="float" office:value="3646" calcext:value-type="float">
            <text:p>3646</text:p>
          </table:table-cell>
          <table:table-cell office:value-type="float" office:value="2245" calcext:value-type="float">
            <text:p>2245</text:p>
          </table:table-cell>
          <table:table-cell office:value-type="float" office:value="468" calcext:value-type="float">
            <text:p>468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float" office:value="301575" calcext:value-type="float">
            <text:p>301575</text:p>
          </table:table-cell>
          <table:table-cell office:value-type="float" office:value="279978" calcext:value-type="float">
            <text:p>279978</text:p>
          </table:table-cell>
          <table:table-cell office:value-type="float" office:value="15008" calcext:value-type="float">
            <text:p>15008</text:p>
          </table:table-cell>
          <table:table-cell office:value-type="float" office:value="4747" calcext:value-type="float">
            <text:p>4747</text:p>
          </table:table-cell>
          <table:table-cell office:value-type="float" office:value="3311" calcext:value-type="float">
            <text:p>3311</text:p>
          </table:table-cell>
          <table:table-cell office:value-type="float" office:value="621" calcext:value-type="float">
            <text:p>621</text:p>
          </table:table-cell>
          <table:table-cell office:value-type="float" office:value="415" calcext:value-type="float">
            <text:p>415</text:p>
          </table:table-cell>
          <table:table-cell office:value-type="float" office:value="3315" calcext:value-type="float">
            <text:p>3315</text:p>
          </table:table-cell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float" office:value="273559" calcext:value-type="float">
            <text:p>273559</text:p>
          </table:table-cell>
          <table:table-cell office:value-type="float" office:value="266348" calcext:value-type="float">
            <text:p>266348</text:p>
          </table:table-cell>
          <table:table-cell office:value-type="float" office:value="22198" calcext:value-type="float">
            <text:p>22198</text:p>
          </table:table-cell>
          <table:table-cell office:value-type="float" office:value="2615" calcext:value-type="float">
            <text:p>2615</text:p>
          </table:table-cell>
          <table:table-cell office:value-type="float" office:value="2757" calcext:value-type="float">
            <text:p>2757</text:p>
          </table:table-cell>
          <table:table-cell office:value-type="float" office:value="328" calcext:value-type="float">
            <text:p>328</text:p>
          </table:table-cell>
          <table:table-cell office:value-type="float" office:value="55" calcext:value-type="float">
            <text:p>55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float" office:value="1284173" calcext:value-type="float">
            <text:p>1284173</text:p>
          </table:table-cell>
          <table:table-cell office:value-type="float" office:value="1788850" calcext:value-type="float">
            <text:p>1788850</text:p>
          </table:table-cell>
          <table:table-cell office:value-type="float" office:value="94554" calcext:value-type="float">
            <text:p>94554</text:p>
          </table:table-cell>
          <table:table-cell office:value-type="float" office:value="6989" calcext:value-type="float">
            <text:p>6989</text:p>
          </table:table-cell>
          <table:table-cell office:value-type="float" office:value="6312" calcext:value-type="float">
            <text:p>6312</text:p>
          </table:table-cell>
          <table:table-cell office:value-type="float" office:value="1409" calcext:value-type="float">
            <text:p>1409</text:p>
          </table:table-cell>
          <table:table-cell office:value-type="float" office:value="2215" calcext:value-type="float">
            <text:p>2215</text:p>
          </table:table-cell>
          <table:table-cell office:value-type="float" office:value="2724" calcext:value-type="float">
            <text:p>2724</text:p>
          </table:table-cell>
        </table:table-row>
        <table:table-row table:style-name="ro1">
          <table:table-cell office:value-type="string" calcext:value-type="string">
            <text:p>New Mexico</text:p>
          </table:table-cell>
          <table:table-cell office:value-type="float" office:value="286417" calcext:value-type="float">
            <text:p>286417</text:p>
          </table:table-cell>
          <table:table-cell office:value-type="float" office:value="286783" calcext:value-type="float">
            <text:p>286783</text:p>
          </table:table-cell>
          <table:table-cell office:value-type="float" office:value="21251" calcext:value-type="float">
            <text:p>21251</text:p>
          </table:table-cell>
          <table:table-cell office:value-type="float" office:value="1392" calcext:value-type="float">
            <text:p>1392</text:p>
          </table:table-cell>
          <table:table-cell office:value-type="float" office:value="2058" calcext:value-type="float">
            <text:p>2058</text:p>
          </table:table-cell>
          <table:table-cell office:value-type="float" office:value="343" calcext:value-type="float">
            <text:p>343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float" office:value="2403374" calcext:value-type="float">
            <text:p>2403374</text:p>
          </table:table-cell>
          <table:table-cell office:value-type="float" office:value="4107697" calcext:value-type="float">
            <text:p>4107697</text:p>
          </table:table-cell>
          <table:table-cell office:value-type="float" office:value="244030" calcext:value-type="float">
            <text:p>244030</text:p>
          </table:table-cell>
          <table:table-cell office:value-type="float" office:value="31599" calcext:value-type="float">
            <text:p>31599</text:p>
          </table:table-cell>
          <table:table-cell office:value-type="float" office:value="7649" calcext:value-type="float">
            <text:p>7649</text:p>
          </table:table-cell>
          <table:table-cell office:value-type="float" office:value="1498" calcext:value-type="float">
            <text:p>1498</text:p>
          </table:table-cell>
          <table:table-cell office:value-type="float" office:value="24361" calcext:value-type="float">
            <text:p>24361</text:p>
          </table:table-cell>
          <table:table-cell office:value-type="float" office:value="1791" calcext:value-type="float">
            <text:p>1791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float" office:value="1631163" calcext:value-type="float">
            <text:p>1631163</text:p>
          </table:table-cell>
          <table:table-cell office:value-type="float" office:value="1257692" calcext:value-type="float">
            <text:p>1257692</text:p>
          </table:table-cell>
          <table:table-cell office:value-type="float" office:value="0" calcext:value-type="float">
            <text:p>0</text:p>
          </table:table-cell>
          <table:table-cell office:value-type="float" office:value="8874" calcext:value-type="float">
            <text:p>8874</text:p>
          </table:table-cell>
          <table:table-cell office:value-type="float" office:value="12307" calcext:value-type="float">
            <text:p>12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float" office:value="174852" calcext:value-type="float">
            <text:p>174852</text:p>
          </table:table-cell>
          <table:table-cell office:value-type="float" office:value="95284" calcext:value-type="float">
            <text:p>95284</text:p>
          </table:table-cell>
          <table:table-cell office:value-type="float" office:value="9486" calcext:value-type="float">
            <text:p>9486</text:p>
          </table:table-cell>
          <table:table-cell office:value-type="float" office:value="7288" calcext:value-type="float">
            <text:p>7288</text:p>
          </table:table-cell>
          <table:table-cell office:value-type="float" office:value="660" calcext:value-type="float">
            <text:p>660</text:p>
          </table:table-cell>
          <table:table-cell office:value-type="float" office:value="373" calcext:value-type="float">
            <text:p>373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float" office:value="2351209" calcext:value-type="float">
            <text:p>2351209</text:p>
          </table:table-cell>
          <table:table-cell office:value-type="float" office:value="2186190" calcext:value-type="float">
            <text:p>2186190</text:p>
          </table:table-cell>
          <table:table-cell office:value-type="float" office:value="117857" calcext:value-type="float">
            <text:p>117857</text:p>
          </table:table-cell>
          <table:table-cell office:value-type="float" office:value="26724" calcext:value-type="float">
            <text:p>26724</text:p>
          </table:table-cell>
          <table:table-cell office:value-type="float" office:value="13475" calcext:value-type="float">
            <text:p>13475</text:p>
          </table:table-cell>
          <table:table-cell office:value-type="float" office:value="3823" calcext:value-type="float">
            <text:p>3823</text:p>
          </table:table-cell>
          <table:table-cell office:value-type="float" office:value="6169" calcext:value-type="float">
            <text:p>61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klahoma</text:p>
          </table:table-cell>
          <table:table-cell office:value-type="float" office:value="744337" calcext:value-type="float">
            <text:p>744337</text:p>
          </table:table-cell>
          <table:table-cell office:value-type="float" office:value="474276" calcext:value-type="float">
            <text:p>474276</text:p>
          </table:table-cell>
          <table:table-cell office:value-type="float" office:value="0" calcext:value-type="float">
            <text:p>0</text:p>
          </table:table-cell>
          <table:table-cell office:value-type="float" office:value="9014" calcext:value-type="float">
            <text:p>9014</text:p>
          </table:table-cell>
          <table:table-cell office:value-type="float" office:value="6602" calcext:value-type="float">
            <text:p>66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egon</text:p>
          </table:table-cell>
          <table:table-cell office:value-type="float" office:value="713577" calcext:value-type="float">
            <text:p>713577</text:p>
          </table:table-cell>
          <table:table-cell office:value-type="float" office:value="720342" calcext:value-type="float">
            <text:p>720342</text:p>
          </table:table-cell>
          <table:table-cell office:value-type="float" office:value="77357" calcext:value-type="float">
            <text:p>77357</text:p>
          </table:table-cell>
          <table:table-cell office:value-type="float" office:value="7063" calcext:value-type="float">
            <text:p>7063</text:p>
          </table:table-cell>
          <table:table-cell office:value-type="float" office:value="7447" calcext:value-type="float">
            <text:p>7447</text:p>
          </table:table-cell>
          <table:table-cell office:value-type="float" office:value="2189" calcext:value-type="float">
            <text:p>2189</text:p>
          </table:table-cell>
          <table:table-cell office:value-type="float" office:value="2574" calcext:value-type="float">
            <text:p>2574</text:p>
          </table:table-cell>
          <table:table-cell office:value-type="float" office:value="3419" calcext:value-type="float">
            <text:p>3419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float" office:value="2281127" calcext:value-type="float">
            <text:p>2281127</text:p>
          </table:table-cell>
          <table:table-cell office:value-type="float" office:value="2485967" calcext:value-type="float">
            <text:p>2485967</text:p>
          </table:table-cell>
          <table:table-cell office:value-type="float" office:value="103392" calcext:value-type="float">
            <text:p>103392</text:p>
          </table:table-cell>
          <table:table-cell office:value-type="float" office:value="16023" calcext:value-type="float">
            <text:p>16023</text:p>
          </table:table-cell>
          <table:table-cell office:value-type="float" office:value="11248" calcext:value-type="float">
            <text:p>11248</text:p>
          </table:table-cell>
          <table:table-cell office:value-type="float" office:value="14428" calcext:value-type="float">
            <text:p>14428</text:p>
          </table:table-cell>
          <table:table-cell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float" office:value="130555" calcext:value-type="float">
            <text:p>130555</text:p>
          </table:table-cell>
          <table:table-cell office:value-type="float" office:value="249508" calcext:value-type="float">
            <text:p>249508</text:p>
          </table:table-cell>
          <table:table-cell office:value-type="float" office:value="25052" calcext:value-type="float">
            <text:p>25052</text:p>
          </table:table-cell>
          <table:table-cell office:value-type="float" office:value="2273" calcext:value-type="float">
            <text:p>2273</text:p>
          </table:table-cell>
          <table:table-cell office:value-type="float" office:value="742" calcext:value-type="float">
            <text:p>742</text:p>
          </table:table-cell>
          <table:table-cell office:value-type="float" office:value="97" calcext:value-type="float">
            <text:p>97</text:p>
          </table:table-cell>
          <table:table-cell office:value-type="float" office:value="271" calcext:value-type="float">
            <text:p>271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float" office:value="785937" calcext:value-type="float">
            <text:p>785937</text:p>
          </table:table-cell>
          <table:table-cell office:value-type="float" office:value="565561" calcext:value-type="float">
            <text:p>565561</text:p>
          </table:table-cell>
          <table:table-cell office:value-type="float" office:value="20200" calcext:value-type="float">
            <text:p>20200</text:p>
          </table:table-cell>
          <table:table-cell office:value-type="float" office:value="3519" calcext:value-type="float">
            <text:p>3519</text:p>
          </table:table-cell>
          <table:table-cell office:value-type="float" office:value="4876" calcext:value-type="float">
            <text:p>4876</text:p>
          </table:table-cell>
          <table:table-cell office:value-type="float" office:value="1682" calcext:value-type="float">
            <text:p>1682</text:p>
          </table:table-cell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float" office:value="190700" calcext:value-type="float">
            <text:p>190700</text:p>
          </table:table-cell>
          <table:table-cell office:value-type="float" office:value="118804" calcext:value-type="float">
            <text:p>118804</text:p>
          </table:table-cell>
          <table:table-cell office:value-type="float" office:value="0" calcext:value-type="float">
            <text:p>0</text:p>
          </table:table-cell>
          <table:table-cell office:value-type="float" office:value="3322" calcext:value-type="float">
            <text:p>3322</text:p>
          </table:table-cell>
          <table:table-cell office:value-type="float" office:value="1662" calcext:value-type="float">
            <text:p>1662</text:p>
          </table:table-cell>
          <table:table-cell office:value-type="float" office:value="1781" calcext:value-type="float">
            <text:p>17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nessee</text:p>
          </table:table-cell>
          <table:table-cell office:value-type="float" office:value="1061949" calcext:value-type="float">
            <text:p>1061949</text:p>
          </table:table-cell>
          <table:table-cell office:value-type="float" office:value="981720" calcext:value-type="float">
            <text:p>981720</text:p>
          </table:table-cell>
          <table:table-cell office:value-type="float" office:value="19781" calcext:value-type="float">
            <text:p>19781</text:p>
          </table:table-cell>
          <table:table-cell office:value-type="float" office:value="4250" calcext:value-type="float">
            <text:p>4250</text:p>
          </table:table-cell>
          <table:table-cell office:value-type="float" office:value="4284" calcext:value-type="float">
            <text:p>4284</text:p>
          </table:table-cell>
          <table:table-cell office:value-type="float" office:value="1015" calcext:value-type="float">
            <text:p>1015</text:p>
          </table:table-cell>
          <table:table-cell office:value-type="float" office:value="613" calcext:value-type="float">
            <text:p>613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float" office:value="3799639" calcext:value-type="float">
            <text:p>3799639</text:p>
          </table:table-cell>
          <table:table-cell office:value-type="float" office:value="2433746" calcext:value-type="float">
            <text:p>2433746</text:p>
          </table:table-cell>
          <table:table-cell office:value-type="float" office:value="137994" calcext:value-type="float">
            <text:p>137994</text:p>
          </table:table-cell>
          <table:table-cell office:value-type="float" office:value="12394" calcext:value-type="float">
            <text:p>12394</text:p>
          </table:table-cell>
          <table:table-cell office:value-type="float" office:value="23160" calcext:value-type="float">
            <text:p>23160</text:p>
          </table:table-cell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office:value-type="float" office:value="515096" calcext:value-type="float">
            <text:p>515096</text:p>
          </table:table-cell>
          <table:table-cell office:value-type="float" office:value="203053" calcext:value-type="float">
            <text:p>203053</text:p>
          </table:table-cell>
          <table:table-cell office:value-type="float" office:value="35850" calcext:value-type="float">
            <text:p>35850</text:p>
          </table:table-cell>
          <table:table-cell office:value-type="float" office:value="9319" calcext:value-type="float">
            <text:p>9319</text:p>
          </table:table-cell>
          <table:table-cell office:value-type="float" office:value="3616" calcext:value-type="float">
            <text:p>3616</text:p>
          </table:table-cell>
          <table:table-cell office:value-type="float" office:value="2709" calcext:value-type="float">
            <text:p>2709</text:p>
          </table:table-cell>
          <table:table-cell office:value-type="float" office:value="763" calcext:value-type="float">
            <text:p>763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Vermont</text:p>
          </table:table-cell>
          <table:table-cell office:value-type="float" office:value="119775" calcext:value-type="float">
            <text:p>119775</text:p>
          </table:table-cell>
          <table:table-cell office:value-type="float" office:value="149022" calcext:value-type="float">
            <text:p>149022</text:p>
          </table:table-cell>
          <table:table-cell office:value-type="float" office:value="20374" calcext:value-type="float">
            <text:p>20374</text:p>
          </table:table-cell>
          <table:table-cell office:value-type="float" office:value="2192" calcext:value-type="float">
            <text:p>2192</text:p>
          </table:table-cell>
          <table:table-cell office:value-type="float" office:value="784" calcext:value-type="float">
            <text:p>784</text:p>
          </table:table-cell>
          <table:table-cell office:value-type="float" office:value="153" calcext:value-type="float">
            <text:p>153</text:p>
          </table:table-cell>
          <table:table-cell office:value-type="float" office:value="219" calcext:value-type="float">
            <text:p>219</text:p>
          </table:table-cell>
          <table:table-cell office:value-type="float" office:value="1789" calcext:value-type="float">
            <text:p>1789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float" office:value="1437490" calcext:value-type="float">
            <text:p>1437490</text:p>
          </table:table-cell>
          <table:table-cell office:value-type="float" office:value="1217290" calcext:value-type="float">
            <text:p>1217290</text:p>
          </table:table-cell>
          <table:table-cell office:value-type="float" office:value="59398" calcext:value-type="float">
            <text:p>59398</text:p>
          </table:table-cell>
          <table:table-cell office:value-type="float" office:value="5455" calcext:value-type="float">
            <text:p>5455</text:p>
          </table:table-cell>
          <table:table-cell office:value-type="float" office:value="15198" calcext:value-type="float">
            <text:p>15198</text:p>
          </table:table-cell>
          <table:table-cell office:value-type="float" office:value="1809" calcext:value-type="float">
            <text:p>1809</text:p>
          </table:table-cell>
          <table:table-cell office:value-type="float" office:value="171" calcext:value-type="float">
            <text:p>171</text:p>
          </table:table-cell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float" office:value="1108864" calcext:value-type="float">
            <text:p>1108864</text:p>
          </table:table-cell>
          <table:table-cell office:value-type="float" office:value="1247652" calcext:value-type="float">
            <text:p>1247652</text:p>
          </table:table-cell>
          <table:table-cell office:value-type="float" office:value="103002" calcext:value-type="float">
            <text:p>103002</text:p>
          </table:table-cell>
          <table:table-cell office:value-type="float" office:value="7171" calcext:value-type="float">
            <text:p>7171</text:p>
          </table:table-cell>
          <table:table-cell office:value-type="float" office:value="13135" calcext:value-type="float">
            <text:p>13135</text:p>
          </table:table-cell>
          <table:table-cell office:value-type="float" office:value="1989" calcext:value-type="float">
            <text:p>1989</text:p>
          </table:table-cell>
          <table:table-cell office:value-type="float" office:value="2927" calcext:value-type="float">
            <text:p>2927</text:p>
          </table:table-cell>
          <table:table-cell office:value-type="float" office:value="2693" calcext:value-type="float">
            <text:p>2693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float" office:value="336475" calcext:value-type="float">
            <text:p>336475</text:p>
          </table:table-cell>
          <table:table-cell office:value-type="float" office:value="295497" calcext:value-type="float">
            <text:p>295497</text:p>
          </table:table-cell>
          <table:table-cell office:value-type="float" office:value="10680" calcext:value-type="float">
            <text:p>10680</text:p>
          </table:table-cell>
          <table:table-cell office:value-type="float" office:value="3169" calcext:value-type="float">
            <text:p>3169</text:p>
          </table:table-cell>
          <table:table-cell office:value-type="float" office:value="1912" calcext:value-type="float">
            <text:p>1912</text:p>
          </table:table-cell>
          <table:table-cell office:value-type="float" office:value="23" calcext:value-type="float">
            <text:p>23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1237279" calcext:value-type="float">
            <text:p>1237279</text:p>
          </table:table-cell>
          <table:table-cell office:value-type="float" office:value="1242987" calcext:value-type="float">
            <text:p>1242987</text:p>
          </table:table-cell>
          <table:table-cell office:value-type="float" office:value="94070" calcext:value-type="float">
            <text:p>94070</text:p>
          </table:table-cell>
          <table:table-cell office:value-type="float" office:value="11471" calcext:value-type="float">
            <text:p>11471</text:p>
          </table:table-cell>
          <table:table-cell office:value-type="float" office:value="6640" calcext:value-type="float">
            <text:p>6640</text:p>
          </table:table-cell>
          <table:table-cell office:value-type="float" office:value="2042" calcext:value-type="float">
            <text:p>2042</text:p>
          </table:table-cell>
          <table:table-cell office:value-type="float" office:value="853" calcext:value-type="float">
            <text:p>853</text:p>
          </table:table-cell>
          <table:table-cell office:value-type="float" office:value="3265" calcext:value-type="float">
            <text:p>3265</text:p>
          </table:table-cell>
        </table:table-row>
        <table:table-row table:style-name="ro1">
          <table:table-cell office:value-type="string" calcext:value-type="string">
            <text:p>Wyoming</text:p>
          </table:table-cell>
          <table:table-cell office:value-type="float" office:value="147947" calcext:value-type="float">
            <text:p>147947</text:p>
          </table:table-cell>
          <table:table-cell office:value-type="float" office:value="60481" calcext:value-type="float">
            <text:p>60481</text:p>
          </table:table-cell>
          <table:table-cell office:value-type="float" office:value="4625" calcext:value-type="float">
            <text:p>4625</text:p>
          </table:table-cell>
          <table:table-cell office:value-type="float" office:value="2724" calcext:value-type="float">
            <text:p>2724</text:p>
          </table:table-cell>
          <table:table-cell office:value-type="float" office:value="1443" calcext:value-type="float">
            <text:p>1443</text:p>
          </table:table-cell>
          <table:table-cell office:value-type="float" office:value="720" calcext:value-type="float">
            <text:p>720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1996" table:style-name="ta1"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Dole</text:p>
          </table:table-cell>
          <table:table-cell office:value-type="string" calcext:value-type="string">
            <text:p>Perot</text:p>
          </table:table-cell>
          <table:table-cell office:value-type="string" calcext:value-type="string">
            <text:p>Nader</text:p>
          </table:table-cell>
          <table:table-cell office:value-type="string" calcext:value-type="string">
            <text:p>Brown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float" office:value="662165" calcext:value-type="float">
            <text:p>662165</text:p>
          </table:table-cell>
          <table:table-cell office:value-type="float" office:value="769044" calcext:value-type="float">
            <text:p>769044</text:p>
          </table:table-cell>
          <table:table-cell office:value-type="float" office:value="92149" calcext:value-type="float">
            <text:p>92149</text:p>
          </table:table-cell>
          <table:table-cell office:value-type="float" office:value="0" calcext:value-type="float">
            <text:p>0</text:p>
          </table:table-cell>
          <table:table-cell office:value-type="float" office:value="5290" calcext:value-type="float">
            <text:p>5290</text:p>
          </table:table-cell>
          <table:table-cell office:value-type="float" office:value="5701" calcext:value-type="float">
            <text:p>5701</text:p>
          </table:table-cell>
        </table:table-row>
        <table:table-row table:style-name="ro1">
          <table:table-cell office:value-type="string" calcext:value-type="string">
            <text:p>Alaska</text:p>
          </table:table-cell>
          <table:table-cell office:value-type="float" office:value="80380" calcext:value-type="float">
            <text:p>80380</text:p>
          </table:table-cell>
          <table:table-cell office:value-type="float" office:value="122746" calcext:value-type="float">
            <text:p>122746</text:p>
          </table:table-cell>
          <table:table-cell office:value-type="float" office:value="26333" calcext:value-type="float">
            <text:p>26333</text:p>
          </table:table-cell>
          <table:table-cell office:value-type="float" office:value="7597" calcext:value-type="float">
            <text:p>7597</text:p>
          </table:table-cell>
          <table:table-cell office:value-type="float" office:value="2276" calcext:value-type="float">
            <text:p>2276</text:p>
          </table:table-cell>
          <table:table-cell office:value-type="float" office:value="2288" calcext:value-type="float">
            <text:p>2288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office:value-type="float" office:value="653288" calcext:value-type="float">
            <text:p>653288</text:p>
          </table:table-cell>
          <table:table-cell office:value-type="float" office:value="622073" calcext:value-type="float">
            <text:p>622073</text:p>
          </table:table-cell>
          <table:table-cell office:value-type="float" office:value="112072" calcext:value-type="float">
            <text:p>112072</text:p>
          </table:table-cell>
          <table:table-cell office:value-type="float" office:value="2062" calcext:value-type="float">
            <text:p>2062</text:p>
          </table:table-cell>
          <table:table-cell office:value-type="float" office:value="14358" calcext:value-type="float">
            <text:p>14358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float" office:value="475171" calcext:value-type="float">
            <text:p>475171</text:p>
          </table:table-cell>
          <table:table-cell office:value-type="float" office:value="325416" calcext:value-type="float">
            <text:p>325416</text:p>
          </table:table-cell>
          <table:table-cell office:value-type="float" office:value="69884" calcext:value-type="float">
            <text:p>69884</text:p>
          </table:table-cell>
          <table:table-cell office:value-type="float" office:value="3649" calcext:value-type="float">
            <text:p>3649</text:p>
          </table:table-cell>
          <table:table-cell office:value-type="float" office:value="3076" calcext:value-type="float">
            <text:p>3076</text:p>
          </table:table-cell>
          <table:table-cell office:value-type="float" office:value="7066" calcext:value-type="float">
            <text:p>7066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5119835" calcext:value-type="float">
            <text:p>5119835</text:p>
          </table:table-cell>
          <table:table-cell office:value-type="float" office:value="3828380" calcext:value-type="float">
            <text:p>3828380</text:p>
          </table:table-cell>
          <table:table-cell office:value-type="float" office:value="697847" calcext:value-type="float">
            <text:p>697847</text:p>
          </table:table-cell>
          <table:table-cell office:value-type="float" office:value="237016" calcext:value-type="float">
            <text:p>237016</text:p>
          </table:table-cell>
          <table:table-cell office:value-type="float" office:value="73600" calcext:value-type="float">
            <text:p>73600</text:p>
          </table:table-cell>
          <table:table-cell office:value-type="float" office:value="62806" calcext:value-type="float">
            <text:p>62806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float" office:value="671152" calcext:value-type="float">
            <text:p>671152</text:p>
          </table:table-cell>
          <table:table-cell office:value-type="float" office:value="691848" calcext:value-type="float">
            <text:p>691848</text:p>
          </table:table-cell>
          <table:table-cell office:value-type="float" office:value="99629" calcext:value-type="float">
            <text:p>99629</text:p>
          </table:table-cell>
          <table:table-cell office:value-type="float" office:value="25070" calcext:value-type="float">
            <text:p>25070</text:p>
          </table:table-cell>
          <table:table-cell office:value-type="float" office:value="12392" calcext:value-type="float">
            <text:p>12392</text:p>
          </table:table-cell>
          <table:table-cell office:value-type="float" office:value="10613" calcext:value-type="float">
            <text:p>10613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float" office:value="735740" calcext:value-type="float">
            <text:p>735740</text:p>
          </table:table-cell>
          <table:table-cell office:value-type="float" office:value="483109" calcext:value-type="float">
            <text:p>483109</text:p>
          </table:table-cell>
          <table:table-cell office:value-type="float" office:value="139523" calcext:value-type="float">
            <text:p>139523</text:p>
          </table:table-cell>
          <table:table-cell office:value-type="float" office:value="24321" calcext:value-type="float">
            <text:p>24321</text:p>
          </table:table-cell>
          <table:table-cell office:value-type="float" office:value="5788" calcext:value-type="float">
            <text:p>5788</text:p>
          </table:table-cell>
          <table:table-cell office:value-type="float" office:value="4133" calcext:value-type="float">
            <text:p>4133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float" office:value="140355" calcext:value-type="float">
            <text:p>140355</text:p>
          </table:table-cell>
          <table:table-cell office:value-type="float" office:value="99062" calcext:value-type="float">
            <text:p>99062</text:p>
          </table:table-cell>
          <table:table-cell office:value-type="float" office:value="28719" calcext:value-type="float">
            <text:p>28719</text:p>
          </table:table-cell>
          <table:table-cell office:value-type="float" office:value="18" calcext:value-type="float">
            <text:p>18</text:p>
          </table:table-cell>
          <table:table-cell office:value-type="float" office:value="2052" calcext:value-type="float">
            <text:p>2052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District of Columbia </text:p>
          </table:table-cell>
          <table:table-cell office:value-type="float" office:value="158220" calcext:value-type="float">
            <text:p>158220</text:p>
          </table:table-cell>
          <table:table-cell office:value-type="float" office:value="17339" calcext:value-type="float">
            <text:p>17339</text:p>
          </table:table-cell>
          <table:table-cell office:value-type="float" office:value="3611" calcext:value-type="float">
            <text:p>3611</text:p>
          </table:table-cell>
          <table:table-cell office:value-type="float" office:value="4780" calcext:value-type="float">
            <text:p>4780</text:p>
          </table:table-cell>
          <table:table-cell office:value-type="float" office:value="588" calcext:value-type="float">
            <text:p>588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float" office:value="2546870" calcext:value-type="float">
            <text:p>2546870</text:p>
          </table:table-cell>
          <table:table-cell office:value-type="float" office:value="2244536" calcext:value-type="float">
            <text:p>2244536</text:p>
          </table:table-cell>
          <table:table-cell office:value-type="float" office:value="483870" calcext:value-type="float">
            <text:p>483870</text:p>
          </table:table-cell>
          <table:table-cell office:value-type="float" office:value="4101" calcext:value-type="float">
            <text:p>4101</text:p>
          </table:table-cell>
          <table:table-cell office:value-type="float" office:value="23965" calcext:value-type="float">
            <text:p>23965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1053849" calcext:value-type="float">
            <text:p>1053849</text:p>
          </table:table-cell>
          <table:table-cell office:value-type="float" office:value="1080843" calcext:value-type="float">
            <text:p>1080843</text:p>
          </table:table-cell>
          <table:table-cell office:value-type="float" office:value="146337" calcext:value-type="float">
            <text:p>146337</text:p>
          </table:table-cell>
          <table:table-cell office:value-type="float" office:value="0" calcext:value-type="float">
            <text:p>0</text:p>
          </table:table-cell>
          <table:table-cell office:value-type="float" office:value="17870" calcext:value-type="float">
            <text:p>1787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Hawaii</text:p>
          </table:table-cell>
          <table:table-cell office:value-type="float" office:value="205012" calcext:value-type="float">
            <text:p>205012</text:p>
          </table:table-cell>
          <table:table-cell office:value-type="float" office:value="113943" calcext:value-type="float">
            <text:p>113943</text:p>
          </table:table-cell>
          <table:table-cell office:value-type="float" office:value="27358" calcext:value-type="float">
            <text:p>27358</text:p>
          </table:table-cell>
          <table:table-cell office:value-type="float" office:value="10386" calcext:value-type="float">
            <text:p>10386</text:p>
          </table:table-cell>
          <table:table-cell office:value-type="float" office:value="2493" calcext:value-type="float">
            <text:p>2493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string" calcext:value-type="string">
            <text:p>Idaho</text:p>
          </table:table-cell>
          <table:table-cell office:value-type="float" office:value="165443" calcext:value-type="float">
            <text:p>165443</text:p>
          </table:table-cell>
          <table:table-cell office:value-type="float" office:value="256595" calcext:value-type="float">
            <text:p>256595</text:p>
          </table:table-cell>
          <table:table-cell office:value-type="float" office:value="62518" calcext:value-type="float">
            <text:p>62518</text:p>
          </table:table-cell>
          <table:table-cell office:value-type="float" office:value="0" calcext:value-type="float">
            <text:p>0</text:p>
          </table:table-cell>
          <table:table-cell office:value-type="float" office:value="3325" calcext:value-type="float">
            <text:p>3325</text:p>
          </table:table-cell>
          <table:table-cell office:value-type="float" office:value="3838" calcext:value-type="float">
            <text:p>3838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float" office:value="2341744" calcext:value-type="float">
            <text:p>2341744</text:p>
          </table:table-cell>
          <table:table-cell office:value-type="float" office:value="1587021" calcext:value-type="float">
            <text:p>1587021</text:p>
          </table:table-cell>
          <table:table-cell office:value-type="float" office:value="346408" calcext:value-type="float">
            <text:p>346408</text:p>
          </table:table-cell>
          <table:table-cell office:value-type="float" office:value="1447" calcext:value-type="float">
            <text:p>1447</text:p>
          </table:table-cell>
          <table:table-cell office:value-type="float" office:value="22548" calcext:value-type="float">
            <text:p>22548</text:p>
          </table:table-cell>
          <table:table-cell office:value-type="float" office:value="12223" calcext:value-type="float">
            <text:p>12223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float" office:value="887424" calcext:value-type="float">
            <text:p>887424</text:p>
          </table:table-cell>
          <table:table-cell office:value-type="float" office:value="1006693" calcext:value-type="float">
            <text:p>1006693</text:p>
          </table:table-cell>
          <table:table-cell office:value-type="float" office:value="224299" calcext:value-type="float">
            <text:p>224299</text:p>
          </table:table-cell>
          <table:table-cell office:value-type="float" office:value="1121" calcext:value-type="float">
            <text:p>1121</text:p>
          </table:table-cell>
          <table:table-cell office:value-type="float" office:value="15632" calcext:value-type="float">
            <text:p>15632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Iowa</text:p>
          </table:table-cell>
          <table:table-cell office:value-type="float" office:value="620258" calcext:value-type="float">
            <text:p>620258</text:p>
          </table:table-cell>
          <table:table-cell office:value-type="float" office:value="492644" calcext:value-type="float">
            <text:p>492644</text:p>
          </table:table-cell>
          <table:table-cell office:value-type="float" office:value="105159" calcext:value-type="float">
            <text:p>105159</text:p>
          </table:table-cell>
          <table:table-cell office:value-type="float" office:value="6550" calcext:value-type="float">
            <text:p>6550</text:p>
          </table:table-cell>
          <table:table-cell office:value-type="float" office:value="2315" calcext:value-type="float">
            <text:p>2315</text:p>
          </table:table-cell>
          <table:table-cell office:value-type="float" office:value="7149" calcext:value-type="float">
            <text:p>7149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float" office:value="387659" calcext:value-type="float">
            <text:p>387659</text:p>
          </table:table-cell>
          <table:table-cell office:value-type="float" office:value="583245" calcext:value-type="float">
            <text:p>583245</text:p>
          </table:table-cell>
          <table:table-cell office:value-type="float" office:value="92639" calcext:value-type="float">
            <text:p>92639</text:p>
          </table:table-cell>
          <table:table-cell office:value-type="float" office:value="914" calcext:value-type="float">
            <text:p>914</text:p>
          </table:table-cell>
          <table:table-cell office:value-type="float" office:value="4557" calcext:value-type="float">
            <text:p>4557</text:p>
          </table:table-cell>
          <table:table-cell office:value-type="float" office:value="5286" calcext:value-type="float">
            <text:p>5286</text:p>
          </table:table-cell>
        </table:table-row>
        <table:table-row table:style-name="ro1">
          <table:table-cell office:value-type="string" calcext:value-type="string">
            <text:p>Kentucky</text:p>
          </table:table-cell>
          <table:table-cell office:value-type="float" office:value="636614" calcext:value-type="float">
            <text:p>636614</text:p>
          </table:table-cell>
          <table:table-cell office:value-type="float" office:value="623283" calcext:value-type="float">
            <text:p>623283</text:p>
          </table:table-cell>
          <table:table-cell office:value-type="float" office:value="120396" calcext:value-type="float">
            <text:p>120396</text:p>
          </table:table-cell>
          <table:table-cell office:value-type="float" office:value="701" calcext:value-type="float">
            <text:p>701</text:p>
          </table:table-cell>
          <table:table-cell office:value-type="float" office:value="4009" calcext:value-type="float">
            <text:p>4009</text:p>
          </table:table-cell>
          <table:table-cell office:value-type="float" office:value="3705" calcext:value-type="float">
            <text:p>3705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float" office:value="927837" calcext:value-type="float">
            <text:p>927837</text:p>
          </table:table-cell>
          <table:table-cell office:value-type="float" office:value="712586" calcext:value-type="float">
            <text:p>712586</text:p>
          </table:table-cell>
          <table:table-cell office:value-type="float" office:value="123293" calcext:value-type="float">
            <text:p>123293</text:p>
          </table:table-cell>
          <table:table-cell office:value-type="float" office:value="4719" calcext:value-type="float">
            <text:p>4719</text:p>
          </table:table-cell>
          <table:table-cell office:value-type="float" office:value="7499" calcext:value-type="float">
            <text:p>7499</text:p>
          </table:table-cell>
          <table:table-cell office:value-type="float" office:value="8025" calcext:value-type="float">
            <text:p>8025</text:p>
          </table:table-cell>
        </table:table-row>
        <table:table-row table:style-name="ro1">
          <table:table-cell office:value-type="string" calcext:value-type="string">
            <text:p>Maine</text:p>
          </table:table-cell>
          <table:table-cell office:value-type="float" office:value="312788" calcext:value-type="float">
            <text:p>312788</text:p>
          </table:table-cell>
          <table:table-cell office:value-type="float" office:value="186378" calcext:value-type="float">
            <text:p>186378</text:p>
          </table:table-cell>
          <table:table-cell office:value-type="float" office:value="85970" calcext:value-type="float">
            <text:p>85970</text:p>
          </table:table-cell>
          <table:table-cell office:value-type="float" office:value="15279" calcext:value-type="float">
            <text:p>15279</text:p>
          </table:table-cell>
          <table:table-cell office:value-type="float" office:value="2996" calcext:value-type="float">
            <text:p>2996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float" office:value="966207" calcext:value-type="float">
            <text:p>966207</text:p>
          </table:table-cell>
          <table:table-cell office:value-type="float" office:value="681530" calcext:value-type="float">
            <text:p>681530</text:p>
          </table:table-cell>
          <table:table-cell office:value-type="float" office:value="115812" calcext:value-type="float">
            <text:p>115812</text:p>
          </table:table-cell>
          <table:table-cell office:value-type="float" office:value="2606" calcext:value-type="float">
            <text:p>2606</text:p>
          </table:table-cell>
          <table:table-cell office:value-type="float" office:value="8765" calcext:value-type="float">
            <text:p>8765</text:p>
          </table:table-cell>
          <table:table-cell office:value-type="float" office:value="5950" calcext:value-type="float">
            <text:p>5950</text:p>
          </table:table-cell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float" office:value="1571763" calcext:value-type="float">
            <text:p>1571763</text:p>
          </table:table-cell>
          <table:table-cell office:value-type="float" office:value="718107" calcext:value-type="float">
            <text:p>718107</text:p>
          </table:table-cell>
          <table:table-cell office:value-type="float" office:value="227217" calcext:value-type="float">
            <text:p>227217</text:p>
          </table:table-cell>
          <table:table-cell office:value-type="float" office:value="4734" calcext:value-type="float">
            <text:p>4734</text:p>
          </table:table-cell>
          <table:table-cell office:value-type="float" office:value="20426" calcext:value-type="float">
            <text:p>20426</text:p>
          </table:table-cell>
          <table:table-cell office:value-type="float" office:value="14538" calcext:value-type="float">
            <text:p>14538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float" office:value="1989653" calcext:value-type="float">
            <text:p>1989653</text:p>
          </table:table-cell>
          <table:table-cell office:value-type="float" office:value="1481212" calcext:value-type="float">
            <text:p>1481212</text:p>
          </table:table-cell>
          <table:table-cell office:value-type="float" office:value="336670" calcext:value-type="float">
            <text:p>336670</text:p>
          </table:table-cell>
          <table:table-cell office:value-type="float" office:value="2322" calcext:value-type="float">
            <text:p>2322</text:p>
          </table:table-cell>
          <table:table-cell office:value-type="float" office:value="27670" calcext:value-type="float">
            <text:p>27670</text:p>
          </table:table-cell>
          <table:table-cell office:value-type="float" office:value="11317" calcext:value-type="float">
            <text:p>11317</text:p>
          </table:table-cell>
        </table:table-row>
        <table:table-row table:style-name="ro1">
          <table:table-cell office:value-type="string" calcext:value-type="string">
            <text:p>Minnesota</text:p>
          </table:table-cell>
          <table:table-cell office:value-type="float" office:value="1120438" calcext:value-type="float">
            <text:p>1120438</text:p>
          </table:table-cell>
          <table:table-cell office:value-type="float" office:value="766476" calcext:value-type="float">
            <text:p>766476</text:p>
          </table:table-cell>
          <table:table-cell office:value-type="float" office:value="257704" calcext:value-type="float">
            <text:p>257704</text:p>
          </table:table-cell>
          <table:table-cell office:value-type="float" office:value="24908" calcext:value-type="float">
            <text:p>24908</text:p>
          </table:table-cell>
          <table:table-cell office:value-type="float" office:value="8271" calcext:value-type="float">
            <text:p>8271</text:p>
          </table:table-cell>
          <table:table-cell office:value-type="float" office:value="14843" calcext:value-type="float">
            <text:p>14843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float" office:value="394022" calcext:value-type="float">
            <text:p>394022</text:p>
          </table:table-cell>
          <table:table-cell office:value-type="float" office:value="439838" calcext:value-type="float">
            <text:p>439838</text:p>
          </table:table-cell>
          <table:table-cell office:value-type="float" office:value="52222" calcext:value-type="float">
            <text:p>52222</text:p>
          </table:table-cell>
          <table:table-cell office:value-type="float" office:value="0" calcext:value-type="float">
            <text:p>0</text:p>
          </table:table-cell>
          <table:table-cell office:value-type="float" office:value="2809" calcext:value-type="float">
            <text:p>2809</text:p>
          </table:table-cell>
          <table:table-cell office:value-type="float" office:value="4966" calcext:value-type="float">
            <text:p>4966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 office:value-type="float" office:value="1025935" calcext:value-type="float">
            <text:p>1025935</text:p>
          </table:table-cell>
          <table:table-cell office:value-type="float" office:value="890016" calcext:value-type="float">
            <text:p>890016</text:p>
          </table:table-cell>
          <table:table-cell office:value-type="float" office:value="217188" calcext:value-type="float">
            <text:p>217188</text:p>
          </table:table-cell>
          <table:table-cell office:value-type="float" office:value="534" calcext:value-type="float">
            <text:p>534</text:p>
          </table:table-cell>
          <table:table-cell office:value-type="float" office:value="10522" calcext:value-type="float">
            <text:p>10522</text:p>
          </table:table-cell>
          <table:table-cell office:value-type="float" office:value="13870" calcext:value-type="float">
            <text:p>13870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office:value-type="float" office:value="167922" calcext:value-type="float">
            <text:p>167922</text:p>
          </table:table-cell>
          <table:table-cell office:value-type="float" office:value="179652" calcext:value-type="float">
            <text:p>179652</text:p>
          </table:table-cell>
          <table:table-cell office:value-type="float" office:value="55229" calcext:value-type="float">
            <text:p>55229</text:p>
          </table:table-cell>
          <table:table-cell office:value-type="float" office:value="0" calcext:value-type="float">
            <text:p>0</text:p>
          </table:table-cell>
          <table:table-cell office:value-type="float" office:value="2526" calcext:value-type="float">
            <text:p>2526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string" calcext:value-type="string">
            <text:p>Nebraska</text:p>
          </table:table-cell>
          <table:table-cell office:value-type="float" office:value="236761" calcext:value-type="float">
            <text:p>236761</text:p>
          </table:table-cell>
          <table:table-cell office:value-type="float" office:value="363467" calcext:value-type="float">
            <text:p>363467</text:p>
          </table:table-cell>
          <table:table-cell office:value-type="float" office:value="71278" calcext:value-type="float">
            <text:p>71278</text:p>
          </table:table-cell>
          <table:table-cell office:value-type="float" office:value="0" calcext:value-type="float">
            <text:p>0</text:p>
          </table:table-cell>
          <table:table-cell office:value-type="float" office:value="2792" calcext:value-type="float">
            <text:p>2792</text:p>
          </table:table-cell>
          <table:table-cell office:value-type="float" office:value="3117" calcext:value-type="float">
            <text:p>3117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float" office:value="203974" calcext:value-type="float">
            <text:p>203974</text:p>
          </table:table-cell>
          <table:table-cell office:value-type="float" office:value="199244" calcext:value-type="float">
            <text:p>199244</text:p>
          </table:table-cell>
          <table:table-cell office:value-type="float" office:value="43986" calcext:value-type="float">
            <text:p>43986</text:p>
          </table:table-cell>
          <table:table-cell office:value-type="float" office:value="4730" calcext:value-type="float">
            <text:p>4730</text:p>
          </table:table-cell>
          <table:table-cell office:value-type="float" office:value="4460" calcext:value-type="float">
            <text:p>4460</text:p>
          </table:table-cell>
          <table:table-cell office:value-type="float" office:value="7885" calcext:value-type="float">
            <text:p>7885</text:p>
          </table:table-cell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float" office:value="246214" calcext:value-type="float">
            <text:p>246214</text:p>
          </table:table-cell>
          <table:table-cell office:value-type="float" office:value="196532" calcext:value-type="float">
            <text:p>196532</text:p>
          </table:table-cell>
          <table:table-cell office:value-type="float" office:value="48390" calcext:value-type="float">
            <text:p>48390</text:p>
          </table:table-cell>
          <table:table-cell office:value-type="float" office:value="0" calcext:value-type="float">
            <text:p>0</text:p>
          </table:table-cell>
          <table:table-cell office:value-type="float" office:value="4237" calcext:value-type="float">
            <text:p>4237</text:p>
          </table:table-cell>
          <table:table-cell office:value-type="float" office:value="3802" calcext:value-type="float">
            <text:p>3802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float" office:value="1652329" calcext:value-type="float">
            <text:p>1652329</text:p>
          </table:table-cell>
          <table:table-cell office:value-type="float" office:value="1103078" calcext:value-type="float">
            <text:p>1103078</text:p>
          </table:table-cell>
          <table:table-cell office:value-type="float" office:value="262134" calcext:value-type="float">
            <text:p>262134</text:p>
          </table:table-cell>
          <table:table-cell office:value-type="float" office:value="32465" calcext:value-type="float">
            <text:p>32465</text:p>
          </table:table-cell>
          <table:table-cell office:value-type="float" office:value="14763" calcext:value-type="float">
            <text:p>14763</text:p>
          </table:table-cell>
          <table:table-cell office:value-type="float" office:value="11038" calcext:value-type="float">
            <text:p>11038</text:p>
          </table:table-cell>
        </table:table-row>
        <table:table-row table:style-name="ro1">
          <table:table-cell office:value-type="string" calcext:value-type="string">
            <text:p>New Mexico</text:p>
          </table:table-cell>
          <table:table-cell office:value-type="float" office:value="273495" calcext:value-type="float">
            <text:p>273495</text:p>
          </table:table-cell>
          <table:table-cell office:value-type="float" office:value="232751" calcext:value-type="float">
            <text:p>232751</text:p>
          </table:table-cell>
          <table:table-cell office:value-type="float" office:value="32257" calcext:value-type="float">
            <text:p>32257</text:p>
          </table:table-cell>
          <table:table-cell office:value-type="float" office:value="13218" calcext:value-type="float">
            <text:p>13218</text:p>
          </table:table-cell>
          <table:table-cell office:value-type="float" office:value="2996" calcext:value-type="float">
            <text:p>2996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float" office:value="3756177" calcext:value-type="float">
            <text:p>3756177</text:p>
          </table:table-cell>
          <table:table-cell office:value-type="float" office:value="1933492" calcext:value-type="float">
            <text:p>1933492</text:p>
          </table:table-cell>
          <table:table-cell office:value-type="float" office:value="503458" calcext:value-type="float">
            <text:p>503458</text:p>
          </table:table-cell>
          <table:table-cell office:value-type="float" office:value="75956" calcext:value-type="float">
            <text:p>75956</text:p>
          </table:table-cell>
          <table:table-cell office:value-type="float" office:value="12220" calcext:value-type="float">
            <text:p>12220</text:p>
          </table:table-cell>
          <table:table-cell office:value-type="float" office:value="34826" calcext:value-type="float">
            <text:p>34826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float" office:value="1107849" calcext:value-type="float">
            <text:p>1107849</text:p>
          </table:table-cell>
          <table:table-cell office:value-type="float" office:value="1225938" calcext:value-type="float">
            <text:p>1225938</text:p>
          </table:table-cell>
          <table:table-cell office:value-type="float" office:value="168059" calcext:value-type="float">
            <text:p>168059</text:p>
          </table:table-cell>
          <table:table-cell office:value-type="float" office:value="2108" calcext:value-type="float">
            <text:p>2108</text:p>
          </table:table-cell>
          <table:table-cell office:value-type="float" office:value="8740" calcext:value-type="float">
            <text:p>8740</text:p>
          </table:table-cell>
          <table:table-cell office:value-type="float" office:value="3113" calcext:value-type="float">
            <text:p>3113</text:p>
          </table:table-cell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float" office:value="106905" calcext:value-type="float">
            <text:p>106905</text:p>
          </table:table-cell>
          <table:table-cell office:value-type="float" office:value="125050" calcext:value-type="float">
            <text:p>125050</text:p>
          </table:table-cell>
          <table:table-cell office:value-type="float" office:value="32515" calcext:value-type="float">
            <text:p>32515</text:p>
          </table:table-cell>
          <table:table-cell office:value-type="float" office:value="0" calcext:value-type="float">
            <text:p>0</text:p>
          </table:table-cell>
          <table:table-cell office:value-type="float" office:value="847" calcext:value-type="float">
            <text:p>847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float" office:value="2148222" calcext:value-type="float">
            <text:p>2148222</text:p>
          </table:table-cell>
          <table:table-cell office:value-type="float" office:value="1859883" calcext:value-type="float">
            <text:p>1859883</text:p>
          </table:table-cell>
          <table:table-cell office:value-type="float" office:value="483207" calcext:value-type="float">
            <text:p>483207</text:p>
          </table:table-cell>
          <table:table-cell office:value-type="float" office:value="2962" calcext:value-type="float">
            <text:p>2962</text:p>
          </table:table-cell>
          <table:table-cell office:value-type="float" office:value="12851" calcext:value-type="float">
            <text:p>12851</text:p>
          </table:table-cell>
          <table:table-cell office:value-type="float" office:value="27309" calcext:value-type="float">
            <text:p>27309</text:p>
          </table:table-cell>
        </table:table-row>
        <table:table-row table:style-name="ro1">
          <table:table-cell office:value-type="string" calcext:value-type="string">
            <text:p>Oklahoma</text:p>
          </table:table-cell>
          <table:table-cell office:value-type="float" office:value="488105" calcext:value-type="float">
            <text:p>488105</text:p>
          </table:table-cell>
          <table:table-cell office:value-type="float" office:value="582315" calcext:value-type="float">
            <text:p>582315</text:p>
          </table:table-cell>
          <table:table-cell office:value-type="float" office:value="130788" calcext:value-type="float">
            <text:p>130788</text:p>
          </table:table-cell>
          <table:table-cell office:value-type="float" office:value="0" calcext:value-type="float">
            <text:p>0</text:p>
          </table:table-cell>
          <table:table-cell office:value-type="float" office:value="5505" calcext:value-type="float">
            <text:p>5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egon</text:p>
          </table:table-cell>
          <table:table-cell office:value-type="float" office:value="649641" calcext:value-type="float">
            <text:p>649641</text:p>
          </table:table-cell>
          <table:table-cell office:value-type="float" office:value="538152" calcext:value-type="float">
            <text:p>538152</text:p>
          </table:table-cell>
          <table:table-cell office:value-type="float" office:value="121221" calcext:value-type="float">
            <text:p>121221</text:p>
          </table:table-cell>
          <table:table-cell office:value-type="float" office:value="49415" calcext:value-type="float">
            <text:p>49415</text:p>
          </table:table-cell>
          <table:table-cell office:value-type="float" office:value="8903" calcext:value-type="float">
            <text:p>8903</text:p>
          </table:table-cell>
          <table:table-cell office:value-type="float" office:value="10428" calcext:value-type="float">
            <text:p>10428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float" office:value="2215819" calcext:value-type="float">
            <text:p>2215819</text:p>
          </table:table-cell>
          <table:table-cell office:value-type="float" office:value="1801169" calcext:value-type="float">
            <text:p>1801169</text:p>
          </table:table-cell>
          <table:table-cell office:value-type="float" office:value="430984" calcext:value-type="float">
            <text:p>430984</text:p>
          </table:table-cell>
          <table:table-cell office:value-type="float" office:value="3086" calcext:value-type="float">
            <text:p>3086</text:p>
          </table:table-cell>
          <table:table-cell office:value-type="float" office:value="28000" calcext:value-type="float">
            <text:p>28000</text:p>
          </table:table-cell>
          <table:table-cell office:value-type="float" office:value="27060" calcext:value-type="float">
            <text:p>27060</text:p>
          </table:table-cell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float" office:value="233050" calcext:value-type="float">
            <text:p>233050</text:p>
          </table:table-cell>
          <table:table-cell office:value-type="float" office:value="104683" calcext:value-type="float">
            <text:p>104683</text:p>
          </table:table-cell>
          <table:table-cell office:value-type="float" office:value="43723" calcext:value-type="float">
            <text:p>43723</text:p>
          </table:table-cell>
          <table:table-cell office:value-type="float" office:value="6040" calcext:value-type="float">
            <text:p>6040</text:p>
          </table:table-cell>
          <table:table-cell office:value-type="float" office:value="1109" calcext:value-type="float">
            <text:p>1109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float" office:value="504051" calcext:value-type="float">
            <text:p>504051</text:p>
          </table:table-cell>
          <table:table-cell office:value-type="float" office:value="573458" calcext:value-type="float">
            <text:p>573458</text:p>
          </table:table-cell>
          <table:table-cell office:value-type="float" office:value="64386" calcext:value-type="float">
            <text:p>64386</text:p>
          </table:table-cell>
          <table:table-cell office:value-type="float" office:value="0" calcext:value-type="float">
            <text:p>0</text:p>
          </table:table-cell>
          <table:table-cell office:value-type="float" office:value="4271" calcext:value-type="float">
            <text:p>4271</text:p>
          </table:table-cell>
          <table:table-cell office:value-type="float" office:value="3291" calcext:value-type="float">
            <text:p>3291</text:p>
          </table:table-cell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float" office:value="139333" calcext:value-type="float">
            <text:p>139333</text:p>
          </table:table-cell>
          <table:table-cell office:value-type="float" office:value="150543" calcext:value-type="float">
            <text:p>150543</text:p>
          </table:table-cell>
          <table:table-cell office:value-type="float" office:value="31250" calcext:value-type="float">
            <text:p>31250</text:p>
          </table:table-cell>
          <table:table-cell office:value-type="float" office:value="0" calcext:value-type="float">
            <text:p>0</text:p>
          </table:table-cell>
          <table:table-cell office:value-type="float" office:value="1472" calcext:value-type="float">
            <text:p>1472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string" calcext:value-type="string">
            <text:p>Tennessee</text:p>
          </table:table-cell>
          <table:table-cell office:value-type="float" office:value="909146" calcext:value-type="float">
            <text:p>909146</text:p>
          </table:table-cell>
          <table:table-cell office:value-type="float" office:value="863530" calcext:value-type="float">
            <text:p>863530</text:p>
          </table:table-cell>
          <table:table-cell office:value-type="float" office:value="105918" calcext:value-type="float">
            <text:p>105918</text:p>
          </table:table-cell>
          <table:table-cell office:value-type="float" office:value="6427" calcext:value-type="float">
            <text:p>6427</text:p>
          </table:table-cell>
          <table:table-cell office:value-type="float" office:value="5020" calcext:value-type="float">
            <text:p>5020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float" office:value="2459683" calcext:value-type="float">
            <text:p>2459683</text:p>
          </table:table-cell>
          <table:table-cell office:value-type="float" office:value="2736167" calcext:value-type="float">
            <text:p>2736167</text:p>
          </table:table-cell>
          <table:table-cell office:value-type="float" office:value="378537" calcext:value-type="float">
            <text:p>378537</text:p>
          </table:table-cell>
          <table:table-cell office:value-type="float" office:value="4810" calcext:value-type="float">
            <text:p>4810</text:p>
          </table:table-cell>
          <table:table-cell office:value-type="float" office:value="20256" calcext:value-type="float">
            <text:p>20256</text:p>
          </table:table-cell>
          <table:table-cell office:value-type="float" office:value="12191" calcext:value-type="float">
            <text:p>12191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office:value-type="float" office:value="221633" calcext:value-type="float">
            <text:p>221633</text:p>
          </table:table-cell>
          <table:table-cell office:value-type="float" office:value="361911" calcext:value-type="float">
            <text:p>361911</text:p>
          </table:table-cell>
          <table:table-cell office:value-type="float" office:value="66461" calcext:value-type="float">
            <text:p>66461</text:p>
          </table:table-cell>
          <table:table-cell office:value-type="float" office:value="4615" calcext:value-type="float">
            <text:p>4615</text:p>
          </table:table-cell>
          <table:table-cell office:value-type="float" office:value="4129" calcext:value-type="float">
            <text:p>4129</text:p>
          </table:table-cell>
          <table:table-cell office:value-type="float" office:value="6880" calcext:value-type="float">
            <text:p>6880</text:p>
          </table:table-cell>
        </table:table-row>
        <table:table-row table:style-name="ro1">
          <table:table-cell office:value-type="string" calcext:value-type="string">
            <text:p>Vermont</text:p>
          </table:table-cell>
          <table:table-cell office:value-type="float" office:value="137894" calcext:value-type="float">
            <text:p>137894</text:p>
          </table:table-cell>
          <table:table-cell office:value-type="float" office:value="80352" calcext:value-type="float">
            <text:p>80352</text:p>
          </table:table-cell>
          <table:table-cell office:value-type="float" office:value="31024" calcext:value-type="float">
            <text:p>31024</text:p>
          </table:table-cell>
          <table:table-cell office:value-type="float" office:value="5585" calcext:value-type="float">
            <text:p>5585</text:p>
          </table:table-cell>
          <table:table-cell office:value-type="float" office:value="1183" calcext:value-type="float">
            <text:p>1183</text:p>
          </table:table-cell>
          <table:table-cell office:value-type="float" office:value="2411" calcext:value-type="float">
            <text:p>2411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float" office:value="1091060" calcext:value-type="float">
            <text:p>1091060</text:p>
          </table:table-cell>
          <table:table-cell office:value-type="float" office:value="1138350" calcext:value-type="float">
            <text:p>1138350</text:p>
          </table:table-cell>
          <table:table-cell office:value-type="float" office:value="159861" calcext:value-type="float">
            <text:p>159861</text:p>
          </table:table-cell>
          <table:table-cell office:value-type="float" office:value="0" calcext:value-type="float">
            <text:p>0</text:p>
          </table:table-cell>
          <table:table-cell office:value-type="float" office:value="9174" calcext:value-type="float">
            <text:p>9174</text:p>
          </table:table-cell>
          <table:table-cell office:value-type="float" office:value="18197" calcext:value-type="float">
            <text:p>18197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float" office:value="1123323" calcext:value-type="float">
            <text:p>1123323</text:p>
          </table:table-cell>
          <table:table-cell office:value-type="float" office:value="840712" calcext:value-type="float">
            <text:p>840712</text:p>
          </table:table-cell>
          <table:table-cell office:value-type="float" office:value="201003" calcext:value-type="float">
            <text:p>201003</text:p>
          </table:table-cell>
          <table:table-cell office:value-type="float" office:value="60322" calcext:value-type="float">
            <text:p>60322</text:p>
          </table:table-cell>
          <table:table-cell office:value-type="float" office:value="12522" calcext:value-type="float">
            <text:p>12522</text:p>
          </table:table-cell>
          <table:table-cell office:value-type="float" office:value="15955" calcext:value-type="float">
            <text:p>15955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float" office:value="327812" calcext:value-type="float">
            <text:p>327812</text:p>
          </table:table-cell>
          <table:table-cell office:value-type="float" office:value="233946" calcext:value-type="float">
            <text:p>233946</text:p>
          </table:table-cell>
          <table:table-cell office:value-type="float" office:value="71639" calcext:value-type="float">
            <text:p>71639</text:p>
          </table:table-cell>
          <table:table-cell office:value-type="float" office:value="0" calcext:value-type="float">
            <text:p>0</text:p>
          </table:table-cell>
          <table:table-cell office:value-type="float" office:value="3062" calcext:value-type="float">
            <text:p>3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1071971" calcext:value-type="float">
            <text:p>1071971</text:p>
          </table:table-cell>
          <table:table-cell office:value-type="float" office:value="845029" calcext:value-type="float">
            <text:p>845029</text:p>
          </table:table-cell>
          <table:table-cell office:value-type="float" office:value="227339" calcext:value-type="float">
            <text:p>227339</text:p>
          </table:table-cell>
          <table:table-cell office:value-type="float" office:value="28723" calcext:value-type="float">
            <text:p>28723</text:p>
          </table:table-cell>
          <table:table-cell office:value-type="float" office:value="7929" calcext:value-type="float">
            <text:p>7929</text:p>
          </table:table-cell>
          <table:table-cell office:value-type="float" office:value="15178" calcext:value-type="float">
            <text:p>15178</text:p>
          </table:table-cell>
        </table:table-row>
        <table:table-row table:style-name="ro1">
          <table:table-cell office:value-type="string" calcext:value-type="string">
            <text:p>Wyoming</text:p>
          </table:table-cell>
          <table:table-cell office:value-type="float" office:value="77934" calcext:value-type="float">
            <text:p>77934</text:p>
          </table:table-cell>
          <table:table-cell office:value-type="float" office:value="105388" calcext:value-type="float">
            <text:p>105388</text:p>
          </table:table-cell>
          <table:table-cell office:value-type="float" office:value="25928" calcext:value-type="float">
            <text:p>25928</text:p>
          </table:table-cell>
          <table:table-cell office:value-type="float" office:value="0" calcext:value-type="float">
            <text:p>0</text:p>
          </table:table-cell>
          <table:table-cell office:value-type="float" office:value="1739" calcext:value-type="float">
            <text:p>1739</text:p>
          </table:table-cell>
          <table:table-cell office:value-type="float" office:value="582" calcext:value-type="float">
            <text:p>582</text:p>
          </table:table-cell>
        </table:table-row>
      </table:table>
      <table:table table:name="1992" table:style-name="ta1"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Perot</text:p>
          </table:table-cell>
          <table:table-cell office:value-type="string" calcext:value-type="string">
            <text:p>Marrou</text:p>
          </table:table-cell>
          <table:table-cell office:value-type="string" calcext:value-type="string">
            <text:p>Others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float" office:value="690080" calcext:value-type="float">
            <text:p>690080</text:p>
          </table:table-cell>
          <table:table-cell office:value-type="float" office:value="804283" calcext:value-type="float">
            <text:p>804283</text:p>
          </table:table-cell>
          <table:table-cell office:value-type="float" office:value="183109" calcext:value-type="float">
            <text:p>183109</text:p>
          </table:table-cell>
          <table:table-cell office:value-type="float" office:value="5737" calcext:value-type="float">
            <text:p>5737</text:p>
          </table:table-cell>
          <table:table-cell office:value-type="float" office:value="4851" calcext:value-type="float">
            <text:p>4851</text:p>
          </table:table-cell>
        </table:table-row>
        <table:table-row table:style-name="ro1">
          <table:table-cell office:value-type="string" calcext:value-type="string">
            <text:p>Alaska</text:p>
          </table:table-cell>
          <table:table-cell office:value-type="float" office:value="78294" calcext:value-type="float">
            <text:p>78294</text:p>
          </table:table-cell>
          <table:table-cell office:value-type="float" office:value="102000" calcext:value-type="float">
            <text:p>102000</text:p>
          </table:table-cell>
          <table:table-cell office:value-type="float" office:value="73481" calcext:value-type="float">
            <text:p>73481</text:p>
          </table:table-cell>
          <table:table-cell office:value-type="float" office:value="1378" calcext:value-type="float">
            <text:p>1378</text:p>
          </table:table-cell>
          <table:table-cell office:value-type="float" office:value="3353" calcext:value-type="float">
            <text:p>3353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office:value-type="float" office:value="543050" calcext:value-type="float">
            <text:p>543050</text:p>
          </table:table-cell>
          <table:table-cell office:value-type="float" office:value="572086" calcext:value-type="float">
            <text:p>572086</text:p>
          </table:table-cell>
          <table:table-cell office:value-type="float" office:value="353741" calcext:value-type="float">
            <text:p>353741</text:p>
          </table:table-cell>
          <table:table-cell office:value-type="float" office:value="6781" calcext:value-type="float">
            <text:p>6781</text:p>
          </table:table-cell>
          <table:table-cell office:value-type="float" office:value="11348" calcext:value-type="float">
            <text:p>11348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float" office:value="505823" calcext:value-type="float">
            <text:p>505823</text:p>
          </table:table-cell>
          <table:table-cell office:value-type="float" office:value="337324" calcext:value-type="float">
            <text:p>337324</text:p>
          </table:table-cell>
          <table:table-cell office:value-type="float" office:value="99132" calcext:value-type="float">
            <text:p>99132</text:p>
          </table:table-cell>
          <table:table-cell office:value-type="float" office:value="1261" calcext:value-type="float">
            <text:p>1261</text:p>
          </table:table-cell>
          <table:table-cell office:value-type="float" office:value="7113" calcext:value-type="float">
            <text:p>7113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5121325" calcext:value-type="float">
            <text:p>5121325</text:p>
          </table:table-cell>
          <table:table-cell office:value-type="float" office:value="3630574" calcext:value-type="float">
            <text:p>3630574</text:p>
          </table:table-cell>
          <table:table-cell office:value-type="float" office:value="2296006" calcext:value-type="float">
            <text:p>2296006</text:p>
          </table:table-cell>
          <table:table-cell office:value-type="float" office:value="48139" calcext:value-type="float">
            <text:p>48139</text:p>
          </table:table-cell>
          <table:table-cell office:value-type="float" office:value="35677" calcext:value-type="float">
            <text:p>35677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float" office:value="629681" calcext:value-type="float">
            <text:p>629681</text:p>
          </table:table-cell>
          <table:table-cell office:value-type="float" office:value="562850" calcext:value-type="float">
            <text:p>562850</text:p>
          </table:table-cell>
          <table:table-cell office:value-type="float" office:value="366010" calcext:value-type="float">
            <text:p>366010</text:p>
          </table:table-cell>
          <table:table-cell office:value-type="float" office:value="8669" calcext:value-type="float">
            <text:p>8669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float" office:value="682318" calcext:value-type="float">
            <text:p>682318</text:p>
          </table:table-cell>
          <table:table-cell office:value-type="float" office:value="578313" calcext:value-type="float">
            <text:p>578313</text:p>
          </table:table-cell>
          <table:table-cell office:value-type="float" office:value="348771" calcext:value-type="float">
            <text:p>348771</text:p>
          </table:table-cell>
          <table:table-cell office:value-type="float" office:value="5391" calcext:value-type="float">
            <text:p>5391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float" office:value="126054" calcext:value-type="float">
            <text:p>126054</text:p>
          </table:table-cell>
          <table:table-cell office:value-type="float" office:value="102313" calcext:value-type="float">
            <text:p>102313</text:p>
          </table:table-cell>
          <table:table-cell office:value-type="float" office:value="59213" calcext:value-type="float">
            <text:p>59213</text:p>
          </table:table-cell>
          <table:table-cell office:value-type="float" office:value="935" calcext:value-type="float">
            <text:p>935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string" calcext:value-type="string">
            <text:p>District of Columbia </text:p>
          </table:table-cell>
          <table:table-cell office:value-type="float" office:value="192619" calcext:value-type="float">
            <text:p>192619</text:p>
          </table:table-cell>
          <table:table-cell office:value-type="float" office:value="20698" calcext:value-type="float">
            <text:p>20698</text:p>
          </table:table-cell>
          <table:table-cell office:value-type="float" office:value="9681" calcext:value-type="float">
            <text:p>9681</text:p>
          </table:table-cell>
          <table:table-cell office:value-type="float" office:value="467" calcext:value-type="float">
            <text:p>467</text:p>
          </table:table-cell>
          <table:table-cell office:value-type="float" office:value="4107" calcext:value-type="float">
            <text:p>4107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float" office:value="2072698" calcext:value-type="float">
            <text:p>2072698</text:p>
          </table:table-cell>
          <table:table-cell office:value-type="float" office:value="2173310" calcext:value-type="float">
            <text:p>2173310</text:p>
          </table:table-cell>
          <table:table-cell office:value-type="float" office:value="1053067" calcext:value-type="float">
            <text:p>1053067</text:p>
          </table:table-cell>
          <table:table-cell office:value-type="float" office:value="15079" calcext:value-type="float">
            <text:p>1507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1008966" calcext:value-type="float">
            <text:p>1008966</text:p>
          </table:table-cell>
          <table:table-cell office:value-type="float" office:value="995252" calcext:value-type="float">
            <text:p>995252</text:p>
          </table:table-cell>
          <table:table-cell office:value-type="float" office:value="309657" calcext:value-type="float">
            <text:p>309657</text:p>
          </table:table-cell>
          <table:table-cell office:value-type="float" office:value="7110" calcext:value-type="float">
            <text:p>711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Hawaii</text:p>
          </table:table-cell>
          <table:table-cell office:value-type="float" office:value="179310" calcext:value-type="float">
            <text:p>179310</text:p>
          </table:table-cell>
          <table:table-cell office:value-type="float" office:value="136822" calcext:value-type="float">
            <text:p>136822</text:p>
          </table:table-cell>
          <table:table-cell office:value-type="float" office:value="53003" calcext:value-type="float">
            <text:p>53003</text:p>
          </table:table-cell>
          <table:table-cell office:value-type="float" office:value="1119" calcext:value-type="float">
            <text:p>1119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string" calcext:value-type="string">
            <text:p>Idaho</text:p>
          </table:table-cell>
          <table:table-cell office:value-type="float" office:value="137013" calcext:value-type="float">
            <text:p>137013</text:p>
          </table:table-cell>
          <table:table-cell office:value-type="float" office:value="202645" calcext:value-type="float">
            <text:p>202645</text:p>
          </table:table-cell>
          <table:table-cell office:value-type="float" office:value="130395" calcext:value-type="float">
            <text:p>130395</text:p>
          </table:table-cell>
          <table:table-cell office:value-type="float" office:value="1167" calcext:value-type="float">
            <text:p>1167</text:p>
          </table:table-cell>
          <table:table-cell office:value-type="float" office:value="10894" calcext:value-type="float">
            <text:p>10894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float" office:value="2453350" calcext:value-type="float">
            <text:p>2453350</text:p>
          </table:table-cell>
          <table:table-cell office:value-type="float" office:value="1734096" calcext:value-type="float">
            <text:p>1734096</text:p>
          </table:table-cell>
          <table:table-cell office:value-type="float" office:value="840515" calcext:value-type="float">
            <text:p>840515</text:p>
          </table:table-cell>
          <table:table-cell office:value-type="float" office:value="9218" calcext:value-type="float">
            <text:p>9218</text:p>
          </table:table-cell>
          <table:table-cell office:value-type="float" office:value="12978" calcext:value-type="float">
            <text:p>12978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float" office:value="848420" calcext:value-type="float">
            <text:p>848420</text:p>
          </table:table-cell>
          <table:table-cell office:value-type="float" office:value="989375" calcext:value-type="float">
            <text:p>989375</text:p>
          </table:table-cell>
          <table:table-cell office:value-type="float" office:value="455934" calcext:value-type="float">
            <text:p>455934</text:p>
          </table:table-cell>
          <table:table-cell office:value-type="float" office:value="7936" calcext:value-type="float">
            <text:p>7936</text:p>
          </table:table-cell>
          <table:table-cell office:value-type="float" office:value="4206" calcext:value-type="float">
            <text:p>4206</text:p>
          </table:table-cell>
        </table:table-row>
        <table:table-row table:style-name="ro1">
          <table:table-cell office:value-type="string" calcext:value-type="string">
            <text:p>Iowa</text:p>
          </table:table-cell>
          <table:table-cell office:value-type="float" office:value="586353" calcext:value-type="float">
            <text:p>586353</text:p>
          </table:table-cell>
          <table:table-cell office:value-type="float" office:value="504891" calcext:value-type="float">
            <text:p>504891</text:p>
          </table:table-cell>
          <table:table-cell office:value-type="float" office:value="253468" calcext:value-type="float">
            <text:p>253468</text:p>
          </table:table-cell>
          <table:table-cell office:value-type="float" office:value="1076" calcext:value-type="float">
            <text:p>1076</text:p>
          </table:table-cell>
          <table:table-cell office:value-type="float" office:value="8819" calcext:value-type="float">
            <text:p>8819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float" office:value="390434" calcext:value-type="float">
            <text:p>390434</text:p>
          </table:table-cell>
          <table:table-cell office:value-type="float" office:value="449951" calcext:value-type="float">
            <text:p>449951</text:p>
          </table:table-cell>
          <table:table-cell office:value-type="float" office:value="312358" calcext:value-type="float">
            <text:p>312358</text:p>
          </table:table-cell>
          <table:table-cell office:value-type="float" office:value="4314" calcext:value-type="float">
            <text:p>431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Kentucky</text:p>
          </table:table-cell>
          <table:table-cell office:value-type="float" office:value="665104" calcext:value-type="float">
            <text:p>665104</text:p>
          </table:table-cell>
          <table:table-cell office:value-type="float" office:value="617178" calcext:value-type="float">
            <text:p>617178</text:p>
          </table:table-cell>
          <table:table-cell office:value-type="float" office:value="203944" calcext:value-type="float">
            <text:p>203944</text:p>
          </table:table-cell>
          <table:table-cell office:value-type="float" office:value="4513" calcext:value-type="float">
            <text:p>4513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float" office:value="815971" calcext:value-type="float">
            <text:p>815971</text:p>
          </table:table-cell>
          <table:table-cell office:value-type="float" office:value="733386" calcext:value-type="float">
            <text:p>733386</text:p>
          </table:table-cell>
          <table:table-cell office:value-type="float" office:value="211478" calcext:value-type="float">
            <text:p>211478</text:p>
          </table:table-cell>
          <table:table-cell office:value-type="float" office:value="3155" calcext:value-type="float">
            <text:p>3155</text:p>
          </table:table-cell>
          <table:table-cell office:value-type="float" office:value="26027" calcext:value-type="float">
            <text:p>26027</text:p>
          </table:table-cell>
        </table:table-row>
        <table:table-row table:style-name="ro1">
          <table:table-cell office:value-type="string" calcext:value-type="string">
            <text:p>Maine</text:p>
          </table:table-cell>
          <table:table-cell office:value-type="float" office:value="263420" calcext:value-type="float">
            <text:p>263420</text:p>
          </table:table-cell>
          <table:table-cell office:value-type="float" office:value="206504" calcext:value-type="float">
            <text:p>206504</text:p>
          </table:table-cell>
          <table:table-cell office:value-type="float" office:value="206820" calcext:value-type="float">
            <text:p>206820</text:p>
          </table:table-cell>
          <table:table-cell office:value-type="float" office:value="1681" calcext:value-type="float">
            <text:p>1681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float" office:value="988571" calcext:value-type="float">
            <text:p>988571</text:p>
          </table:table-cell>
          <table:table-cell office:value-type="float" office:value="707094" calcext:value-type="float">
            <text:p>707094</text:p>
          </table:table-cell>
          <table:table-cell office:value-type="float" office:value="281414" calcext:value-type="float">
            <text:p>281414</text:p>
          </table:table-cell>
          <table:table-cell office:value-type="float" office:value="4715" calcext:value-type="float">
            <text:p>4715</text:p>
          </table:table-cell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float" office:value="1318662" calcext:value-type="float">
            <text:p>1318662</text:p>
          </table:table-cell>
          <table:table-cell office:value-type="float" office:value="805049" calcext:value-type="float">
            <text:p>805049</text:p>
          </table:table-cell>
          <table:table-cell office:value-type="float" office:value="632312" calcext:value-type="float">
            <text:p>632312</text:p>
          </table:table-cell>
          <table:table-cell office:value-type="float" office:value="7458" calcext:value-type="float">
            <text:p>7458</text:p>
          </table:table-cell>
          <table:table-cell office:value-type="float" office:value="10093" calcext:value-type="float">
            <text:p>10093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float" office:value="1871182" calcext:value-type="float">
            <text:p>1871182</text:p>
          </table:table-cell>
          <table:table-cell office:value-type="float" office:value="1554940" calcext:value-type="float">
            <text:p>1554940</text:p>
          </table:table-cell>
          <table:table-cell office:value-type="float" office:value="824813" calcext:value-type="float">
            <text:p>824813</text:p>
          </table:table-cell>
          <table:table-cell office:value-type="float" office:value="10175" calcext:value-type="float">
            <text:p>10175</text:p>
          </table:table-cell>
          <table:table-cell office:value-type="float" office:value="13563" calcext:value-type="float">
            <text:p>13563</text:p>
          </table:table-cell>
        </table:table-row>
        <table:table-row table:style-name="ro1">
          <table:table-cell office:value-type="string" calcext:value-type="string">
            <text:p>Minnesota</text:p>
          </table:table-cell>
          <table:table-cell office:value-type="float" office:value="1020997" calcext:value-type="float">
            <text:p>1020997</text:p>
          </table:table-cell>
          <table:table-cell office:value-type="float" office:value="747841" calcext:value-type="float">
            <text:p>747841</text:p>
          </table:table-cell>
          <table:table-cell office:value-type="float" office:value="562506" calcext:value-type="float">
            <text:p>562506</text:p>
          </table:table-cell>
          <table:table-cell office:value-type="float" office:value="3374" calcext:value-type="float">
            <text:p>3374</text:p>
          </table:table-cell>
          <table:table-cell office:value-type="float" office:value="13230" calcext:value-type="float">
            <text:p>13230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float" office:value="400258" calcext:value-type="float">
            <text:p>400258</text:p>
          </table:table-cell>
          <table:table-cell office:value-type="float" office:value="487793" calcext:value-type="float">
            <text:p>487793</text:p>
          </table:table-cell>
          <table:table-cell office:value-type="float" office:value="85626" calcext:value-type="float">
            <text:p>85626</text:p>
          </table:table-cell>
          <table:table-cell office:value-type="float" office:value="2154" calcext:value-type="float">
            <text:p>2154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 office:value-type="float" office:value="1053873" calcext:value-type="float">
            <text:p>1053873</text:p>
          </table:table-cell>
          <table:table-cell office:value-type="float" office:value="811159" calcext:value-type="float">
            <text:p>811159</text:p>
          </table:table-cell>
          <table:table-cell office:value-type="float" office:value="518741" calcext:value-type="float">
            <text:p>518741</text:p>
          </table:table-cell>
          <table:table-cell office:value-type="float" office:value="7497" calcext:value-type="float">
            <text:p>7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office:value-type="float" office:value="154507" calcext:value-type="float">
            <text:p>154507</text:p>
          </table:table-cell>
          <table:table-cell office:value-type="float" office:value="144207" calcext:value-type="float">
            <text:p>144207</text:p>
          </table:table-cell>
          <table:table-cell office:value-type="float" office:value="107225" calcext:value-type="float">
            <text:p>107225</text:p>
          </table:table-cell>
          <table:table-cell office:value-type="float" office:value="986" calcext:value-type="float">
            <text:p>986</text:p>
          </table:table-cell>
          <table:table-cell office:value-type="float" office:value="3658" calcext:value-type="float">
            <text:p>3658</text:p>
          </table:table-cell>
        </table:table-row>
        <table:table-row table:style-name="ro1">
          <table:table-cell office:value-type="string" calcext:value-type="string">
            <text:p>Nebraska</text:p>
          </table:table-cell>
          <table:table-cell office:value-type="float" office:value="217344" calcext:value-type="float">
            <text:p>217344</text:p>
          </table:table-cell>
          <table:table-cell office:value-type="float" office:value="344346" calcext:value-type="float">
            <text:p>344346</text:p>
          </table:table-cell>
          <table:table-cell office:value-type="float" office:value="174687" calcext:value-type="float">
            <text:p>174687</text:p>
          </table:table-cell>
          <table:table-cell office:value-type="float" office:value="1344" calcext:value-type="float">
            <text:p>1344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float" office:value="189148" calcext:value-type="float">
            <text:p>189148</text:p>
          </table:table-cell>
          <table:table-cell office:value-type="float" office:value="175828" calcext:value-type="float">
            <text:p>175828</text:p>
          </table:table-cell>
          <table:table-cell office:value-type="float" office:value="132580" calcext:value-type="float">
            <text:p>132580</text:p>
          </table:table-cell>
          <table:table-cell office:value-type="float" office:value="1835" calcext:value-type="float">
            <text:p>1835</text:p>
          </table:table-cell>
          <table:table-cell office:value-type="float" office:value="6927" calcext:value-type="float">
            <text:p>6927</text:p>
          </table:table-cell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float" office:value="209040" calcext:value-type="float">
            <text:p>209040</text:p>
          </table:table-cell>
          <table:table-cell office:value-type="float" office:value="202484" calcext:value-type="float">
            <text:p>202484</text:p>
          </table:table-cell>
          <table:table-cell office:value-type="float" office:value="121337" calcext:value-type="float">
            <text:p>121337</text:p>
          </table:table-cell>
          <table:table-cell office:value-type="float" office:value="3548" calcext:value-type="float">
            <text:p>3548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float" office:value="1436206" calcext:value-type="float">
            <text:p>1436206</text:p>
          </table:table-cell>
          <table:table-cell office:value-type="float" office:value="1356865" calcext:value-type="float">
            <text:p>1356865</text:p>
          </table:table-cell>
          <table:table-cell office:value-type="float" office:value="521829" calcext:value-type="float">
            <text:p>521829</text:p>
          </table:table-cell>
          <table:table-cell office:value-type="float" office:value="6822" calcext:value-type="float">
            <text:p>6822</text:p>
          </table:table-cell>
          <table:table-cell office:value-type="float" office:value="21872" calcext:value-type="float">
            <text:p>21872</text:p>
          </table:table-cell>
        </table:table-row>
        <table:table-row table:style-name="ro1">
          <table:table-cell office:value-type="string" calcext:value-type="string">
            <text:p>New Mexico</text:p>
          </table:table-cell>
          <table:table-cell office:value-type="float" office:value="261617" calcext:value-type="float">
            <text:p>261617</text:p>
          </table:table-cell>
          <table:table-cell office:value-type="float" office:value="212824" calcext:value-type="float">
            <text:p>212824</text:p>
          </table:table-cell>
          <table:table-cell office:value-type="float" office:value="91895" calcext:value-type="float">
            <text:p>91895</text:p>
          </table:table-cell>
          <table:table-cell office:value-type="float" office:value="1615" calcext:value-type="float">
            <text:p>1615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float" office:value="3444450" calcext:value-type="float">
            <text:p>3444450</text:p>
          </table:table-cell>
          <table:table-cell office:value-type="float" office:value="2346649" calcext:value-type="float">
            <text:p>2346649</text:p>
          </table:table-cell>
          <table:table-cell office:value-type="float" office:value="1090721" calcext:value-type="float">
            <text:p>1090721</text:p>
          </table:table-cell>
          <table:table-cell office:value-type="float" office:value="13451" calcext:value-type="float">
            <text:p>13451</text:p>
          </table:table-cell>
          <table:table-cell office:value-type="float" office:value="31654" calcext:value-type="float">
            <text:p>31654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float" office:value="1114042" calcext:value-type="float">
            <text:p>1114042</text:p>
          </table:table-cell>
          <table:table-cell office:value-type="float" office:value="1134661" calcext:value-type="float">
            <text:p>1134661</text:p>
          </table:table-cell>
          <table:table-cell office:value-type="float" office:value="357864" calcext:value-type="float">
            <text:p>357864</text:p>
          </table:table-cell>
          <table:table-cell office:value-type="float" office:value="5171" calcext:value-type="float">
            <text:p>517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float" office:value="99168" calcext:value-type="float">
            <text:p>99168</text:p>
          </table:table-cell>
          <table:table-cell office:value-type="float" office:value="136244" calcext:value-type="float">
            <text:p>136244</text:p>
          </table:table-cell>
          <table:table-cell office:value-type="float" office:value="71084" calcext:value-type="float">
            <text:p>71084</text:p>
          </table:table-cell>
          <table:table-cell office:value-type="float" office:value="416" calcext:value-type="float">
            <text:p>416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float" office:value="1984942" calcext:value-type="float">
            <text:p>1984942</text:p>
          </table:table-cell>
          <table:table-cell office:value-type="float" office:value="1894310" calcext:value-type="float">
            <text:p>1894310</text:p>
          </table:table-cell>
          <table:table-cell office:value-type="float" office:value="1036426" calcext:value-type="float">
            <text:p>1036426</text:p>
          </table:table-cell>
          <table:table-cell office:value-type="float" office:value="7252" calcext:value-type="float">
            <text:p>7252</text:p>
          </table:table-cell>
          <table:table-cell office:value-type="float" office:value="17034" calcext:value-type="float">
            <text:p>17034</text:p>
          </table:table-cell>
        </table:table-row>
        <table:table-row table:style-name="ro1">
          <table:table-cell office:value-type="string" calcext:value-type="string">
            <text:p>Oklahoma</text:p>
          </table:table-cell>
          <table:table-cell office:value-type="float" office:value="473066" calcext:value-type="float">
            <text:p>473066</text:p>
          </table:table-cell>
          <table:table-cell office:value-type="float" office:value="592929" calcext:value-type="float">
            <text:p>592929</text:p>
          </table:table-cell>
          <table:table-cell office:value-type="float" office:value="319878" calcext:value-type="float">
            <text:p>319878</text:p>
          </table:table-cell>
          <table:table-cell office:value-type="float" office:value="4486" calcext:value-type="float">
            <text:p>4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egon</text:p>
          </table:table-cell>
          <table:table-cell office:value-type="float" office:value="621314" calcext:value-type="float">
            <text:p>621314</text:p>
          </table:table-cell>
          <table:table-cell office:value-type="float" office:value="475757" calcext:value-type="float">
            <text:p>475757</text:p>
          </table:table-cell>
          <table:table-cell office:value-type="float" office:value="354091" calcext:value-type="float">
            <text:p>354091</text:p>
          </table:table-cell>
          <table:table-cell office:value-type="float" office:value="4277" calcext:value-type="float">
            <text:p>4277</text:p>
          </table:table-cell>
          <table:table-cell office:value-type="float" office:value="7204" calcext:value-type="float">
            <text:p>7204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float" office:value="2239164" calcext:value-type="float">
            <text:p>2239164</text:p>
          </table:table-cell>
          <table:table-cell office:value-type="float" office:value="1791841" calcext:value-type="float">
            <text:p>1791841</text:p>
          </table:table-cell>
          <table:table-cell office:value-type="float" office:value="902667" calcext:value-type="float">
            <text:p>902667</text:p>
          </table:table-cell>
          <table:table-cell office:value-type="float" office:value="21477" calcext:value-type="float">
            <text:p>21477</text:p>
          </table:table-cell>
          <table:table-cell office:value-type="float" office:value="4661" calcext:value-type="float">
            <text:p>4661</text:p>
          </table:table-cell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float" office:value="213299" calcext:value-type="float">
            <text:p>213299</text:p>
          </table:table-cell>
          <table:table-cell office:value-type="float" office:value="131601" calcext:value-type="float">
            <text:p>131601</text:p>
          </table:table-cell>
          <table:table-cell office:value-type="float" office:value="105045" calcext:value-type="float">
            <text:p>105045</text:p>
          </table:table-cell>
          <table:table-cell office:value-type="float" office:value="571" calcext:value-type="float">
            <text:p>571</text:p>
          </table:table-cell>
          <table:table-cell office:value-type="float" office:value="2961" calcext:value-type="float">
            <text:p>2961</text:p>
          </table:table-cell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float" office:value="479514" calcext:value-type="float">
            <text:p>479514</text:p>
          </table:table-cell>
          <table:table-cell office:value-type="float" office:value="577507" calcext:value-type="float">
            <text:p>577507</text:p>
          </table:table-cell>
          <table:table-cell office:value-type="float" office:value="138872" calcext:value-type="float">
            <text:p>138872</text:p>
          </table:table-cell>
          <table:table-cell office:value-type="float" office:value="2719" calcext:value-type="float">
            <text:p>2719</text:p>
          </table:table-cell>
          <table:table-cell office:value-type="float" office:value="3915" calcext:value-type="float">
            <text:p>3915</text:p>
          </table:table-cell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float" office:value="124888" calcext:value-type="float">
            <text:p>124888</text:p>
          </table:table-cell>
          <table:table-cell office:value-type="float" office:value="136718" calcext:value-type="float">
            <text:p>136718</text:p>
          </table:table-cell>
          <table:table-cell office:value-type="float" office:value="73295" calcext:value-type="float">
            <text:p>73295</text:p>
          </table:table-cell>
          <table:table-cell office:value-type="float" office:value="814" calcext:value-type="float">
            <text:p>814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Tennessee</text:p>
          </table:table-cell>
          <table:table-cell office:value-type="float" office:value="933521" calcext:value-type="float">
            <text:p>933521</text:p>
          </table:table-cell>
          <table:table-cell office:value-type="float" office:value="841300" calcext:value-type="float">
            <text:p>841300</text:p>
          </table:table-cell>
          <table:table-cell office:value-type="float" office:value="199968" calcext:value-type="float">
            <text:p>199968</text:p>
          </table:table-cell>
          <table:table-cell office:value-type="float" office:value="1847" calcext:value-type="float">
            <text:p>1847</text:p>
          </table:table-cell>
          <table:table-cell office:value-type="float" office:value="6002" calcext:value-type="float">
            <text:p>6002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float" office:value="2281815" calcext:value-type="float">
            <text:p>2281815</text:p>
          </table:table-cell>
          <table:table-cell office:value-type="float" office:value="2496071" calcext:value-type="float">
            <text:p>2496071</text:p>
          </table:table-cell>
          <table:table-cell office:value-type="float" office:value="1354781" calcext:value-type="float">
            <text:p>1354781</text:p>
          </table:table-cell>
          <table:table-cell office:value-type="float" office:value="19699" calcext:value-type="float">
            <text:p>19699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office:value-type="float" office:value="183429" calcext:value-type="float">
            <text:p>183429</text:p>
          </table:table-cell>
          <table:table-cell office:value-type="float" office:value="322632" calcext:value-type="float">
            <text:p>322632</text:p>
          </table:table-cell>
          <table:table-cell office:value-type="float" office:value="203400" calcext:value-type="float">
            <text:p>203400</text:p>
          </table:table-cell>
          <table:table-cell office:value-type="float" office:value="1900" calcext:value-type="float">
            <text:p>1900</text:p>
          </table:table-cell>
          <table:table-cell office:value-type="float" office:value="32637" calcext:value-type="float">
            <text:p>32637</text:p>
          </table:table-cell>
        </table:table-row>
        <table:table-row table:style-name="ro1">
          <table:table-cell office:value-type="string" calcext:value-type="string">
            <text:p>Vermont</text:p>
          </table:table-cell>
          <table:table-cell office:value-type="float" office:value="133592" calcext:value-type="float">
            <text:p>133592</text:p>
          </table:table-cell>
          <table:table-cell office:value-type="float" office:value="88122" calcext:value-type="float">
            <text:p>88122</text:p>
          </table:table-cell>
          <table:table-cell office:value-type="float" office:value="65991" calcext:value-type="float">
            <text:p>65991</text:p>
          </table:table-cell>
          <table:table-cell office:value-type="float" office:value="501" calcext:value-type="float">
            <text:p>501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float" office:value="1038650" calcext:value-type="float">
            <text:p>1038650</text:p>
          </table:table-cell>
          <table:table-cell office:value-type="float" office:value="1150517" calcext:value-type="float">
            <text:p>1150517</text:p>
          </table:table-cell>
          <table:table-cell office:value-type="float" office:value="348639" calcext:value-type="float">
            <text:p>348639</text:p>
          </table:table-cell>
          <table:table-cell office:value-type="float" office:value="5730" calcext:value-type="float">
            <text:p>5730</text:p>
          </table:table-cell>
          <table:table-cell office:value-type="float" office:value="15129" calcext:value-type="float">
            <text:p>15129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float" office:value="993037" calcext:value-type="float">
            <text:p>993037</text:p>
          </table:table-cell>
          <table:table-cell office:value-type="float" office:value="731234" calcext:value-type="float">
            <text:p>731234</text:p>
          </table:table-cell>
          <table:table-cell office:value-type="float" office:value="541780" calcext:value-type="float">
            <text:p>541780</text:p>
          </table:table-cell>
          <table:table-cell office:value-type="float" office:value="7533" calcext:value-type="float">
            <text:p>7533</text:p>
          </table:table-cell>
          <table:table-cell office:value-type="float" office:value="13981" calcext:value-type="float">
            <text:p>13981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float" office:value="331001" calcext:value-type="float">
            <text:p>331001</text:p>
          </table:table-cell>
          <table:table-cell office:value-type="float" office:value="241974" calcext:value-type="float">
            <text:p>241974</text:p>
          </table:table-cell>
          <table:table-cell office:value-type="float" office:value="108829" calcext:value-type="float">
            <text:p>108829</text:p>
          </table:table-cell>
          <table:table-cell office:value-type="float" office:value="1873" calcext:value-type="float">
            <text:p>1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1041066" calcext:value-type="float">
            <text:p>1041066</text:p>
          </table:table-cell>
          <table:table-cell office:value-type="float" office:value="930855" calcext:value-type="float">
            <text:p>930855</text:p>
          </table:table-cell>
          <table:table-cell office:value-type="float" office:value="544479" calcext:value-type="float">
            <text:p>544479</text:p>
          </table:table-cell>
          <table:table-cell office:value-type="float" office:value="2877" calcext:value-type="float">
            <text:p>2877</text:p>
          </table:table-cell>
          <table:table-cell office:value-type="float" office:value="11837" calcext:value-type="float">
            <text:p>11837</text:p>
          </table:table-cell>
        </table:table-row>
        <table:table-row table:style-name="ro1">
          <table:table-cell office:value-type="string" calcext:value-type="string">
            <text:p>Wyoming</text:p>
          </table:table-cell>
          <table:table-cell office:value-type="float" office:value="68160" calcext:value-type="float">
            <text:p>68160</text:p>
          </table:table-cell>
          <table:table-cell office:value-type="float" office:value="79347" calcext:value-type="float">
            <text:p>79347</text:p>
          </table:table-cell>
          <table:table-cell office:value-type="float" office:value="51263" calcext:value-type="float">
            <text:p>51263</text:p>
          </table:table-cell>
          <table:table-cell office:value-type="float" office:value="844" calcext:value-type="float">
            <text:p>844</text:p>
          </table:table-cell>
          <table:table-cell office:value-type="float" office:value="270" calcext:value-type="float">
            <text:p>270</text:p>
          </table:table-cell>
        </table:table-row>
      </table:table>
      <table:table table:name="Work" table:style-name="ta1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Candidates with no electoral votes 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emocratic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ublic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ependen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bertarian </text:p>
          </table:table-cell>
          <table:table-cell office:value-type="string" calcext:value-type="string">
            <text:p>Top-2 marg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+/− if won by D/R)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e 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Perot</text:p>
          </table:table-cell>
          <table:table-cell office:value-type="string" calcext:value-type="string">
            <text:p>Marrou</text:p>
          </table:table-cell>
          <table:table-cell office:value-type="string" calcext:value-type="string">
            <text:p>Others</text:p>
          </table:table-cell>
        </table:table-row>
        <table:table-row table:style-name="ro1">
          <table:table-cell office:value-type="string" calcext:value-type="string">
            <text:p>Alabama </text:p>
          </table:table-cell>
          <table:table-cell office:value-type="float" office:value="690080" calcext:value-type="float">
            <text:p>690080</text:p>
          </table:table-cell>
          <table:table-cell office:value-type="float" office:value="804283" calcext:value-type="float">
            <text:p>804283</text:p>
          </table:table-cell>
          <table:table-cell office:value-type="float" office:value="183109" calcext:value-type="float">
            <text:p>183109</text:p>
          </table:table-cell>
          <table:table-cell office:value-type="float" office:value="5737" calcext:value-type="float">
            <text:p>5737</text:p>
          </table:table-cell>
          <table:table-cell office:value-type="float" office:value="4851" calcext:value-type="float">
            <text:p>4851</text:p>
          </table:table-cell>
        </table:table-row>
        <table:table-row table:style-name="ro1">
          <table:table-cell office:value-type="string" calcext:value-type="string">
            <text:p>Alaska </text:p>
          </table:table-cell>
          <table:table-cell office:value-type="float" office:value="78294" calcext:value-type="float">
            <text:p>78294</text:p>
          </table:table-cell>
          <table:table-cell office:value-type="float" office:value="102000" calcext:value-type="float">
            <text:p>102000</text:p>
          </table:table-cell>
          <table:table-cell office:value-type="float" office:value="73481" calcext:value-type="float">
            <text:p>73481</text:p>
          </table:table-cell>
          <table:table-cell office:value-type="float" office:value="1378" calcext:value-type="float">
            <text:p>1378</text:p>
          </table:table-cell>
          <table:table-cell office:value-type="float" office:value="3353" calcext:value-type="float">
            <text:p>3353</text:p>
          </table:table-cell>
        </table:table-row>
        <table:table-row table:style-name="ro1">
          <table:table-cell office:value-type="string" calcext:value-type="string">
            <text:p>Arizona </text:p>
          </table:table-cell>
          <table:table-cell office:value-type="float" office:value="543050" calcext:value-type="float">
            <text:p>543050</text:p>
          </table:table-cell>
          <table:table-cell office:value-type="float" office:value="572086" calcext:value-type="float">
            <text:p>572086</text:p>
          </table:table-cell>
          <table:table-cell office:value-type="float" office:value="353741" calcext:value-type="float">
            <text:p>353741</text:p>
          </table:table-cell>
          <table:table-cell office:value-type="float" office:value="6781" calcext:value-type="float">
            <text:p>6781</text:p>
          </table:table-cell>
          <table:table-cell office:value-type="float" office:value="11348" calcext:value-type="float">
            <text:p>11348</text:p>
          </table:table-cell>
        </table:table-row>
        <table:table-row table:style-name="ro1">
          <table:table-cell office:value-type="string" calcext:value-type="string">
            <text:p>Arkansas </text:p>
          </table:table-cell>
          <table:table-cell office:value-type="float" office:value="505823" calcext:value-type="float">
            <text:p>505823</text:p>
          </table:table-cell>
          <table:table-cell office:value-type="float" office:value="337324" calcext:value-type="float">
            <text:p>337324</text:p>
          </table:table-cell>
          <table:table-cell office:value-type="float" office:value="99132" calcext:value-type="float">
            <text:p>99132</text:p>
          </table:table-cell>
          <table:table-cell office:value-type="float" office:value="1261" calcext:value-type="float">
            <text:p>1261</text:p>
          </table:table-cell>
          <table:table-cell office:value-type="float" office:value="7113" calcext:value-type="float">
            <text:p>7113</text:p>
          </table:table-cell>
        </table:table-row>
        <table:table-row table:style-name="ro1">
          <table:table-cell office:value-type="string" calcext:value-type="string">
            <text:p>California </text:p>
          </table:table-cell>
          <table:table-cell office:value-type="float" office:value="5121325" calcext:value-type="float">
            <text:p>5121325</text:p>
          </table:table-cell>
          <table:table-cell office:value-type="float" office:value="3630574" calcext:value-type="float">
            <text:p>3630574</text:p>
          </table:table-cell>
          <table:table-cell office:value-type="float" office:value="2296006" calcext:value-type="float">
            <text:p>2296006</text:p>
          </table:table-cell>
          <table:table-cell office:value-type="float" office:value="48139" calcext:value-type="float">
            <text:p>48139</text:p>
          </table:table-cell>
          <table:table-cell office:value-type="float" office:value="35677" calcext:value-type="float">
            <text:p>35677</text:p>
          </table:table-cell>
        </table:table-row>
        <table:table-row table:style-name="ro1">
          <table:table-cell office:value-type="string" calcext:value-type="string">
            <text:p>Colorado </text:p>
          </table:table-cell>
          <table:table-cell office:value-type="float" office:value="629681" calcext:value-type="float">
            <text:p>629681</text:p>
          </table:table-cell>
          <table:table-cell office:value-type="float" office:value="562850" calcext:value-type="float">
            <text:p>562850</text:p>
          </table:table-cell>
          <table:table-cell office:value-type="float" office:value="366010" calcext:value-type="float">
            <text:p>366010</text:p>
          </table:table-cell>
          <table:table-cell office:value-type="float" office:value="8669" calcext:value-type="float">
            <text:p>8669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Connecticut </text:p>
          </table:table-cell>
          <table:table-cell office:value-type="float" office:value="682318" calcext:value-type="float">
            <text:p>682318</text:p>
          </table:table-cell>
          <table:table-cell office:value-type="float" office:value="578313" calcext:value-type="float">
            <text:p>578313</text:p>
          </table:table-cell>
          <table:table-cell office:value-type="float" office:value="348771" calcext:value-type="float">
            <text:p>348771</text:p>
          </table:table-cell>
          <table:table-cell office:value-type="float" office:value="5391" calcext:value-type="float">
            <text:p>5391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Delaware </text:p>
          </table:table-cell>
          <table:table-cell office:value-type="float" office:value="126054" calcext:value-type="float">
            <text:p>126054</text:p>
          </table:table-cell>
          <table:table-cell office:value-type="float" office:value="102313" calcext:value-type="float">
            <text:p>102313</text:p>
          </table:table-cell>
          <table:table-cell office:value-type="float" office:value="59213" calcext:value-type="float">
            <text:p>59213</text:p>
          </table:table-cell>
          <table:table-cell office:value-type="float" office:value="935" calcext:value-type="float">
            <text:p>935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string" calcext:value-type="string">
            <text:p>D.C. </text:p>
          </table:table-cell>
          <table:table-cell office:value-type="float" office:value="192619" calcext:value-type="float">
            <text:p>192619</text:p>
          </table:table-cell>
          <table:table-cell office:value-type="float" office:value="20698" calcext:value-type="float">
            <text:p>20698</text:p>
          </table:table-cell>
          <table:table-cell office:value-type="float" office:value="9681" calcext:value-type="float">
            <text:p>9681</text:p>
          </table:table-cell>
          <table:table-cell office:value-type="float" office:value="467" calcext:value-type="float">
            <text:p>467</text:p>
          </table:table-cell>
          <table:table-cell office:value-type="float" office:value="4107" calcext:value-type="float">
            <text:p>4107</text:p>
          </table:table-cell>
        </table:table-row>
        <table:table-row table:style-name="ro1">
          <table:table-cell office:value-type="string" calcext:value-type="string">
            <text:p>Florida </text:p>
          </table:table-cell>
          <table:table-cell office:value-type="float" office:value="2072698" calcext:value-type="float">
            <text:p>2072698</text:p>
          </table:table-cell>
          <table:table-cell office:value-type="float" office:value="2173310" calcext:value-type="float">
            <text:p>2173310</text:p>
          </table:table-cell>
          <table:table-cell office:value-type="float" office:value="1053067" calcext:value-type="float">
            <text:p>1053067</text:p>
          </table:table-cell>
          <table:table-cell office:value-type="float" office:value="15079" calcext:value-type="float">
            <text:p>1507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Georgia </text:p>
          </table:table-cell>
          <table:table-cell office:value-type="float" office:value="1008966" calcext:value-type="float">
            <text:p>1008966</text:p>
          </table:table-cell>
          <table:table-cell office:value-type="float" office:value="995252" calcext:value-type="float">
            <text:p>995252</text:p>
          </table:table-cell>
          <table:table-cell office:value-type="float" office:value="309657" calcext:value-type="float">
            <text:p>309657</text:p>
          </table:table-cell>
          <table:table-cell office:value-type="float" office:value="7110" calcext:value-type="float">
            <text:p>711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Hawaii </text:p>
          </table:table-cell>
          <table:table-cell office:value-type="float" office:value="179310" calcext:value-type="float">
            <text:p>179310</text:p>
          </table:table-cell>
          <table:table-cell office:value-type="float" office:value="136822" calcext:value-type="float">
            <text:p>136822</text:p>
          </table:table-cell>
          <table:table-cell office:value-type="float" office:value="53003" calcext:value-type="float">
            <text:p>53003</text:p>
          </table:table-cell>
          <table:table-cell office:value-type="float" office:value="1119" calcext:value-type="float">
            <text:p>1119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string" calcext:value-type="string">
            <text:p>Idaho </text:p>
          </table:table-cell>
          <table:table-cell office:value-type="float" office:value="137013" calcext:value-type="float">
            <text:p>137013</text:p>
          </table:table-cell>
          <table:table-cell office:value-type="float" office:value="202645" calcext:value-type="float">
            <text:p>202645</text:p>
          </table:table-cell>
          <table:table-cell office:value-type="float" office:value="130395" calcext:value-type="float">
            <text:p>130395</text:p>
          </table:table-cell>
          <table:table-cell office:value-type="float" office:value="1167" calcext:value-type="float">
            <text:p>1167</text:p>
          </table:table-cell>
          <table:table-cell office:value-type="float" office:value="10894" calcext:value-type="float">
            <text:p>10894</text:p>
          </table:table-cell>
        </table:table-row>
        <table:table-row table:style-name="ro1">
          <table:table-cell office:value-type="string" calcext:value-type="string">
            <text:p>Illinois </text:p>
          </table:table-cell>
          <table:table-cell office:value-type="float" office:value="2453350" calcext:value-type="float">
            <text:p>2453350</text:p>
          </table:table-cell>
          <table:table-cell office:value-type="float" office:value="1734096" calcext:value-type="float">
            <text:p>1734096</text:p>
          </table:table-cell>
          <table:table-cell office:value-type="float" office:value="840515" calcext:value-type="float">
            <text:p>840515</text:p>
          </table:table-cell>
          <table:table-cell office:value-type="float" office:value="9218" calcext:value-type="float">
            <text:p>9218</text:p>
          </table:table-cell>
          <table:table-cell office:value-type="float" office:value="12978" calcext:value-type="float">
            <text:p>12978</text:p>
          </table:table-cell>
        </table:table-row>
        <table:table-row table:style-name="ro1">
          <table:table-cell office:value-type="string" calcext:value-type="string">
            <text:p>Indiana </text:p>
          </table:table-cell>
          <table:table-cell office:value-type="float" office:value="848420" calcext:value-type="float">
            <text:p>848420</text:p>
          </table:table-cell>
          <table:table-cell office:value-type="float" office:value="989375" calcext:value-type="float">
            <text:p>989375</text:p>
          </table:table-cell>
          <table:table-cell office:value-type="float" office:value="455934" calcext:value-type="float">
            <text:p>455934</text:p>
          </table:table-cell>
          <table:table-cell office:value-type="float" office:value="7936" calcext:value-type="float">
            <text:p>7936</text:p>
          </table:table-cell>
          <table:table-cell office:value-type="float" office:value="4206" calcext:value-type="float">
            <text:p>4206</text:p>
          </table:table-cell>
        </table:table-row>
        <table:table-row table:style-name="ro1">
          <table:table-cell office:value-type="string" calcext:value-type="string">
            <text:p>Iowa </text:p>
          </table:table-cell>
          <table:table-cell office:value-type="float" office:value="586353" calcext:value-type="float">
            <text:p>586353</text:p>
          </table:table-cell>
          <table:table-cell office:value-type="float" office:value="504891" calcext:value-type="float">
            <text:p>504891</text:p>
          </table:table-cell>
          <table:table-cell office:value-type="float" office:value="253468" calcext:value-type="float">
            <text:p>253468</text:p>
          </table:table-cell>
          <table:table-cell office:value-type="float" office:value="1076" calcext:value-type="float">
            <text:p>1076</text:p>
          </table:table-cell>
          <table:table-cell office:value-type="float" office:value="8819" calcext:value-type="float">
            <text:p>8819</text:p>
          </table:table-cell>
        </table:table-row>
        <table:table-row table:style-name="ro1">
          <table:table-cell office:value-type="string" calcext:value-type="string">
            <text:p>Kansas </text:p>
          </table:table-cell>
          <table:table-cell office:value-type="float" office:value="390434" calcext:value-type="float">
            <text:p>390434</text:p>
          </table:table-cell>
          <table:table-cell office:value-type="float" office:value="449951" calcext:value-type="float">
            <text:p>449951</text:p>
          </table:table-cell>
          <table:table-cell office:value-type="float" office:value="312358" calcext:value-type="float">
            <text:p>312358</text:p>
          </table:table-cell>
          <table:table-cell office:value-type="float" office:value="4314" calcext:value-type="float">
            <text:p>431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Kentucky </text:p>
          </table:table-cell>
          <table:table-cell office:value-type="float" office:value="665104" calcext:value-type="float">
            <text:p>665104</text:p>
          </table:table-cell>
          <table:table-cell office:value-type="float" office:value="617178" calcext:value-type="float">
            <text:p>617178</text:p>
          </table:table-cell>
          <table:table-cell office:value-type="float" office:value="203944" calcext:value-type="float">
            <text:p>203944</text:p>
          </table:table-cell>
          <table:table-cell office:value-type="float" office:value="4513" calcext:value-type="float">
            <text:p>4513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>
          <table:table-cell office:value-type="string" calcext:value-type="string">
            <text:p>Louisiana </text:p>
          </table:table-cell>
          <table:table-cell office:value-type="float" office:value="815971" calcext:value-type="float">
            <text:p>815971</text:p>
          </table:table-cell>
          <table:table-cell office:value-type="float" office:value="733386" calcext:value-type="float">
            <text:p>733386</text:p>
          </table:table-cell>
          <table:table-cell office:value-type="float" office:value="211478" calcext:value-type="float">
            <text:p>211478</text:p>
          </table:table-cell>
          <table:table-cell office:value-type="float" office:value="3155" calcext:value-type="float">
            <text:p>3155</text:p>
          </table:table-cell>
          <table:table-cell office:value-type="float" office:value="26027" calcext:value-type="float">
            <text:p>26027</text:p>
          </table:table-cell>
        </table:table-row>
        <table:table-row table:style-name="ro1">
          <table:table-cell office:value-type="string" calcext:value-type="string">
            <text:p>Maine </text:p>
          </table:table-cell>
          <table:table-cell office:value-type="float" office:value="263420" calcext:value-type="float">
            <text:p>263420</text:p>
          </table:table-cell>
          <table:table-cell office:value-type="float" office:value="206504" calcext:value-type="float">
            <text:p>206504</text:p>
          </table:table-cell>
          <table:table-cell office:value-type="float" office:value="206820" calcext:value-type="float">
            <text:p>206820</text:p>
          </table:table-cell>
          <table:table-cell office:value-type="float" office:value="1681" calcext:value-type="float">
            <text:p>1681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Maryland </text:p>
          </table:table-cell>
          <table:table-cell office:value-type="float" office:value="988571" calcext:value-type="float">
            <text:p>988571</text:p>
          </table:table-cell>
          <table:table-cell office:value-type="float" office:value="707094" calcext:value-type="float">
            <text:p>707094</text:p>
          </table:table-cell>
          <table:table-cell office:value-type="float" office:value="281414" calcext:value-type="float">
            <text:p>281414</text:p>
          </table:table-cell>
          <table:table-cell office:value-type="float" office:value="4715" calcext:value-type="float">
            <text:p>4715</text:p>
          </table:table-cell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string" calcext:value-type="string">
            <text:p>Massachusetts </text:p>
          </table:table-cell>
          <table:table-cell office:value-type="float" office:value="1318662" calcext:value-type="float">
            <text:p>1318662</text:p>
          </table:table-cell>
          <table:table-cell office:value-type="float" office:value="805049" calcext:value-type="float">
            <text:p>805049</text:p>
          </table:table-cell>
          <table:table-cell office:value-type="float" office:value="632312" calcext:value-type="float">
            <text:p>632312</text:p>
          </table:table-cell>
          <table:table-cell office:value-type="float" office:value="7458" calcext:value-type="float">
            <text:p>7458</text:p>
          </table:table-cell>
          <table:table-cell office:value-type="float" office:value="10093" calcext:value-type="float">
            <text:p>10093</text:p>
          </table:table-cell>
        </table:table-row>
        <table:table-row table:style-name="ro1">
          <table:table-cell office:value-type="string" calcext:value-type="string">
            <text:p>Michigan </text:p>
          </table:table-cell>
          <table:table-cell office:value-type="float" office:value="1871182" calcext:value-type="float">
            <text:p>1871182</text:p>
          </table:table-cell>
          <table:table-cell office:value-type="float" office:value="1554940" calcext:value-type="float">
            <text:p>1554940</text:p>
          </table:table-cell>
          <table:table-cell office:value-type="float" office:value="824813" calcext:value-type="float">
            <text:p>824813</text:p>
          </table:table-cell>
          <table:table-cell office:value-type="float" office:value="10175" calcext:value-type="float">
            <text:p>10175</text:p>
          </table:table-cell>
          <table:table-cell office:value-type="float" office:value="13563" calcext:value-type="float">
            <text:p>13563</text:p>
          </table:table-cell>
        </table:table-row>
        <table:table-row table:style-name="ro1">
          <table:table-cell office:value-type="string" calcext:value-type="string">
            <text:p>Minnesota </text:p>
          </table:table-cell>
          <table:table-cell office:value-type="float" office:value="1020997" calcext:value-type="float">
            <text:p>1020997</text:p>
          </table:table-cell>
          <table:table-cell office:value-type="float" office:value="747841" calcext:value-type="float">
            <text:p>747841</text:p>
          </table:table-cell>
          <table:table-cell office:value-type="float" office:value="562506" calcext:value-type="float">
            <text:p>562506</text:p>
          </table:table-cell>
          <table:table-cell office:value-type="float" office:value="3374" calcext:value-type="float">
            <text:p>3374</text:p>
          </table:table-cell>
          <table:table-cell office:value-type="float" office:value="13230" calcext:value-type="float">
            <text:p>13230</text:p>
          </table:table-cell>
        </table:table-row>
        <table:table-row table:style-name="ro1">
          <table:table-cell office:value-type="string" calcext:value-type="string">
            <text:p>Mississippi </text:p>
          </table:table-cell>
          <table:table-cell office:value-type="float" office:value="400258" calcext:value-type="float">
            <text:p>400258</text:p>
          </table:table-cell>
          <table:table-cell office:value-type="float" office:value="487793" calcext:value-type="float">
            <text:p>487793</text:p>
          </table:table-cell>
          <table:table-cell office:value-type="float" office:value="85626" calcext:value-type="float">
            <text:p>85626</text:p>
          </table:table-cell>
          <table:table-cell office:value-type="float" office:value="2154" calcext:value-type="float">
            <text:p>2154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string" calcext:value-type="string">
            <text:p>Missouri </text:p>
          </table:table-cell>
          <table:table-cell office:value-type="float" office:value="1053873" calcext:value-type="float">
            <text:p>1053873</text:p>
          </table:table-cell>
          <table:table-cell office:value-type="float" office:value="811159" calcext:value-type="float">
            <text:p>811159</text:p>
          </table:table-cell>
          <table:table-cell office:value-type="float" office:value="518741" calcext:value-type="float">
            <text:p>518741</text:p>
          </table:table-cell>
          <table:table-cell office:value-type="float" office:value="7497" calcext:value-type="float">
            <text:p>7497</text:p>
          </table:table-cell>
          <table:table-cell office:value-type="string" calcext:value-type="string">
            <text:p>– </text:p>
          </table:table-cell>
        </table:table-row>
        <table:table-row table:style-name="ro1">
          <table:table-cell office:value-type="string" calcext:value-type="string">
            <text:p>Montana </text:p>
          </table:table-cell>
          <table:table-cell office:value-type="float" office:value="154507" calcext:value-type="float">
            <text:p>154507</text:p>
          </table:table-cell>
          <table:table-cell office:value-type="float" office:value="144207" calcext:value-type="float">
            <text:p>144207</text:p>
          </table:table-cell>
          <table:table-cell office:value-type="float" office:value="107225" calcext:value-type="float">
            <text:p>107225</text:p>
          </table:table-cell>
          <table:table-cell office:value-type="float" office:value="986" calcext:value-type="float">
            <text:p>986</text:p>
          </table:table-cell>
          <table:table-cell office:value-type="float" office:value="3658" calcext:value-type="float">
            <text:p>3658</text:p>
          </table:table-cell>
        </table:table-row>
        <table:table-row table:style-name="ro1">
          <table:table-cell office:value-type="string" calcext:value-type="string">
            <text:p>Nebraska </text:p>
          </table:table-cell>
          <table:table-cell office:value-type="float" office:value="217344" calcext:value-type="float">
            <text:p>217344</text:p>
          </table:table-cell>
          <table:table-cell office:value-type="float" office:value="344346" calcext:value-type="float">
            <text:p>344346</text:p>
          </table:table-cell>
          <table:table-cell office:value-type="float" office:value="174687" calcext:value-type="float">
            <text:p>174687</text:p>
          </table:table-cell>
          <table:table-cell office:value-type="float" office:value="1344" calcext:value-type="float">
            <text:p>1344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string" calcext:value-type="string">
            <text:p>Nevada </text:p>
          </table:table-cell>
          <table:table-cell office:value-type="float" office:value="189148" calcext:value-type="float">
            <text:p>189148</text:p>
          </table:table-cell>
          <table:table-cell office:value-type="float" office:value="175828" calcext:value-type="float">
            <text:p>175828</text:p>
          </table:table-cell>
          <table:table-cell office:value-type="float" office:value="132580" calcext:value-type="float">
            <text:p>132580</text:p>
          </table:table-cell>
          <table:table-cell office:value-type="float" office:value="1835" calcext:value-type="float">
            <text:p>1835</text:p>
          </table:table-cell>
          <table:table-cell office:value-type="float" office:value="6927" calcext:value-type="float">
            <text:p>6927</text:p>
          </table:table-cell>
        </table:table-row>
        <table:table-row table:style-name="ro1">
          <table:table-cell office:value-type="string" calcext:value-type="string">
            <text:p>New Hampshire </text:p>
          </table:table-cell>
          <table:table-cell office:value-type="float" office:value="209040" calcext:value-type="float">
            <text:p>209040</text:p>
          </table:table-cell>
          <table:table-cell office:value-type="float" office:value="202484" calcext:value-type="float">
            <text:p>202484</text:p>
          </table:table-cell>
          <table:table-cell office:value-type="float" office:value="121337" calcext:value-type="float">
            <text:p>121337</text:p>
          </table:table-cell>
          <table:table-cell office:value-type="float" office:value="3548" calcext:value-type="float">
            <text:p>3548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New Jersey </text:p>
          </table:table-cell>
          <table:table-cell office:value-type="float" office:value="1436206" calcext:value-type="float">
            <text:p>1436206</text:p>
          </table:table-cell>
          <table:table-cell office:value-type="float" office:value="1356865" calcext:value-type="float">
            <text:p>1356865</text:p>
          </table:table-cell>
          <table:table-cell office:value-type="float" office:value="521829" calcext:value-type="float">
            <text:p>521829</text:p>
          </table:table-cell>
          <table:table-cell office:value-type="float" office:value="6822" calcext:value-type="float">
            <text:p>6822</text:p>
          </table:table-cell>
          <table:table-cell office:value-type="float" office:value="21872" calcext:value-type="float">
            <text:p>21872</text:p>
          </table:table-cell>
        </table:table-row>
        <table:table-row table:style-name="ro1">
          <table:table-cell office:value-type="string" calcext:value-type="string">
            <text:p>New Mexico </text:p>
          </table:table-cell>
          <table:table-cell office:value-type="float" office:value="261617" calcext:value-type="float">
            <text:p>261617</text:p>
          </table:table-cell>
          <table:table-cell office:value-type="float" office:value="212824" calcext:value-type="float">
            <text:p>212824</text:p>
          </table:table-cell>
          <table:table-cell office:value-type="float" office:value="91895" calcext:value-type="float">
            <text:p>91895</text:p>
          </table:table-cell>
          <table:table-cell office:value-type="float" office:value="1615" calcext:value-type="float">
            <text:p>1615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New York </text:p>
          </table:table-cell>
          <table:table-cell office:value-type="float" office:value="3444450" calcext:value-type="float">
            <text:p>3444450</text:p>
          </table:table-cell>
          <table:table-cell office:value-type="float" office:value="2346649" calcext:value-type="float">
            <text:p>2346649</text:p>
          </table:table-cell>
          <table:table-cell office:value-type="float" office:value="1090721" calcext:value-type="float">
            <text:p>1090721</text:p>
          </table:table-cell>
          <table:table-cell office:value-type="float" office:value="13451" calcext:value-type="float">
            <text:p>13451</text:p>
          </table:table-cell>
          <table:table-cell office:value-type="float" office:value="31654" calcext:value-type="float">
            <text:p>31654</text:p>
          </table:table-cell>
        </table:table-row>
        <table:table-row table:style-name="ro1">
          <table:table-cell office:value-type="string" calcext:value-type="string">
            <text:p>North Carolina </text:p>
          </table:table-cell>
          <table:table-cell office:value-type="float" office:value="1114042" calcext:value-type="float">
            <text:p>1114042</text:p>
          </table:table-cell>
          <table:table-cell office:value-type="float" office:value="1134661" calcext:value-type="float">
            <text:p>1134661</text:p>
          </table:table-cell>
          <table:table-cell office:value-type="float" office:value="357864" calcext:value-type="float">
            <text:p>357864</text:p>
          </table:table-cell>
          <table:table-cell office:value-type="float" office:value="5171" calcext:value-type="float">
            <text:p>517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North Dakota </text:p>
          </table:table-cell>
          <table:table-cell office:value-type="float" office:value="99168" calcext:value-type="float">
            <text:p>99168</text:p>
          </table:table-cell>
          <table:table-cell office:value-type="float" office:value="136244" calcext:value-type="float">
            <text:p>136244</text:p>
          </table:table-cell>
          <table:table-cell office:value-type="float" office:value="71084" calcext:value-type="float">
            <text:p>71084</text:p>
          </table:table-cell>
          <table:table-cell office:value-type="float" office:value="416" calcext:value-type="float">
            <text:p>416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string" calcext:value-type="string">
            <text:p>Ohio </text:p>
          </table:table-cell>
          <table:table-cell office:value-type="float" office:value="1984942" calcext:value-type="float">
            <text:p>1984942</text:p>
          </table:table-cell>
          <table:table-cell office:value-type="float" office:value="1894310" calcext:value-type="float">
            <text:p>1894310</text:p>
          </table:table-cell>
          <table:table-cell office:value-type="float" office:value="1036426" calcext:value-type="float">
            <text:p>1036426</text:p>
          </table:table-cell>
          <table:table-cell office:value-type="float" office:value="7252" calcext:value-type="float">
            <text:p>7252</text:p>
          </table:table-cell>
          <table:table-cell office:value-type="float" office:value="17034" calcext:value-type="float">
            <text:p>17034</text:p>
          </table:table-cell>
        </table:table-row>
        <table:table-row table:style-name="ro1">
          <table:table-cell office:value-type="string" calcext:value-type="string">
            <text:p>Oklahoma </text:p>
          </table:table-cell>
          <table:table-cell office:value-type="float" office:value="473066" calcext:value-type="float">
            <text:p>473066</text:p>
          </table:table-cell>
          <table:table-cell office:value-type="float" office:value="592929" calcext:value-type="float">
            <text:p>592929</text:p>
          </table:table-cell>
          <table:table-cell office:value-type="float" office:value="319878" calcext:value-type="float">
            <text:p>319878</text:p>
          </table:table-cell>
          <table:table-cell office:value-type="float" office:value="4486" calcext:value-type="float">
            <text:p>4486</text:p>
          </table:table-cell>
          <table:table-cell office:value-type="string" calcext:value-type="string">
            <text:p>– </text:p>
          </table:table-cell>
        </table:table-row>
        <table:table-row table:style-name="ro1">
          <table:table-cell office:value-type="string" calcext:value-type="string">
            <text:p>Oregon </text:p>
          </table:table-cell>
          <table:table-cell office:value-type="float" office:value="621314" calcext:value-type="float">
            <text:p>621314</text:p>
          </table:table-cell>
          <table:table-cell office:value-type="float" office:value="475757" calcext:value-type="float">
            <text:p>475757</text:p>
          </table:table-cell>
          <table:table-cell office:value-type="float" office:value="354091" calcext:value-type="float">
            <text:p>354091</text:p>
          </table:table-cell>
          <table:table-cell office:value-type="float" office:value="4277" calcext:value-type="float">
            <text:p>4277</text:p>
          </table:table-cell>
          <table:table-cell office:value-type="float" office:value="7204" calcext:value-type="float">
            <text:p>7204</text:p>
          </table:table-cell>
        </table:table-row>
        <table:table-row table:style-name="ro1">
          <table:table-cell office:value-type="string" calcext:value-type="string">
            <text:p>Pennsylvania </text:p>
          </table:table-cell>
          <table:table-cell office:value-type="float" office:value="2239164" calcext:value-type="float">
            <text:p>2239164</text:p>
          </table:table-cell>
          <table:table-cell office:value-type="float" office:value="1791841" calcext:value-type="float">
            <text:p>1791841</text:p>
          </table:table-cell>
          <table:table-cell office:value-type="float" office:value="902667" calcext:value-type="float">
            <text:p>902667</text:p>
          </table:table-cell>
          <table:table-cell office:value-type="float" office:value="21477" calcext:value-type="float">
            <text:p>21477</text:p>
          </table:table-cell>
          <table:table-cell office:value-type="float" office:value="4661" calcext:value-type="float">
            <text:p>4661</text:p>
          </table:table-cell>
        </table:table-row>
        <table:table-row table:style-name="ro1">
          <table:table-cell office:value-type="string" calcext:value-type="string">
            <text:p>Rhode Island </text:p>
          </table:table-cell>
          <table:table-cell office:value-type="float" office:value="213299" calcext:value-type="float">
            <text:p>213299</text:p>
          </table:table-cell>
          <table:table-cell office:value-type="float" office:value="131601" calcext:value-type="float">
            <text:p>131601</text:p>
          </table:table-cell>
          <table:table-cell office:value-type="float" office:value="105045" calcext:value-type="float">
            <text:p>105045</text:p>
          </table:table-cell>
          <table:table-cell office:value-type="float" office:value="571" calcext:value-type="float">
            <text:p>571</text:p>
          </table:table-cell>
          <table:table-cell office:value-type="float" office:value="2961" calcext:value-type="float">
            <text:p>2961</text:p>
          </table:table-cell>
        </table:table-row>
        <table:table-row table:style-name="ro1">
          <table:table-cell office:value-type="string" calcext:value-type="string">
            <text:p>South Carolina </text:p>
          </table:table-cell>
          <table:table-cell office:value-type="float" office:value="479514" calcext:value-type="float">
            <text:p>479514</text:p>
          </table:table-cell>
          <table:table-cell office:value-type="float" office:value="577507" calcext:value-type="float">
            <text:p>577507</text:p>
          </table:table-cell>
          <table:table-cell office:value-type="float" office:value="138872" calcext:value-type="float">
            <text:p>138872</text:p>
          </table:table-cell>
          <table:table-cell office:value-type="float" office:value="2719" calcext:value-type="float">
            <text:p>2719</text:p>
          </table:table-cell>
          <table:table-cell office:value-type="float" office:value="3915" calcext:value-type="float">
            <text:p>3915</text:p>
          </table:table-cell>
        </table:table-row>
        <table:table-row table:style-name="ro1">
          <table:table-cell office:value-type="string" calcext:value-type="string">
            <text:p>South Dakota </text:p>
          </table:table-cell>
          <table:table-cell office:value-type="float" office:value="124888" calcext:value-type="float">
            <text:p>124888</text:p>
          </table:table-cell>
          <table:table-cell office:value-type="float" office:value="136718" calcext:value-type="float">
            <text:p>136718</text:p>
          </table:table-cell>
          <table:table-cell office:value-type="float" office:value="73295" calcext:value-type="float">
            <text:p>73295</text:p>
          </table:table-cell>
          <table:table-cell office:value-type="float" office:value="814" calcext:value-type="float">
            <text:p>814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Tennessee </text:p>
          </table:table-cell>
          <table:table-cell office:value-type="float" office:value="933521" calcext:value-type="float">
            <text:p>933521</text:p>
          </table:table-cell>
          <table:table-cell office:value-type="float" office:value="841300" calcext:value-type="float">
            <text:p>841300</text:p>
          </table:table-cell>
          <table:table-cell office:value-type="float" office:value="199968" calcext:value-type="float">
            <text:p>199968</text:p>
          </table:table-cell>
          <table:table-cell office:value-type="float" office:value="1847" calcext:value-type="float">
            <text:p>1847</text:p>
          </table:table-cell>
          <table:table-cell office:value-type="float" office:value="6002" calcext:value-type="float">
            <text:p>6002</text:p>
          </table:table-cell>
        </table:table-row>
        <table:table-row table:style-name="ro1">
          <table:table-cell office:value-type="string" calcext:value-type="string">
            <text:p>Texas </text:p>
          </table:table-cell>
          <table:table-cell office:value-type="float" office:value="2281815" calcext:value-type="float">
            <text:p>2281815</text:p>
          </table:table-cell>
          <table:table-cell office:value-type="float" office:value="2496071" calcext:value-type="float">
            <text:p>2496071</text:p>
          </table:table-cell>
          <table:table-cell office:value-type="float" office:value="1354781" calcext:value-type="float">
            <text:p>1354781</text:p>
          </table:table-cell>
          <table:table-cell office:value-type="float" office:value="19699" calcext:value-type="float">
            <text:p>19699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>
          <table:table-cell office:value-type="string" calcext:value-type="string">
            <text:p>Utah </text:p>
          </table:table-cell>
          <table:table-cell office:value-type="float" office:value="183429" calcext:value-type="float">
            <text:p>183429</text:p>
          </table:table-cell>
          <table:table-cell office:value-type="float" office:value="322632" calcext:value-type="float">
            <text:p>322632</text:p>
          </table:table-cell>
          <table:table-cell office:value-type="float" office:value="203400" calcext:value-type="float">
            <text:p>203400</text:p>
          </table:table-cell>
          <table:table-cell office:value-type="float" office:value="1900" calcext:value-type="float">
            <text:p>1900</text:p>
          </table:table-cell>
          <table:table-cell office:value-type="float" office:value="32637" calcext:value-type="float">
            <text:p>32637</text:p>
          </table:table-cell>
        </table:table-row>
        <table:table-row table:style-name="ro1">
          <table:table-cell office:value-type="string" calcext:value-type="string">
            <text:p>Vermont </text:p>
          </table:table-cell>
          <table:table-cell office:value-type="float" office:value="133592" calcext:value-type="float">
            <text:p>133592</text:p>
          </table:table-cell>
          <table:table-cell office:value-type="float" office:value="88122" calcext:value-type="float">
            <text:p>88122</text:p>
          </table:table-cell>
          <table:table-cell office:value-type="float" office:value="65991" calcext:value-type="float">
            <text:p>65991</text:p>
          </table:table-cell>
          <table:table-cell office:value-type="float" office:value="501" calcext:value-type="float">
            <text:p>501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Virginia </text:p>
          </table:table-cell>
          <table:table-cell office:value-type="float" office:value="1038650" calcext:value-type="float">
            <text:p>1038650</text:p>
          </table:table-cell>
          <table:table-cell office:value-type="float" office:value="1150517" calcext:value-type="float">
            <text:p>1150517</text:p>
          </table:table-cell>
          <table:table-cell office:value-type="float" office:value="348639" calcext:value-type="float">
            <text:p>348639</text:p>
          </table:table-cell>
          <table:table-cell office:value-type="float" office:value="5730" calcext:value-type="float">
            <text:p>5730</text:p>
          </table:table-cell>
          <table:table-cell office:value-type="float" office:value="15129" calcext:value-type="float">
            <text:p>15129</text:p>
          </table:table-cell>
        </table:table-row>
        <table:table-row table:style-name="ro1">
          <table:table-cell office:value-type="string" calcext:value-type="string">
            <text:p>Washington </text:p>
          </table:table-cell>
          <table:table-cell office:value-type="float" office:value="993037" calcext:value-type="float">
            <text:p>993037</text:p>
          </table:table-cell>
          <table:table-cell office:value-type="float" office:value="731234" calcext:value-type="float">
            <text:p>731234</text:p>
          </table:table-cell>
          <table:table-cell office:value-type="float" office:value="541780" calcext:value-type="float">
            <text:p>541780</text:p>
          </table:table-cell>
          <table:table-cell office:value-type="float" office:value="7533" calcext:value-type="float">
            <text:p>7533</text:p>
          </table:table-cell>
          <table:table-cell office:value-type="float" office:value="13981" calcext:value-type="float">
            <text:p>13981</text:p>
          </table:table-cell>
        </table:table-row>
        <table:table-row table:style-name="ro1">
          <table:table-cell office:value-type="string" calcext:value-type="string">
            <text:p>West Virginia </text:p>
          </table:table-cell>
          <table:table-cell office:value-type="float" office:value="331001" calcext:value-type="float">
            <text:p>331001</text:p>
          </table:table-cell>
          <table:table-cell office:value-type="float" office:value="241974" calcext:value-type="float">
            <text:p>241974</text:p>
          </table:table-cell>
          <table:table-cell office:value-type="float" office:value="108829" calcext:value-type="float">
            <text:p>108829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– </text:p>
          </table:table-cell>
        </table:table-row>
        <table:table-row table:style-name="ro1">
          <table:table-cell office:value-type="string" calcext:value-type="string">
            <text:p>Wisconsin </text:p>
          </table:table-cell>
          <table:table-cell office:value-type="float" office:value="1041066" calcext:value-type="float">
            <text:p>1041066</text:p>
          </table:table-cell>
          <table:table-cell office:value-type="float" office:value="930855" calcext:value-type="float">
            <text:p>930855</text:p>
          </table:table-cell>
          <table:table-cell office:value-type="float" office:value="544479" calcext:value-type="float">
            <text:p>544479</text:p>
          </table:table-cell>
          <table:table-cell office:value-type="float" office:value="2877" calcext:value-type="float">
            <text:p>2877</text:p>
          </table:table-cell>
          <table:table-cell office:value-type="float" office:value="11837" calcext:value-type="float">
            <text:p>11837</text:p>
          </table:table-cell>
        </table:table-row>
        <table:table-row table:style-name="ro1">
          <table:table-cell office:value-type="string" calcext:value-type="string">
            <text:p>Wyoming </text:p>
          </table:table-cell>
          <table:table-cell office:value-type="float" office:value="68160" calcext:value-type="float">
            <text:p>68160</text:p>
          </table:table-cell>
          <table:table-cell office:value-type="float" office:value="79347" calcext:value-type="float">
            <text:p>79347</text:p>
          </table:table-cell>
          <table:table-cell office:value-type="float" office:value="51263" calcext:value-type="float">
            <text:p>51263</text:p>
          </table:table-cell>
          <table:table-cell office:value-type="float" office:value="844" calcext:value-type="float">
            <text:p>844</text:p>
          </table:table-cell>
          <table:table-cell office:value-type="float" office:value="270" calcext:value-type="float">
            <text:p>2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 style:data-style-name="N2" text:time-value="23:44:09.2656212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0T23:31:07.950820083</meta:creation-date>
    <dc:date>2020-02-21T00:23:07.265137267</dc:date>
    <meta:editing-duration>PT15M57S</meta:editing-duration>
    <meta:editing-cycles>4</meta:editing-cycles>
    <meta:generator>LibreOffice/6.4.0.3$Linux_X86_64 LibreOffice_project/b0a288ab3d2d4774cb44b62f04d5d28733ac6df8</meta:generator>
    <meta:document-statistic meta:table-count="7" meta:cell-count="2608" meta:object-count="0"/>
  </office:meta>
</office:document-meta>
</file>